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1.286cm"/>
    </style:style>
    <style:style style:name="co3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314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4.336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0.42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0.392cm"/>
    </style:style>
    <style:style style:name="co21" style:family="table-column">
      <style:table-column-properties fo:break-before="auto" style:column-width="2.741cm"/>
    </style:style>
    <style:style style:name="co22" style:family="table-column">
      <style:table-column-properties fo:break-before="auto" style:column-width="3.104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2.35cm"/>
    </style:style>
    <style:style style:name="co27" style:family="table-column">
      <style:table-column-properties fo:break-before="auto" style:column-width="3.958cm"/>
    </style:style>
    <style:style style:name="ro4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921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1" style:family="table-row">
      <style:table-row-properties style:row-height="0.517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358cm" fo:break-before="auto" style:use-optimal-row-height="false"/>
    </style:style>
    <style:style style:name="ro12" style:family="table-row">
      <style:table-row-properties style:row-height="0.339cm" fo:break-before="auto" style:use-optimal-row-height="false"/>
    </style:style>
    <style:style style:name="ro13" style:family="table-row">
      <style:table-row-properties style:row-height="0.9cm" fo:break-before="auto" style:use-optimal-row-height="false"/>
    </style:style>
    <style:style style:name="ro14" style:family="table-row">
      <style:table-row-properties style:row-height="0.751cm" fo:break-before="auto" style:use-optimal-row-height="true"/>
    </style:style>
    <style:style style:name="ro3" style:family="table-row">
      <style:table-row-properties style:row-height="0.159cm" fo:break-before="auto" style:use-optimal-row-height="false"/>
    </style:style>
    <style:style style:name="ro15" style:family="table-row">
      <style:table-row-properties style:row-height="0.499cm" fo:break-before="auto" style:use-optimal-row-height="true"/>
    </style:style>
    <style:style style:name="ro16" style:family="table-row">
      <style:table-row-properties style:row-height="0.667cm" fo:break-before="auto" style:use-optimal-row-height="true"/>
    </style:style>
    <style:style style:name="ro17" style:family="table-row">
      <style:table-row-properties style:row-height="0.473cm" fo:break-before="auto" style:use-optimal-row-height="false"/>
    </style:style>
    <style:style style:name="ro20" style:family="table-row">
      <style:table-row-properties style:row-height="0.766cm" fo:break-before="auto" style:use-optimal-row-height="true"/>
    </style:style>
    <style:style style:name="ta2" style:family="table" style:master-page-name="PageStyle_5f_Bachelor_21_">
      <style:table-properties table:display="true" style:writing-mode="lr-tb"/>
    </style:style>
    <style:style style:name="ta3" style:family="table" style:master-page-name="PageStyle_5f_Bachelor_20_2008_21_">
      <style:table-properties table:display="true" style:writing-mode="lr-tb"/>
    </style:style>
    <style:style style:name="ta4" style:family="table" style:master-page-name="PageStyle_5f_Bachelor_20_2008_21__21_">
      <style:table-properties table:display="true" style:writing-mode="lr-tb"/>
    </style:style>
    <style:style style:name="ta5" style:family="table" style:master-page-name="PageStyle_5f_Master_21_">
      <style:table-properties table:display="true" style:writing-mode="lr-tb"/>
    </style:style>
    <style:style style:name="ta6" style:family="table" style:master-page-name="PageStyle_5f_Master_20_2008_21__21_">
      <style:table-properties table:display="true" style:writing-mode="lr-tb"/>
    </style:style>
    <style:style style:name="ta7" style:family="table" style:master-page-name="PageStyle_5f_Master">
      <style:table-properties table:display="true" style:writing-mode="lr-tb"/>
    </style:style>
    <style:style style:name="ta8" style:family="table" style:master-page-name="PageStyle_5f_Master_20_E-Services">
      <style:table-properties table:display="true" style:writing-mode="lr-tb"/>
    </style:style>
    <style:style style:name="ta9" style:family="table" style:master-page-name="PageStyle_5f_Master_20_Finance">
      <style:table-properties table:display="true" style:writing-mode="lr-tb"/>
    </style:style>
    <style:style style:name="ta10" style:family="table" style:master-page-name="PageStyle_5f_Master_20_Information_5f_Engineering">
      <style:table-properties table:display="true" style:writing-mode="lr-tb"/>
    </style:style>
    <style:style style:name="ta11" style:family="table" style:master-page-name="PageStyle_5f_Master_20_Logistik">
      <style:table-properties table:display="true" style:writing-mode="lr-tb"/>
    </style:style>
    <style:style style:name="ta12" style:family="table" style:master-page-name="PageStyle_5f_Master_5f_Medizin_5f_Gesundheit">
      <style:table-properties table:display="true" style:writing-mode="lr-tb"/>
    </style:style>
    <style:style style:name="ta13" style:family="table" style:master-page-name="PageStyle_5f_Bsp_20_Bachelor_5f_alt">
      <style:table-properties table:display="true" style:writing-mode="lr-tb"/>
    </style:style>
    <style:style style:name="ta14" style:family="table" style:master-page-name="PageStyle_5f_Bsp._20_Master_5f_alt">
      <style:table-properties table:display="true" style:writing-mode="lr-tb"/>
    </style:style>
    <style:style style:name="ta15" style:family="table" style:master-page-name="PageStyle_5f_Wiwi_2b_Grundlagen_2b_Profess.für_20_B_2b_M">
      <style:table-properties table:display="true" style:writing-mode="lr-tb"/>
    </style:style>
    <style:style style:name="ta16" style:family="table" style:master-page-name="PageStyle_5f_FG_5f_2011">
      <style:table-properties table:display="true" style:writing-mode="lr-tb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0.31pt solid #000000"/>
      <style:text-properties style:text-position=""/>
    </style:style>
    <style:style style:name="ce13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1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4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1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45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58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159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6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63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text-position=""/>
    </style:style>
    <style:style style:name="ce16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165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66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16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text-position=""/>
    </style:style>
    <style:style style:name="ce168" style:family="table-cell" style:parent-style-name="Default">
      <style:table-cell-properties fo:background-color="#00ccff" fo:padding="0.071cm"/>
      <style:text-properties style:text-position=""/>
    </style:style>
    <style:style style:name="ce169" style:family="table-cell" style:parent-style-name="Default">
      <style:table-cell-properties fo:background-color="#ffff00" fo:padding="0.071cm"/>
      <style:text-properties style:text-position=""/>
    </style:style>
    <style:style style:name="ce170" style:family="table-cell" style:parent-style-name="Default">
      <style:table-cell-properties fo:background-color="#ff9900" fo:padding="0.071cm"/>
      <style:text-properties style:text-position=""/>
    </style:style>
    <style:style style:name="ce171" style:family="table-cell" style:parent-style-name="Default">
      <style:table-cell-properties fo:background-color="#00ff00" fo:padding="0.071cm"/>
      <style:text-properties style:text-position=""/>
    </style:style>
    <style:style style:name="ce1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7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7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17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text-position="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80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18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8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85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186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text-position="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89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19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text-position=""/>
    </style:style>
    <style:style style:name="ce191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92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93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9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95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text-position="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97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198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text-position=""/>
    </style:style>
    <style:style style:name="ce199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0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04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0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fo:padding="0.071cm"/>
      <style:text-properties style:text-position=""/>
    </style:style>
    <style:style style:name="ce208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0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1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13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1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0.31pt solid #000000"/>
      <style:text-properties style:text-position=""/>
    </style:style>
    <style:style style:name="ce220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0.31pt solid #000000"/>
      <style:text-properties style:text-position=""/>
    </style:style>
    <style:style style:name="ce221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text-position=""/>
    </style:style>
    <style:style style:name="ce22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2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22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  <style:text-properties style:text-position="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230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23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23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38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40" style:family="table-cell" style:parent-style-name="Default">
      <style:table-cell-properties style:glyph-orientation-vertical="0" fo:border-bottom="none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41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ackground-color="#c0c0c0" fo:padding="0.071cm"/>
      <style:text-properties style:text-position=""/>
    </style:style>
    <style:style style:name="ce24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24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249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50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5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53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5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25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83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5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2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4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3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388" style:family="table-cell" style:parent-style-name="Default">
      <style:table-cell-properties fo:background-color="#00ccff" style:diagonal-bl-tr="none" style:diagonal-tl-br="none" fo:border="none" fo:padding="0.071cm" style:rotation-align="none"/>
      <style:text-properties style:text-position=""/>
    </style:style>
    <style:style style:name="ce38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text-position=""/>
    </style:style>
    <style:style style:name="ce39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392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93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9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397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98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text-position=""/>
    </style:style>
    <style:style style:name="ce3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40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text-position=""/>
    </style:style>
    <style:style style:name="ce40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>
      <style:table-cell-properties fo:border-bottom="none" fo:background-color="#ff99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05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06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07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4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8" style:family="table-cell" style:parent-style-name="Default">
      <style:table-cell-properties fo:background-color="#ff9900" style:diagonal-bl-tr="none" style:diagonal-tl-br="none" fo:border="none" fo:padding="0.071cm" style:rotation-align="none"/>
      <style:text-properties style:text-position=""/>
    </style:style>
    <style:style style:name="ce41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42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42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8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9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30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31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3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33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3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3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7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38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439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40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4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4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46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47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48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4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fo:border-bottom="none" fo:background-color="#00ccff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54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5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58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59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60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62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6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67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68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7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7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7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7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7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80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8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8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88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91" style:family="table-cell" style:parent-style-name="Default">
      <style:table-cell-properties fo:border-bottom="none" fo:background-color="#ffffff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9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9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50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50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10" style:family="table-cell" style:parent-style-name="Default">
      <style:text-properties style:use-window-font-color="true" style:font-name="Calibri1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5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2" style:family="table-cell" style:parent-style-name="Default">
      <style:table-cell-properties fo:background-color="transparent" fo:padding="0.071cm"/>
      <style:text-properties style:use-window-font-color="true" style:font-name="Calibri1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1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alibri1"/>
    </style:style>
    <style:style style:name="ce533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5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9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3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5" style:family="table-cell" style:parent-style-name="Default">
      <style:text-properties style:use-window-font-color="true" style:font-name="Calibri1" fo:font-size="9pt" style:font-size-asian="9pt" style:font-size-complex="9pt"/>
    </style:style>
    <style:style style:name="ce556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9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0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5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6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8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9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5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8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9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1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5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7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8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1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4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9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0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1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7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1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2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6" style:family="table-cell" style:parent-style-name="Default">
      <style:text-properties style:font-name="Calibri1"/>
    </style:style>
    <style:style style:name="ce61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8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9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Calibri1"/>
    </style:style>
    <style:style style:name="ce6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font-name="Calibri1"/>
    </style:style>
    <style:style style:name="ce62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6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0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2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5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font-name="Calibri1"/>
    </style:style>
    <style:style style:name="ce6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alibri1"/>
    </style:style>
    <style:style style:name="ce63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font-name="Calibri1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normal" style:font-name-asian="WenQuanYi Zen Hei" style:font-size-asian="16pt" style:font-style-asian="normal" style:font-weight-asian="normal" style:font-name-complex="FreeSans" style:font-size-complex="16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41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0.31pt solid #000000"/>
    </style:style>
    <style:style style:name="ce64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3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0.31pt solid #000000" style:rotation-align="none" fo:border-top="none"/>
    </style:style>
    <style:style style:name="ce6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64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0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0.31pt solid #000000"/>
    </style:style>
    <style:style style:name="ce6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52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none" style:rotation-align="none" fo:border-top="none"/>
    </style:style>
    <style:style style:name="ce6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654" style:family="table-cell" style:parent-style-name="Default">
      <style:table-cell-properties style:diagonal-bl-tr="none" style:diagonal-tl-br="none" fo:border="none" fo:padding="0.071cm" style:rotation-align="none"/>
    </style:style>
    <style:style style:name="ce6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5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6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6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31pt solid #000000"/>
    </style:style>
    <style:style style:name="ce666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none" style:rotation-align="none" fo:border-top="none"/>
    </style:style>
    <style:style style:name="ce6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6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67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</style:style>
    <style:style style:name="ce67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</style:style>
    <style:style style:name="ce673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</style:style>
    <style:style style:name="ce67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675" style:family="table-cell" style:parent-style-name="Default">
      <style:table-cell-properties fo:background-color="#00ccff" fo:padding="0.071cm"/>
    </style:style>
    <style:style style:name="ce676" style:family="table-cell" style:parent-style-name="Default">
      <style:table-cell-properties fo:background-color="#ffff00" fo:padding="0.071cm"/>
    </style:style>
    <style:style style:name="ce677" style:family="table-cell" style:parent-style-name="Default">
      <style:table-cell-properties fo:background-color="#ff9900" fo:padding="0.071cm"/>
    </style:style>
    <style:style style:name="ce678" style:family="table-cell" style:parent-style-name="Default">
      <style:table-cell-properties fo:background-color="#00ff00" fo:padding="0.071cm"/>
    </style:style>
    <style:style style:name="ce6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1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</style:style>
    <style:style style:name="ce6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8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68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8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8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9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0.31pt solid #000000"/>
    </style:style>
    <style:style style:name="ce69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9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9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</style:style>
    <style:style style:name="ce69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</style:style>
    <style:style style:name="ce6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6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696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none"/>
    </style:style>
    <style:style style:name="ce697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</style:style>
    <style:style style:name="ce698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</style:style>
    <style:style style:name="ce699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none"/>
    </style:style>
    <style:style style:name="ce700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0.31pt solid #000000" style:rotation-align="none" fo:border-top="none"/>
    </style:style>
    <style:style style:name="ce70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</style:style>
    <style:style style:name="ce7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704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</style:style>
    <style:style style:name="ce705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</style:style>
    <style:style style:name="ce706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</style:style>
    <style:style style:name="ce70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70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11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</style:style>
    <style:style style:name="ce71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3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fo:background-color="transparent" fo:padding="0.071cm"/>
    </style:style>
    <style:style style:name="ce715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none"/>
    </style:style>
    <style:style style:name="ce71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71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9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</style:style>
    <style:style style:name="ce72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2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72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4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0.31pt solid #000000"/>
    </style:style>
    <style:style style:name="ce727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0.31pt solid #000000"/>
    </style:style>
    <style:style style:name="ce728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</style:style>
    <style:style style:name="ce73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7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37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39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4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4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745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747" style:family="table-cell" style:parent-style-name="Default">
      <style:table-cell-properties style:glyph-orientation-vertical="0" fo:border-bottom="none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748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0" style:family="table-cell" style:parent-style-name="Default">
      <style:table-cell-properties fo:background-color="#c0c0c0" fo:padding="0.071cm"/>
    </style:style>
    <style:style style:name="ce75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3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</style:style>
    <style:style style:name="ce75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5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0.31pt solid #000000"/>
    </style:style>
    <style:style style:name="ce756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none"/>
    </style:style>
    <style:style style:name="ce757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75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760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1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76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3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</style:style>
    <style:style style:name="ce76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2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8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3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6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1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6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1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2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0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4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8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0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2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3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5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6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7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9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2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4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5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6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8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9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1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2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3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5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9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4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6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0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2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8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1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3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95" style:family="table-cell" style:parent-style-name="Default">
      <style:table-cell-properties fo:background-color="#00ccff" style:diagonal-bl-tr="none" style:diagonal-tl-br="none" fo:border="none" fo:padding="0.071cm" style:rotation-align="none"/>
    </style:style>
    <style:style style:name="ce89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7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</style:style>
    <style:style style:name="ce8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99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900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90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2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904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90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90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0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08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1" style:family="table-cell" style:parent-style-name="Default">
      <style:table-cell-properties fo:border-bottom="none" fo:background-color="#ff9900" style:diagonal-bl-tr="none" style:diagonal-tl-br="none" fo:border-left="none" fo:padding="0.071cm" fo:border-right="none" style:rotation-align="none" fo:border-top="0.31pt solid #000000"/>
    </style:style>
    <style:style style:name="ce91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0.31pt solid #000000"/>
    </style:style>
    <style:style style:name="ce913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none"/>
    </style:style>
    <style:style style:name="ce91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6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none"/>
    </style:style>
    <style:style style:name="ce9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1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1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2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2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2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25" style:family="table-cell" style:parent-style-name="Default">
      <style:table-cell-properties fo:background-color="#ff9900" style:diagonal-bl-tr="none" style:diagonal-tl-br="none" fo:border="none" fo:padding="0.071cm" style:rotation-align="none"/>
    </style:style>
    <style:style style:name="ce92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927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92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30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3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3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3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3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3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3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3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38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0.31pt solid #000000"/>
    </style:style>
    <style:style style:name="ce93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40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none"/>
    </style:style>
    <style:style style:name="ce94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42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44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0.31pt solid #000000"/>
    </style:style>
    <style:style style:name="ce945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none"/>
    </style:style>
    <style:style style:name="ce946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none"/>
    </style:style>
    <style:style style:name="ce947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9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none"/>
    </style:style>
    <style:style style:name="ce950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95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53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0.31pt solid #000000"/>
    </style:style>
    <style:style style:name="ce954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none"/>
    </style:style>
    <style:style style:name="ce955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none"/>
    </style:style>
    <style:style style:name="ce95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7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0" style:family="table-cell" style:parent-style-name="Default">
      <style:table-cell-properties fo:border-bottom="none" fo:background-color="#00ccff" style:diagonal-bl-tr="none" style:diagonal-tl-br="none" fo:border-left="none" fo:padding="0.071cm" fo:border-right="none" style:rotation-align="none" fo:border-top="0.31pt solid #000000"/>
    </style:style>
    <style:style style:name="ce961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0.31pt solid #000000"/>
    </style:style>
    <style:style style:name="ce96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965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0.31pt solid #000000"/>
    </style:style>
    <style:style style:name="ce966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0.31pt solid #000000"/>
    </style:style>
    <style:style style:name="ce96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</style:style>
    <style:style style:name="ce96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73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0.31pt solid #000000"/>
    </style:style>
    <style:style style:name="ce97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975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8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9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98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8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8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8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8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86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8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8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</style:style>
    <style:style style:name="ce98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990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99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998" style:family="table-cell" style:parent-style-name="Default">
      <style:table-cell-properties fo:border-bottom="none" fo:background-color="#ffffff" style:diagonal-bl-tr="none" style:diagonal-tl-br="none" fo:border-left="none" fo:padding="0.071cm" fo:border-right="0.31pt solid #000000" style:rotation-align="none" fo:border-top="none"/>
    </style:style>
    <style:style style:name="ce9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0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0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4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00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0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0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1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101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1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101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T2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G_2011_WS_Tech" table:style-name="ta16">
        <office:forms form:automatic-focus="false" form:apply-design-mode="false"/>
        <table:table-column table:style-name="co27" table:default-cell-style-name="ce510"/>
        <table:table-column table:style-name="co2" table:default-cell-style-name="ce510"/>
        <table:table-column table:style-name="co3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default-cell-style-name="ce510"/>
        <table:table-column table:style-name="co2" table:default-cell-style-name="ce623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5" table:default-cell-style-name="ce510"/>
        <table:table-column table:style-name="co2" table:default-cell-style-name="ce510"/>
        <table:table-column table:style-name="co6" table:number-columns-repeated="993" table:default-cell-style-name="ce510"/>
        <table:table-row table:style-name="ro1">
          <table:table-cell table:number-columns-repeated="31"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20">
          <table:table-cell table:style-name="ce511" office:value-type="string" calcext:value-type="string" table:number-columns-spanned="30" table:number-rows-spanned="1">
            <text:p>Studienplan der Fachgruppe Informatik für Bachelorstudium Informatik (bei vorgezogener Theoretischer Informatik)</text:p>
          </table:table-cell>
          <table:covered-table-cell table:number-columns-repeated="29" table:style-name="ce511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3">
          <table:table-cell table:style-name="ce512" table:number-columns-repeated="24"/>
          <table:table-cell table:style-name="ce624"/>
          <table:table-cell table:style-name="ce512" table:number-columns-repeated="5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3" table:number-columns-repeated="2"/>
          <table:table-cell table:style-name="ce533" table:number-columns-repeated="5"/>
          <table:table-cell table:style-name="ce569"/>
          <table:table-cell table:style-name="ce513"/>
          <table:table-cell table:style-name="ce533" table:number-columns-repeated="2"/>
          <table:table-cell table:style-name="ce569"/>
          <table:table-cell table:style-name="ce513"/>
          <table:table-cell table:style-name="ce533" table:number-columns-repeated="2"/>
          <table:table-cell table:style-name="ce569"/>
          <table:table-cell table:style-name="ce513"/>
          <table:table-cell table:style-name="ce533" table:number-columns-repeated="3"/>
          <table:table-cell table:style-name="ce513"/>
          <table:table-cell table:style-name="ce533" table:number-columns-repeated="2"/>
          <table:table-cell table:style-name="ce569"/>
          <table:table-cell table:style-name="ce533" table:number-columns-repeated="4"/>
          <table:table-cell table:style-name="ce569"/>
          <table:table-cell table:style-name="ce630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4" office:value-type="string" calcext:value-type="string">
            <text:p>Bereich</text:p>
          </table:table-cell>
          <table:table-cell table:style-name="ce514"/>
          <table:table-cell table:style-name="ce534" table:number-columns-repeated="3"/>
          <table:table-cell table:style-name="ce546" office:value-type="string" calcext:value-type="string">
            <text:p>1. Semester (WS)</text:p>
          </table:table-cell>
          <table:table-cell table:style-name="ce546"/>
          <table:table-cell table:style-name="ce570"/>
          <table:table-cell table:style-name="ce514"/>
          <table:table-cell table:style-name="ce534" office:value-type="string" calcext:value-type="string" table:number-columns-spanned="2" table:number-rows-spanned="1">
            <text:p>2. Semester (SS)</text:p>
          </table:table-cell>
          <table:covered-table-cell table:style-name="ce534"/>
          <table:table-cell table:style-name="ce597"/>
          <table:table-cell table:style-name="ce601"/>
          <table:table-cell table:style-name="ce534" office:value-type="string" calcext:value-type="string" table:number-columns-spanned="2" table:number-rows-spanned="1">
            <text:p>3. Semester (WS)</text:p>
          </table:table-cell>
          <table:covered-table-cell table:style-name="ce534"/>
          <table:table-cell table:style-name="ce597"/>
          <table:table-cell table:style-name="ce601"/>
          <table:table-cell table:style-name="ce534" office:value-type="string" calcext:value-type="string" table:number-columns-spanned="2" table:number-rows-spanned="1">
            <text:p>4. Semester (SS)</text:p>
          </table:table-cell>
          <table:covered-table-cell table:style-name="ce534"/>
          <table:table-cell table:style-name="ce618"/>
          <table:table-cell table:style-name="ce601"/>
          <table:table-cell table:style-name="ce534" office:value-type="string" calcext:value-type="string" table:number-columns-spanned="2" table:number-rows-spanned="1">
            <text:p>5. Semester (WS)</text:p>
          </table:table-cell>
          <table:covered-table-cell table:style-name="ce534"/>
          <table:table-cell table:style-name="ce570"/>
          <table:table-cell table:style-name="ce618"/>
          <table:table-cell table:style-name="ce534" office:value-type="string" calcext:value-type="string" table:number-columns-spanned="2" table:number-rows-spanned="1">
            <text:p>6. Semester (SS)</text:p>
          </table:table-cell>
          <table:covered-table-cell table:style-name="ce534"/>
          <table:table-cell table:style-name="ce534"/>
          <table:table-cell table:style-name="ce597"/>
          <table:table-cell table:style-name="ce631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5" table:number-columns-repeated="2"/>
          <table:table-cell table:style-name="ce535" table:number-columns-repeated="3"/>
          <table:table-cell table:style-name="ce531" table:number-columns-repeated="2"/>
          <table:table-cell table:style-name="ce571"/>
          <table:table-cell table:style-name="ce580"/>
          <table:table-cell table:style-name="ce535" table:number-columns-repeated="2"/>
          <table:table-cell table:style-name="ce579"/>
          <table:table-cell table:style-name="ce515"/>
          <table:table-cell table:style-name="ce535" table:number-columns-repeated="2"/>
          <table:table-cell table:style-name="ce579"/>
          <table:table-cell table:style-name="ce515"/>
          <table:table-cell table:style-name="ce535" table:number-columns-repeated="3"/>
          <table:table-cell table:style-name="ce515"/>
          <table:table-cell table:style-name="ce535" table:number-columns-repeated="2"/>
          <table:table-cell table:style-name="ce579"/>
          <table:table-cell table:style-name="ce535" table:number-columns-repeated="4"/>
          <table:table-cell table:style-name="ce579"/>
          <table:table-cell table:style-name="ce632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5">
          <table:table-cell table:style-name="ce516" office:value-type="string" calcext:value-type="string" table:number-columns-spanned="1" table:number-rows-spanned="25">
            <text:p>Kompetenzbereich Informatik[116-121 LP]</text:p>
          </table:table-cell>
          <table:table-cell table:style-name="ce523"/>
          <table:table-cell table:style-name="ce524" table:number-columns-repeated="2"/>
          <table:table-cell table:style-name="ce539"/>
          <table:table-cell table:style-name="ce547" table:number-columns-repeated="2"/>
          <table:table-cell table:style-name="ce572"/>
          <table:table-cell table:style-name="ce581"/>
          <table:table-cell table:style-name="ce540" table:number-columns-repeated="2"/>
          <table:table-cell table:style-name="ce547"/>
          <table:table-cell table:style-name="ce581"/>
          <table:table-cell table:style-name="ce540" table:number-columns-repeated="2"/>
          <table:table-cell table:style-name="ce572"/>
          <table:table-cell table:style-name="ce540" table:number-columns-repeated="3"/>
          <table:table-cell table:style-name="ce572"/>
          <table:table-cell table:style-name="ce547" table:number-columns-repeated="3"/>
          <table:table-cell table:style-name="ce572"/>
          <table:table-cell table:style-name="ce547" table:number-columns-repeated="4"/>
          <table:table-cell table:style-name="ce572"/>
          <table:table-cell table:style-name="ce633" table:number-columns-spanned="1" table:number-rows-spanned="25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3"/>
          <table:table-cell table:style-name="ce536" office:value-type="string" calcext:value-type="string" table:number-columns-spanned="1" table:number-rows-spanned="30">
            <text:p>Orientierungstage</text:p>
          </table:table-cell>
          <table:table-cell table:style-name="ce524"/>
          <table:table-cell table:style-name="ce540"/>
          <table:table-cell table:style-name="ce548" office:value-type="string" calcext:value-type="string" table:number-columns-spanned="2" table:number-rows-spanned="1">
            <text:p>Programmieren 1</text:p>
          </table:table-cell>
          <table:covered-table-cell table:style-name="ce548"/>
          <table:table-cell table:style-name="ce550"/>
          <table:table-cell table:style-name="ce582"/>
          <table:table-cell table:style-name="ce548" office:value-type="string" calcext:value-type="string" table:number-columns-spanned="2" table:number-rows-spanned="1">
            <text:p>Programmieren 2</text:p>
          </table:table-cell>
          <table:covered-table-cell table:style-name="ce548"/>
          <table:table-cell table:style-name="ce550"/>
          <table:table-cell table:style-name="ce582"/>
          <table:table-cell table:style-name="ce548" office:value-type="string" calcext:value-type="string" table:number-columns-spanned="2" table:number-rows-spanned="1">
            <text:p>Software Eng. 1</text:p>
          </table:table-cell>
          <table:covered-table-cell table:style-name="ce548"/>
          <table:table-cell table:style-name="ce573"/>
          <table:table-cell table:style-name="ce540"/>
          <table:table-cell table:style-name="ce548" office:value-type="string" calcext:value-type="string" table:number-columns-spanned="2" table:number-rows-spanned="1">
            <text:p>SEP</text:p>
          </table:table-cell>
          <table:covered-table-cell table:style-name="ce548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Seminar</text:p>
          </table:table-cell>
          <table:covered-table-cell table:style-name="ce609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Bachelorarbeit</text:p>
          </table:table-cell>
          <table:covered-table-cell table:style-name="ce609"/>
          <table:table-cell table:style-name="ce625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3"/>
          <table:covered-table-cell table:style-name="ce536"/>
          <table:table-cell table:style-name="ce524"/>
          <table:table-cell table:style-name="ce540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50"/>
          <table:table-cell table:style-name="ce582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50"/>
          <table:table-cell table:style-name="ce582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ce549" office:value-type="float" office:value="7" calcext:value-type="float">
            <text:p>7</text:p>
          </table:table-cell>
          <table:table-cell table:style-name="ce565" office:value-type="string" calcext:value-type="string">
            <text:p>LP</text:p>
          </table:table-cell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5 LP</text:p>
          </table:table-cell>
          <table:covered-table-cell table:style-name="ce606"/>
          <table:table-cell table:style-name="ce599"/>
          <table:table-cell table:style-name="ce540"/>
          <table:table-cell table:style-name="ce607" office:value-type="float" office:value="15" calcext:value-type="float">
            <text:p>15</text:p>
          </table:table-cell>
          <table:table-cell table:style-name="ce611" office:value-type="string" calcext:value-type="string">
            <text:p>LP</text:p>
          </table:table-cell>
          <table:table-cell table:style-name="ce626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0" table:number-columns-repeated="2"/>
          <table:table-cell table:style-name="ce557"/>
          <table:table-cell table:style-name="ce583"/>
          <table:table-cell table:style-name="ce555" table:number-columns-repeated="2"/>
          <table:table-cell table:style-name="ce557"/>
          <table:table-cell table:style-name="ce583"/>
          <table:table-cell table:style-name="ce602" table:number-columns-spanned="2" table:number-rows-spanned="1"/>
          <table:covered-table-cell table:style-name="ce60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557" table:number-columns-repeated="2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1" office:value-type="string" calcext:value-type="string" table:number-columns-spanned="2" table:number-rows-spanned="1">
            <text:p>Algorithmen und</text:p>
          </table:table-cell>
          <table:covered-table-cell table:style-name="ce551"/>
          <table:table-cell table:style-name="ce557"/>
          <table:table-cell table:style-name="ce583"/>
          <table:table-cell table:style-name="ce548" office:value-type="string" calcext:value-type="string" table:number-columns-spanned="2" table:number-rows-spanned="1">
            <text:p>Logik</text:p>
          </table:table-cell>
          <table:covered-table-cell table:style-name="ce548"/>
          <table:table-cell table:style-name="ce557"/>
          <table:table-cell table:style-name="ce583"/>
          <table:table-cell table:style-name="ce603" office:value-type="string" calcext:value-type="string" table:number-columns-spanned="2" table:number-rows-spanned="1">
            <text:p>Theoretische</text:p>
          </table:table-cell>
          <table:covered-table-cell table:style-name="ce603"/>
          <table:table-cell table:style-name="ce558"/>
          <table:table-cell table:style-name="ce584"/>
          <table:table-cell table:style-name="ce603" office:value-type="string" calcext:value-type="string" table:number-columns-spanned="2" table:number-rows-spanned="1">
            <text:p>Theoretische</text:p>
          </table:table-cell>
          <table:covered-table-cell table:style-name="ce603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Teamprojekt</text:p>
          </table:table-cell>
          <table:covered-table-cell table:style-name="ce609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558" table:number-columns-repeated="2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2" office:value-type="string" calcext:value-type="string" table:number-columns-spanned="2" table:number-rows-spanned="1">
            <text:p>Datenstrukturen</text:p>
          </table:table-cell>
          <table:covered-table-cell table:style-name="ce552"/>
          <table:table-cell table:style-name="ce557"/>
          <table:table-cell table:style-name="ce583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3"/>
          <table:table-cell table:style-name="ce604" office:value-type="string" calcext:value-type="string" table:number-columns-spanned="2" table:number-rows-spanned="1">
            <text:p>Informatik 1</text:p>
          </table:table-cell>
          <table:covered-table-cell table:style-name="ce604"/>
          <table:table-cell table:style-name="ce558"/>
          <table:table-cell table:style-name="ce584"/>
          <table:table-cell table:style-name="ce604" office:value-type="string" calcext:value-type="string" table:number-columns-spanned="2" table:number-rows-spanned="1">
            <text:p>Informatik 2</text:p>
          </table:table-cell>
          <table:covered-table-cell table:style-name="ce604"/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5 LP</text:p>
          </table:table-cell>
          <table:covered-table-cell table:style-name="ce606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3" office:value-type="float" office:value="8" calcext:value-type="float">
            <text:p>8</text:p>
          </table:table-cell>
          <table:table-cell table:style-name="ce566" office:value-type="string" calcext:value-type="string">
            <text:p>LP</text:p>
          </table:table-cell>
          <table:table-cell table:style-name="ce557"/>
          <table:table-cell table:style-name="ce583"/>
          <table:table-cell table:style-name="ce555" table:number-columns-repeated="2"/>
          <table:table-cell table:style-name="ce557"/>
          <table:table-cell table:style-name="ce583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4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99"/>
          <table:table-cell table:style-name="ce540" table:number-columns-repeated="3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4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/>
          <table:table-cell table:style-name="Default"/>
          <table:table-cell table:style-name="ce555"/>
          <table:table-cell table:style-name="ce573"/>
          <table:table-cell table:style-name="ce540"/>
          <table:table-cell table:style-name="Default" table:number-columns-repeated="2"/>
          <table:table-cell table:style-name="ce599"/>
          <table:table-cell table:style-name="ce558" table:number-columns-repeated="3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48" office:value-type="string" calcext:value-type="string" table:number-columns-spanned="6" table:number-rows-spanned="1">
            <text:p>Technische Informatik</text:p>
          </table:table-cell>
          <table:covered-table-cell table:number-columns-repeated="5" table:style-name="ce548"/>
          <table:table-cell table:style-name="ce573"/>
          <table:table-cell table:style-name="ce557"/>
          <table:table-cell table:style-name="Default"/>
          <table:table-cell table:style-name="ce555"/>
          <table:table-cell table:style-name="ce573"/>
          <table:table-cell table:style-name="ce540"/>
          <table:table-cell table:style-name="Default" table:number-columns-repeated="2"/>
          <table:table-cell table:style-name="ce599"/>
          <table:table-cell table:style-name="ce558" table:number-columns-repeated="3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48" office:value-type="string" calcext:value-type="string" table:number-columns-spanned="6" table:number-rows-spanned="1">
            <text:p>8 LP</text:p>
          </table:table-cell>
          <table:covered-table-cell table:number-columns-repeated="5" table:style-name="ce567"/>
          <table:table-cell table:style-name="ce573"/>
          <table:table-cell table:style-name="ce557"/>
          <table:table-cell table:style-name="Default"/>
          <table:table-cell table:style-name="ce555"/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Default" table:number-columns-repeated="2"/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636"/>
          <table:table-cell table:number-columns-repeated="2"/>
          <table:table-cell table:style-name="ce623" table:number-columns-repeated="7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ce548" office:value-type="string" calcext:value-type="string" table:number-columns-spanned="2" table:number-rows-spanned="1">
            <text:p>Computernetze 1</text:p>
          </table:table-cell>
          <table:covered-table-cell table:style-name="ce548"/>
          <table:table-cell table:style-name="ce573"/>
          <table:table-cell table:style-name="ce557"/>
          <table:table-cell table:style-name="ce548" office:value-type="string" calcext:value-type="string" table:number-columns-spanned="2" table:number-rows-spanned="1">
            <text:p>Betriebssysteme</text:p>
          </table:table-cell>
          <table:covered-table-cell table:style-name="ce548"/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57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 table:number-columns-repeated="3"/>
          <table:table-cell table:style-name="ce573"/>
          <table:table-cell table:style-name="ce540"/>
          <table:table-cell table:style-name="ce558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51" office:value-type="string" calcext:value-type="string" table:number-columns-spanned="2" table:number-rows-spanned="1">
            <text:p>Relationale </text:p>
          </table:table-cell>
          <table:covered-table-cell table:style-name="ce551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Default" table:number-columns-repeated="2"/>
          <table:table-cell table:style-name="ce573"/>
          <table:table-cell table:style-name="ce557"/>
          <table:table-cell table:style-name="ce552" office:value-type="string" calcext:value-type="string" table:number-columns-spanned="2" table:number-rows-spanned="1">
            <text:p>Datenbanksysteme 1</text:p>
          </table:table-cell>
          <table:covered-table-cell table:style-name="ce552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Default" table:number-columns-repeated="2"/>
          <table:table-cell table:style-name="ce573"/>
          <table:table-cell table:style-name="ce557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8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Default" table:number-columns-repeated="2"/>
          <table:table-cell table:style-name="ce573"/>
          <table:table-cell table:style-name="ce557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99"/>
          <table:table-cell table:style-name="ce540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7" table:number-columns-repeated="2"/>
          <table:table-cell table:style-name="ce584"/>
          <table:table-cell table:style-name="Default" table:number-columns-repeated="2"/>
          <table:table-cell table:style-name="ce573"/>
          <table:table-cell table:style-name="ce557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99"/>
          <table:table-cell table:style-name="ce540"/>
          <table:table-cell table:style-name="ce607" office:value-type="float" office:value="14" calcext:value-type="float">
            <text:p>14</text:p>
          </table:table-cell>
          <table:table-cell table:style-name="ce611" office:value-type="string" calcext:value-type="string">
            <text:p>LP</text:p>
          </table:table-cell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ce557"/>
          <table:table-cell table:style-name="Default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5"/>
          <table:covered-table-cell table:style-name="ce536"/>
          <table:table-cell table:style-name="ce526"/>
          <table:table-cell table:style-name="ce541"/>
          <table:table-cell table:style-name="ce556" table:number-columns-repeated="3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85"/>
          <table:table-cell table:style-name="ce556" table:number-columns-repeated="3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98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7">
          <table:table-cell table:style-name="ce516" office:value-type="string" calcext:value-type="string" table:number-columns-spanned="1" table:number-rows-spanned="8">
            <text:p>Kompetenzbereich <text:s/>Mathematik [35 LP]</text:p>
          </table:table-cell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7" table:number-columns-repeated="3"/>
          <table:table-cell table:style-name="ce583"/>
          <table:table-cell table:style-name="ce557" table:number-columns-repeated="2"/>
          <table:table-cell table:style-name="ce573"/>
          <table:table-cell table:style-name="ce557" table:number-columns-repeated="3"/>
          <table:table-cell table:style-name="ce613"/>
          <table:table-cell table:style-name="ce557" table:number-columns-repeated="4"/>
          <table:table-cell table:style-name="ce583"/>
          <table:table-cell table:style-name="ce557" table:number-columns-repeated="2"/>
          <table:table-cell table:style-name="ce573"/>
          <table:table-cell table:style-name="ce557" table:number-columns-repeated="4"/>
          <table:table-cell table:style-name="ce573"/>
          <table:table-cell table:style-name="ce633" table:number-columns-spanned="1" table:number-rows-spanned="8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8" office:value-type="string" calcext:value-type="string" table:number-columns-spanned="2" table:number-rows-spanned="1">
            <text:p>Lineare Algebra</text:p>
          </table:table-cell>
          <table:covered-table-cell table:style-name="ce548"/>
          <table:table-cell table:style-name="ce557"/>
          <table:table-cell table:style-name="ce583"/>
          <table:table-cell table:style-name="ce548" office:value-type="string" calcext:value-type="string" table:number-columns-spanned="2" table:number-rows-spanned="1">
            <text:p>Analysis</text:p>
          </table:table-cell>
          <table:covered-table-cell table:style-name="ce548"/>
          <table:table-cell table:style-name="ce573"/>
          <table:table-cell table:style-name="ce557"/>
          <table:table-cell table:style-name="ce608" table:number-columns-spanned="2" table:number-rows-spanned="1"/>
          <table:covered-table-cell table:style-name="ce608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621"/>
          <table:table-cell table:style-name="ce558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4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9" office:value-type="float" office:value="10" calcext:value-type="float">
            <text:p>10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3"/>
          <table:table-cell table:style-name="ce549" office:value-type="float" office:value="10" calcext:value-type="float">
            <text:p>10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7" table:number-columns-repeated="3"/>
          <table:table-cell table:style-name="ce583"/>
          <table:table-cell table:style-name="ce558" table:number-columns-repeated="2"/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8" office:value-type="string" calcext:value-type="string" table:number-columns-spanned="2" table:number-rows-spanned="1">
            <text:p>Diskrete Mathematik</text:p>
          </table:table-cell>
          <table:covered-table-cell table:style-name="ce548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05" office:value-type="string" calcext:value-type="string" table:number-columns-spanned="2" table:number-rows-spanned="1">
            <text:p>Mathematik</text:p>
          </table:table-cell>
          <table:covered-table-cell table:style-name="ce605"/>
          <table:table-cell table:style-name="ce557"/>
          <table:table-cell table:style-name="ce583"/>
          <table:table-cell table:style-name="ce605" office:value-type="string" calcext:value-type="string" table:number-columns-spanned="2" table:number-rows-spanned="1">
            <text:p>Mathematik:</text:p>
          </table:table-cell>
          <table:covered-table-cell table:style-name="ce605"/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3" office:value-type="float" office:value="5" calcext:value-type="float">
            <text:p>5</text:p>
          </table:table-cell>
          <table:table-cell table:style-name="ce566" office:value-type="string" calcext:value-type="string">
            <text:p>LP</text:p>
          </table:table-cell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57"/>
          <table:table-cell table:style-name="ce583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table-cell table:style-name="ce537"/>
          <table:table-cell table:style-name="ce524"/>
          <table:table-cell table:style-name="ce542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15" office:value-type="float" office:value="5" calcext:value-type="float">
            <text:p>5</text:p>
          </table:table-cell>
          <table:table-cell table:style-name="ce617" office:value-type="string" calcext:value-type="string">
            <text:p>LP</text:p>
          </table:table-cell>
          <table:table-cell table:style-name="ce557"/>
          <table:table-cell table:style-name="ce583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6"/>
          <table:table-cell table:style-name="ce538"/>
          <table:table-cell table:style-name="ce526"/>
          <table:table-cell table:style-name="ce541"/>
          <table:table-cell table:style-name="ce556" table:number-columns-repeated="3"/>
          <table:table-cell table:style-name="ce585"/>
          <table:table-cell table:style-name="ce592" table:number-columns-repeated="2"/>
          <table:table-cell table:style-name="ce598"/>
          <table:table-cell table:style-name="ce556" table:number-columns-repeated="3"/>
          <table:table-cell table:style-name="ce598"/>
          <table:table-cell table:style-name="ce556" table:number-columns-repeated="4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98"/>
          <table:covered-table-cell table:style-name="ce633"/>
          <table:table-cell table:style-name="ce623"/>
          <table:table-cell table:number-columns-repeated="9"/>
          <table:table-cell table:style-name="ce623"/>
          <table:table-cell table:style-name="ce638" table:number-columns-repeated="983"/>
        </table:table-row>
        <table:table-row table:style-name="ro5">
          <table:table-cell table:style-name="ce517" office:value-type="string" calcext:value-type="string" table:number-columns-spanned="1" table:number-rows-spanned="4">
            <text:p>Nebenfach [14 - 19 LP]</text:p>
          </table:table-cell>
          <table:table-cell table:style-name="ce527" table:number-columns-repeated="4"/>
          <table:table-cell table:style-name="ce557" table:number-columns-repeated="2"/>
          <table:table-cell table:style-name="ce573"/>
          <table:table-cell table:style-name="ce583"/>
          <table:table-cell table:style-name="ce557" table:number-columns-repeated="2"/>
          <table:table-cell table:style-name="ce573"/>
          <table:table-cell table:style-name="ce557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table-cell table:style-name="ce633" table:number-columns-spanned="1" table:number-rows-spanned="4"/>
          <table:table-cell table:number-columns-repeated="994"/>
        </table:table-row>
        <table:table-row table:style-name="ro1">
          <table:covered-table-cell table:style-name="ce517"/>
          <table:table-cell table:style-name="ce527" table:number-columns-repeated="4"/>
          <table:table-cell table:style-name="ce558" table:number-columns-repeated="2"/>
          <table:table-cell table:style-name="ce574"/>
          <table:table-cell table:style-name="ce586"/>
          <table:table-cell table:style-name="ce558" table:number-columns-repeated="2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Default" table:number-columns-repeated="2"/>
          <table:table-cell table:style-name="ce574"/>
          <table:table-cell table:style-name="ce599"/>
          <table:covered-table-cell table:style-name="ce633"/>
          <table:table-cell table:number-columns-repeated="994"/>
        </table:table-row>
        <table:table-row table:style-name="ro1">
          <table:covered-table-cell table:style-name="ce517"/>
          <table:table-cell table:style-name="ce527" table:number-columns-repeated="4"/>
          <table:table-cell table:style-name="ce558" table:number-columns-repeated="2"/>
          <table:table-cell table:style-name="ce574"/>
          <table:table-cell table:style-name="ce586"/>
          <table:table-cell table:style-name="ce558" table:number-columns-repeated="2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Default" table:number-columns-repeated="2"/>
          <table:table-cell table:style-name="ce574"/>
          <table:table-cell table:style-name="ce599"/>
          <table:covered-table-cell table:style-name="ce633"/>
          <table:table-cell table:number-columns-repeated="994"/>
        </table:table-row>
        <table:table-row table:style-name="ro4">
          <table:covered-table-cell table:style-name="ce517"/>
          <table:table-cell table:style-name="ce528" table:number-columns-repeated="4"/>
          <table:table-cell table:style-name="ce559" table:number-columns-repeated="2"/>
          <table:table-cell table:style-name="ce575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3"/>
          <table:table-cell table:style-name="ce575"/>
          <table:table-cell table:style-name="ce559" table:number-columns-repeated="4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4"/>
          <table:table-cell table:style-name="ce575"/>
          <table:covered-table-cell table:style-name="ce633"/>
          <table:table-cell table:number-columns-repeated="994"/>
        </table:table-row>
        <table:table-row table:style-name="ro1">
          <table:table-cell table:style-name="ce518"/>
          <table:table-cell table:style-name="ce527" table:number-columns-repeated="4"/>
          <table:table-cell table:style-name="ce540" table:number-columns-repeated="3"/>
          <table:table-cell table:style-name="ce581"/>
          <table:table-cell table:style-name="ce540" table:number-columns-repeated="2"/>
          <table:table-cell table:style-name="ce599"/>
          <table:table-cell table:style-name="ce540" table:number-columns-repeated="3"/>
          <table:table-cell table:style-name="ce599"/>
          <table:table-cell table:style-name="ce540" table:number-columns-repeated="4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table-cell table:style-name="ce633" table:number-columns-spanned="1" table:number-rows-spanned="9"/>
          <table:table-cell table:number-columns-repeated="994"/>
        </table:table-row>
        <table:table-row table:style-name="ro6">
          <table:table-cell table:style-name="ce519" office:value-type="string" calcext:value-type="string" table:number-columns-spanned="1" table:number-rows-spanned="8">
            <text:p><text:s/>Schlüsselqualifikationen <text:s text:c="2"/>[10 LP]</text:p>
          </table:table-cell>
          <table:table-cell table:style-name="ce527" table:number-columns-repeated="3"/>
          <table:table-cell table:style-name="ce543"/>
          <table:table-cell table:style-name="ce560" table:number-columns-repeated="3"/>
          <table:table-cell table:style-name="ce588"/>
          <table:table-cell table:style-name="ce560" table:number-columns-repeated="2"/>
          <table:table-cell table:style-name="ce600"/>
          <table:table-cell table:style-name="ce560" table:number-columns-repeated="3"/>
          <table:table-cell table:style-name="ce600"/>
          <table:table-cell table:style-name="ce560" table:number-columns-repeated="4"/>
          <table:table-cell table:style-name="ce588"/>
          <table:table-cell table:style-name="ce560" table:number-columns-repeated="2"/>
          <table:table-cell table:style-name="ce600"/>
          <table:table-cell table:style-name="ce560" table:number-columns-repeated="3"/>
          <table:table-cell table:style-name="ce600"/>
          <table:table-cell table:style-name="ce599"/>
          <table:covered-table-cell table:style-name="ce633"/>
          <table:table-cell/>
          <table:table-cell table:style-name="ce637"/>
          <table:table-cell table:number-columns-repeated="992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5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3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3"/>
          <table:table-cell table:style-name="ce576"/>
          <table:table-cell table:style-name="ce589"/>
          <table:table-cell table:style-name="ce561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2 LP</text:p>
          </table:table-cell>
          <table:covered-table-cell table:style-name="ce593"/>
          <table:table-cell table:style-name="ce576"/>
          <table:table-cell table:style-name="ce589"/>
          <table:table-cell table:style-name="ce576" table:number-columns-repeated="3"/>
          <table:table-cell table:style-name="ce589"/>
          <table:table-cell table:style-name="ce593" office:value-type="string" calcext:value-type="string" table:number-columns-spanned="2" table:number-rows-spanned="1">
            <text:p>4 LP</text:p>
          </table:table-cell>
          <table:covered-table-cell table:style-name="ce593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4 LP</text:p>
          </table:table-cell>
          <table:covered-table-cell table:style-name="ce593"/>
          <table:table-cell table:style-name="ce576"/>
          <table:table-cell table:style-name="ce589"/>
          <table:table-cell table:style-name="ce576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76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4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610" table:number-columns-spanned="2" table:number-rows-spanned="1"/>
          <table:covered-table-cell table:style-name="ce610"/>
          <table:table-cell table:style-name="ce576"/>
          <table:table-cell table:style-name="ce589"/>
          <table:table-cell table:style-name="ce576" table:number-columns-repeated="3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610" table:number-columns-spanned="2" table:number-rows-spanned="1"/>
          <table:covered-table-cell table:style-name="ce610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4">
          <table:covered-table-cell table:style-name="ce519"/>
          <table:table-cell table:style-name="ce527" table:number-columns-repeated="3"/>
          <table:table-cell table:style-name="ce545"/>
          <table:table-cell table:style-name="ce562" table:number-columns-repeated="2"/>
          <table:table-cell table:style-name="ce577"/>
          <table:table-cell table:style-name="ce590"/>
          <table:table-cell table:style-name="ce562" table:number-columns-repeated="2"/>
          <table:table-cell table:style-name="ce577"/>
          <table:table-cell table:style-name="ce590"/>
          <table:table-cell table:style-name="ce577" table:number-columns-repeated="3"/>
          <table:table-cell table:style-name="ce590"/>
          <table:table-cell table:style-name="ce577" table:number-columns-repeated="3"/>
          <table:table-cell table:style-name="ce590"/>
          <table:table-cell table:style-name="ce562" table:number-columns-repeated="2"/>
          <table:table-cell table:style-name="ce577"/>
          <table:table-cell table:style-name="ce590"/>
          <table:table-cell table:style-name="ce562" table:number-columns-repeated="2"/>
          <table:table-cell table:style-name="ce628"/>
          <table:table-cell table:style-name="ce629"/>
          <table:covered-table-cell table:style-name="ce633"/>
          <table:table-cell table:number-columns-repeated="994"/>
        </table:table-row>
        <table:table-row table:style-name="ro4">
          <table:covered-table-cell table:style-name="ce519"/>
          <table:table-cell table:style-name="ce528" table:number-columns-repeated="2"/>
          <table:table-cell table:style-name="ce527"/>
          <table:table-cell table:style-name="ce528"/>
          <table:table-cell table:style-name="ce559" table:number-columns-repeated="2"/>
          <table:table-cell table:style-name="ce575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3"/>
          <table:table-cell table:style-name="ce575"/>
          <table:table-cell table:style-name="ce559" table:number-columns-repeated="4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4"/>
          <table:table-cell table:style-name="ce575"/>
          <table:covered-table-cell table:style-name="ce633"/>
          <table:table-cell table:number-columns-repeated="994"/>
        </table:table-row>
        <table:table-row table:style-name="ro7">
          <table:table-cell table:style-name="ce517" office:value-type="string" calcext:value-type="string" table:number-columns-spanned="1" table:number-rows-spanned="3">
            <text:p>∑<text:span text:style-name="T4"> 180 LP</text:span></text:p>
          </table:table-cell>
          <table:table-cell table:style-name="ce529" table:number-columns-repeated="4"/>
          <table:table-cell table:style-name="ce533" table:number-columns-repeated="2"/>
          <table:table-cell table:style-name="ce569"/>
          <table:table-cell table:style-name="ce533" table:number-columns-repeated="3"/>
          <table:table-cell table:style-name="ce569"/>
          <table:table-cell table:style-name="ce533" table:number-columns-repeated="3"/>
          <table:table-cell table:style-name="ce569"/>
          <table:table-cell table:style-name="ce533" table:number-columns-repeated="4"/>
          <table:table-cell table:style-name="ce513"/>
          <table:table-cell table:style-name="ce533" table:number-columns-repeated="2"/>
          <table:table-cell table:style-name="ce569"/>
          <table:table-cell table:style-name="ce533" table:number-columns-repeated="4"/>
          <table:table-cell table:style-name="ce569"/>
          <table:table-cell table:style-name="ce634"/>
          <table:table-cell table:number-columns-repeated="994"/>
        </table:table-row>
        <table:table-row table:style-name="ro4">
          <table:covered-table-cell table:style-name="ce517"/>
          <table:table-cell table:style-name="ce530" table:number-columns-repeated="4"/>
          <table:table-cell table:style-name="ce563" office:value-type="float" office:value="33" calcext:value-type="float">
            <text:p>33</text:p>
          </table:table-cell>
          <table:table-cell table:style-name="ce568"/>
          <table:table-cell table:style-name="ce578"/>
          <table:table-cell table:style-name="ce591"/>
          <table:table-cell table:style-name="ce530" office:value-type="float" office:value="32" calcext:value-type="float" table:number-columns-spanned="2" table:number-rows-spanned="1">
            <text:p>32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30" calcext:value-type="float" table:number-columns-spanned="2" table:number-rows-spanned="1">
            <text:p>30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27" calcext:value-type="float" table:number-columns-spanned="2" table:number-rows-spanned="1">
            <text:p>27</text:p>
          </table:table-cell>
          <table:covered-table-cell table:style-name="ce530"/>
          <table:table-cell table:style-name="ce591"/>
          <table:table-cell table:style-name="ce619"/>
          <table:table-cell table:style-name="ce530" office:value-type="float" office:value="29" calcext:value-type="float" table:number-columns-spanned="2" table:number-rows-spanned="1">
            <text:p>29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29" calcext:value-type="float" table:number-columns-spanned="2" table:number-rows-spanned="1">
            <text:p>29</text:p>
          </table:table-cell>
          <table:covered-table-cell table:style-name="ce530"/>
          <table:table-cell table:style-name="ce530"/>
          <table:table-cell table:style-name="ce578"/>
          <table:table-cell table:style-name="ce571"/>
          <table:table-cell table:number-columns-repeated="994"/>
        </table:table-row>
        <table:table-row table:style-name="ro1">
          <table:covered-table-cell table:style-name="ce517"/>
          <table:table-cell table:style-name="ce531" table:number-columns-repeated="4"/>
          <table:table-cell table:style-name="ce535" table:number-columns-repeated="2"/>
          <table:table-cell table:style-name="ce579"/>
          <table:table-cell table:style-name="ce535" table:number-columns-repeated="3"/>
          <table:table-cell table:style-name="ce579"/>
          <table:table-cell table:style-name="ce535" table:number-columns-repeated="3"/>
          <table:table-cell table:style-name="ce579"/>
          <table:table-cell table:style-name="ce535" table:number-columns-repeated="4"/>
          <table:table-cell table:style-name="ce515"/>
          <table:table-cell table:style-name="ce535" table:number-columns-repeated="2"/>
          <table:table-cell table:style-name="ce579"/>
          <table:table-cell table:style-name="ce535" table:number-columns-repeated="4"/>
          <table:table-cell table:style-name="ce579"/>
          <table:table-cell table:style-name="ce635"/>
          <table:table-cell table:number-columns-repeated="994"/>
        </table:table-row>
        <table:table-row table:style-name="ro4">
          <table:table-cell table:style-name="ce520" table:number-columns-repeated="5"/>
          <table:table-cell table:style-name="ce564" table:number-columns-repeated="24"/>
          <table:table-cell table:style-name="ce520"/>
          <table:table-cell table:number-columns-repeated="994"/>
        </table:table-row>
        <table:table-row table:style-name="ro4">
          <table:table-cell/>
          <table:table-cell table:style-name="ce532" table:number-columns-spanned="4" table:number-rows-spanned="1"/>
          <table:covered-table-cell table:number-columns-repeated="3" table:style-name="ce532"/>
          <table:table-cell table:style-name="ce512" office:value-type="string" calcext:value-type="string">
            <text:p><text:s/>Pflichtmodule</text:p>
          </table:table-cell>
          <table:table-cell table:number-columns-repeated="3"/>
          <table:table-cell table:style-name="ce594"/>
          <table:table-cell table:style-name="ce512" office:value-type="string" calcext:value-type="string">
            <text:p><text:s/>Wahlpflichtmodule</text:p>
          </table:table-cell>
          <table:table-cell table:style-name="ce596"/>
          <table:table-cell table:style-name="ce522"/>
          <table:table-cell table:style-name="ce596"/>
          <table:table-cell table:style-name="ce612"/>
          <table:table-cell table:style-name="ce512"/>
          <table:table-cell table:style-name="ce614" office:value-type="string" calcext:value-type="string" table:number-columns-spanned="2" table:number-rows-spanned="1">
            <text:p>Wahlmodule</text:p>
          </table:table-cell>
          <table:covered-table-cell table:style-name="ce616"/>
          <table:table-cell/>
          <table:table-cell table:style-name="ce616"/>
          <table:table-cell table:style-name="ce620"/>
          <table:table-cell table:style-name="ce622" table:number-columns-repeated="2"/>
          <table:table-cell table:style-name="ce616"/>
          <table:table-cell table:style-name="ce512"/>
          <table:table-cell table:style-name="ce624"/>
          <table:table-cell table:style-name="ce512" table:number-columns-repeated="4"/>
          <table:table-cell table:number-columns-repeated="994"/>
        </table:table-row>
        <table:table-row table:style-name="ro4">
          <table:table-cell table:style-name="ce521" table:number-columns-repeated="7"/>
          <table:table-cell table:style-name="ce512" table:number-columns-repeated="3"/>
          <table:table-cell table:style-name="ce596" table:number-columns-repeated="5"/>
          <table:table-cell table:style-name="ce512" table:number-columns-repeated="9"/>
          <table:table-cell table:style-name="ce624"/>
          <table:table-cell table:style-name="ce512" table:number-columns-repeated="5"/>
          <table:table-cell table:number-columns-repeated="994"/>
        </table:table-row>
        <table:table-row table:style-name="ro4">
          <table:table-cell table:style-name="ce512" table:number-columns-repeated="5"/>
          <table:table-cell table:number-columns-repeated="2"/>
          <table:table-cell table:style-name="ce512" table:number-columns-repeated="3"/>
          <table:table-cell table:style-name="ce596" table:number-columns-repeated="5"/>
          <table:table-cell table:style-name="ce512" table:number-columns-repeated="3"/>
          <table:table-cell table:style-name="ce596"/>
          <table:table-cell table:style-name="ce512" table:number-columns-repeated="2"/>
          <table:table-cell table:style-name="ce616"/>
          <table:table-cell table:style-name="ce512" table:number-columns-repeated="2"/>
          <table:table-cell table:style-name="ce624"/>
          <table:table-cell table:style-name="ce512" table:number-columns-repeated="5"/>
          <table:table-cell table:number-columns-repeated="994"/>
        </table:table-row>
        <table:table-row table:style-name="ro4">
          <table:table-cell table:number-columns-repeated="10"/>
          <table:table-cell table:style-name="ce522" table:number-columns-repeated="5"/>
          <table:table-cell table:number-columns-repeated="1009"/>
        </table:table-row>
        <table:table-row table:style-name="ro4">
          <table:table-cell table:style-name="ce522" table:number-columns-repeated="15"/>
          <table:table-cell table:number-columns-repeated="1009"/>
        </table:table-row>
        <table:table-row table:style-name="ro1" table:number-rows-repeated="2">
          <table:table-cell table:style-name="ce522" table:number-columns-repeated="15"/>
          <table:table-cell table:number-columns-repeated="1009"/>
        </table:table-row>
        <table:table-row table:style-name="ro4" table:number-rows-repeated="2">
          <table:table-cell table:style-name="ce522" table:number-columns-repeated="15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G_2011_WS_Theo" table:style-name="ta16">
        <office:forms form:automatic-focus="false" form:apply-design-mode="false"/>
        <table:table-column table:style-name="co27" table:default-cell-style-name="ce510"/>
        <table:table-column table:style-name="co2" table:default-cell-style-name="ce510"/>
        <table:table-column table:style-name="co3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default-cell-style-name="ce510"/>
        <table:table-column table:style-name="co2" table:default-cell-style-name="ce623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5" table:default-cell-style-name="ce510"/>
        <table:table-column table:style-name="co2" table:default-cell-style-name="ce510"/>
        <table:table-column table:style-name="co6" table:number-columns-repeated="993" table:default-cell-style-name="ce510"/>
        <table:table-row table:style-name="ro1">
          <table:table-cell table:number-columns-repeated="31"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20">
          <table:table-cell table:style-name="ce639" office:value-type="string" calcext:value-type="string" table:number-columns-spanned="30" table:number-rows-spanned="1">
            <text:p>Studienplan der Fachgruppe Informatik für Bachelorstudium Informatik (bei vorgezogener Theoretischer Informatik)</text:p>
          </table:table-cell>
          <table:covered-table-cell table:number-columns-repeated="29" table:style-name="ce511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3">
          <table:table-cell table:style-name="ce512" table:number-columns-repeated="24"/>
          <table:table-cell table:style-name="ce624"/>
          <table:table-cell table:style-name="ce512" table:number-columns-repeated="5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3" table:number-columns-repeated="2"/>
          <table:table-cell table:style-name="ce533" table:number-columns-repeated="5"/>
          <table:table-cell table:style-name="ce569"/>
          <table:table-cell table:style-name="ce513"/>
          <table:table-cell table:style-name="ce533" table:number-columns-repeated="2"/>
          <table:table-cell table:style-name="ce569"/>
          <table:table-cell table:style-name="ce513"/>
          <table:table-cell table:style-name="ce533" table:number-columns-repeated="2"/>
          <table:table-cell table:style-name="ce569"/>
          <table:table-cell table:style-name="ce513"/>
          <table:table-cell table:style-name="ce533" table:number-columns-repeated="3"/>
          <table:table-cell table:style-name="ce513"/>
          <table:table-cell table:style-name="ce533" table:number-columns-repeated="2"/>
          <table:table-cell table:style-name="ce569"/>
          <table:table-cell table:style-name="ce533" table:number-columns-repeated="4"/>
          <table:table-cell table:style-name="ce569"/>
          <table:table-cell table:style-name="ce630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4" office:value-type="string" calcext:value-type="string">
            <text:p>Bereich</text:p>
          </table:table-cell>
          <table:table-cell table:style-name="ce514"/>
          <table:table-cell table:style-name="ce534" table:number-columns-repeated="3"/>
          <table:table-cell table:style-name="ce546" office:value-type="string" calcext:value-type="string">
            <text:p>1. Semester (WS)</text:p>
          </table:table-cell>
          <table:table-cell table:style-name="ce546"/>
          <table:table-cell table:style-name="ce570"/>
          <table:table-cell table:style-name="ce514"/>
          <table:table-cell table:style-name="ce534" office:value-type="string" calcext:value-type="string" table:number-columns-spanned="2" table:number-rows-spanned="1">
            <text:p>2. Semester (SS)</text:p>
          </table:table-cell>
          <table:covered-table-cell table:style-name="ce534"/>
          <table:table-cell table:style-name="ce597"/>
          <table:table-cell table:style-name="ce601"/>
          <table:table-cell table:style-name="ce534" office:value-type="string" calcext:value-type="string" table:number-columns-spanned="2" table:number-rows-spanned="1">
            <text:p>3. Semester (WS)</text:p>
          </table:table-cell>
          <table:covered-table-cell table:style-name="ce534"/>
          <table:table-cell table:style-name="ce597"/>
          <table:table-cell table:style-name="ce601"/>
          <table:table-cell table:style-name="ce534" office:value-type="string" calcext:value-type="string" table:number-columns-spanned="2" table:number-rows-spanned="1">
            <text:p>4. Semester (SS)</text:p>
          </table:table-cell>
          <table:covered-table-cell table:style-name="ce534"/>
          <table:table-cell table:style-name="ce618"/>
          <table:table-cell table:style-name="ce601"/>
          <table:table-cell table:style-name="ce534" office:value-type="string" calcext:value-type="string" table:number-columns-spanned="2" table:number-rows-spanned="1">
            <text:p>5. Semester (WS)</text:p>
          </table:table-cell>
          <table:covered-table-cell table:style-name="ce534"/>
          <table:table-cell table:style-name="ce570"/>
          <table:table-cell table:style-name="ce618"/>
          <table:table-cell table:style-name="ce534" office:value-type="string" calcext:value-type="string" table:number-columns-spanned="2" table:number-rows-spanned="1">
            <text:p>6. Semester (SS)</text:p>
          </table:table-cell>
          <table:covered-table-cell table:style-name="ce534"/>
          <table:table-cell table:style-name="ce534"/>
          <table:table-cell table:style-name="ce597"/>
          <table:table-cell table:style-name="ce631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5" table:number-columns-repeated="2"/>
          <table:table-cell table:style-name="ce535" table:number-columns-repeated="3"/>
          <table:table-cell table:style-name="ce531" table:number-columns-repeated="2"/>
          <table:table-cell table:style-name="ce571"/>
          <table:table-cell table:style-name="ce580"/>
          <table:table-cell table:style-name="ce535" table:number-columns-repeated="2"/>
          <table:table-cell table:style-name="ce579"/>
          <table:table-cell table:style-name="ce515"/>
          <table:table-cell table:style-name="ce535" table:number-columns-repeated="2"/>
          <table:table-cell table:style-name="ce579"/>
          <table:table-cell table:style-name="ce515"/>
          <table:table-cell table:style-name="ce535" table:number-columns-repeated="3"/>
          <table:table-cell table:style-name="ce515"/>
          <table:table-cell table:style-name="ce535" table:number-columns-repeated="2"/>
          <table:table-cell table:style-name="ce579"/>
          <table:table-cell table:style-name="ce535" table:number-columns-repeated="4"/>
          <table:table-cell table:style-name="ce579"/>
          <table:table-cell table:style-name="ce632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5">
          <table:table-cell table:style-name="ce516" office:value-type="string" calcext:value-type="string" table:number-columns-spanned="1" table:number-rows-spanned="25">
            <text:p>Kompetenzbereich Informatik[116-121 LP]</text:p>
          </table:table-cell>
          <table:table-cell table:style-name="ce523"/>
          <table:table-cell table:style-name="ce524" table:number-columns-repeated="2"/>
          <table:table-cell table:style-name="ce539"/>
          <table:table-cell table:style-name="ce547" table:number-columns-repeated="2"/>
          <table:table-cell table:style-name="ce572"/>
          <table:table-cell table:style-name="ce581"/>
          <table:table-cell table:style-name="ce540" table:number-columns-repeated="2"/>
          <table:table-cell table:style-name="ce547"/>
          <table:table-cell table:style-name="ce581"/>
          <table:table-cell table:style-name="ce540" table:number-columns-repeated="2"/>
          <table:table-cell table:style-name="ce572"/>
          <table:table-cell table:style-name="ce540" table:number-columns-repeated="3"/>
          <table:table-cell table:style-name="ce572"/>
          <table:table-cell table:style-name="ce547" table:number-columns-repeated="3"/>
          <table:table-cell table:style-name="ce572"/>
          <table:table-cell table:style-name="ce547" table:number-columns-repeated="4"/>
          <table:table-cell table:style-name="ce572"/>
          <table:table-cell table:style-name="ce633" table:number-columns-spanned="1" table:number-rows-spanned="25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3"/>
          <table:table-cell table:style-name="ce536" office:value-type="string" calcext:value-type="string" table:number-columns-spanned="1" table:number-rows-spanned="30">
            <text:p>Orientierungstage</text:p>
          </table:table-cell>
          <table:table-cell table:style-name="ce524"/>
          <table:table-cell table:style-name="ce540"/>
          <table:table-cell table:style-name="ce548" office:value-type="string" calcext:value-type="string" table:number-columns-spanned="2" table:number-rows-spanned="1">
            <text:p>Programmieren 1</text:p>
          </table:table-cell>
          <table:covered-table-cell table:style-name="ce548"/>
          <table:table-cell table:style-name="ce550"/>
          <table:table-cell table:style-name="ce582"/>
          <table:table-cell table:style-name="ce548" office:value-type="string" calcext:value-type="string" table:number-columns-spanned="2" table:number-rows-spanned="1">
            <text:p>Programmieren 2</text:p>
          </table:table-cell>
          <table:covered-table-cell table:style-name="ce548"/>
          <table:table-cell table:style-name="ce550"/>
          <table:table-cell table:style-name="ce582"/>
          <table:table-cell table:style-name="ce548" office:value-type="string" calcext:value-type="string" table:number-columns-spanned="2" table:number-rows-spanned="1">
            <text:p>Software Eng. 1</text:p>
          </table:table-cell>
          <table:covered-table-cell table:style-name="ce548"/>
          <table:table-cell table:style-name="ce573"/>
          <table:table-cell table:style-name="ce540"/>
          <table:table-cell table:style-name="ce548" office:value-type="string" calcext:value-type="string" table:number-columns-spanned="2" table:number-rows-spanned="1">
            <text:p>SEP</text:p>
          </table:table-cell>
          <table:covered-table-cell table:style-name="ce548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Seminar</text:p>
          </table:table-cell>
          <table:covered-table-cell table:style-name="ce609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Bachelorarbeit</text:p>
          </table:table-cell>
          <table:covered-table-cell table:style-name="ce609"/>
          <table:table-cell table:style-name="ce625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3"/>
          <table:covered-table-cell table:style-name="ce536"/>
          <table:table-cell table:style-name="ce524"/>
          <table:table-cell table:style-name="ce540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50"/>
          <table:table-cell table:style-name="ce582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50"/>
          <table:table-cell table:style-name="ce582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ce549" office:value-type="float" office:value="7" calcext:value-type="float">
            <text:p>7</text:p>
          </table:table-cell>
          <table:table-cell table:style-name="ce565" office:value-type="string" calcext:value-type="string">
            <text:p>LP</text:p>
          </table:table-cell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5 LP</text:p>
          </table:table-cell>
          <table:covered-table-cell table:style-name="ce606"/>
          <table:table-cell table:style-name="ce599"/>
          <table:table-cell table:style-name="ce540"/>
          <table:table-cell table:style-name="ce607" office:value-type="float" office:value="15" calcext:value-type="float">
            <text:p>15</text:p>
          </table:table-cell>
          <table:table-cell table:style-name="ce611" office:value-type="string" calcext:value-type="string">
            <text:p>LP</text:p>
          </table:table-cell>
          <table:table-cell table:style-name="ce626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0" table:number-columns-repeated="2"/>
          <table:table-cell table:style-name="ce557"/>
          <table:table-cell table:style-name="ce583"/>
          <table:table-cell table:style-name="ce555" table:number-columns-repeated="2"/>
          <table:table-cell table:style-name="ce557"/>
          <table:table-cell table:style-name="ce583"/>
          <table:table-cell table:style-name="ce602" table:number-columns-spanned="2" table:number-rows-spanned="1"/>
          <table:covered-table-cell table:style-name="ce60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557" table:number-columns-repeated="2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1" office:value-type="string" calcext:value-type="string" table:number-columns-spanned="2" table:number-rows-spanned="1">
            <text:p>Algorithmen und</text:p>
          </table:table-cell>
          <table:covered-table-cell table:style-name="ce551"/>
          <table:table-cell table:style-name="ce557"/>
          <table:table-cell table:style-name="ce583"/>
          <table:table-cell table:style-name="ce548" office:value-type="string" calcext:value-type="string" table:number-columns-spanned="2" table:number-rows-spanned="1">
            <text:p>Logik</text:p>
          </table:table-cell>
          <table:covered-table-cell table:style-name="ce548"/>
          <table:table-cell table:style-name="ce557"/>
          <table:table-cell table:style-name="ce583"/>
          <table:table-cell table:style-name="ce548" office:value-type="string" calcext:value-type="string" table:number-columns-spanned="6" table:number-rows-spanned="1">
            <text:p>Technische Informatik</text:p>
          </table:table-cell>
          <table:covered-table-cell table:number-columns-repeated="5" table:style-name="ce548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Teamprojekt</text:p>
          </table:table-cell>
          <table:covered-table-cell table:style-name="ce609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558" table:number-columns-repeated="2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2" office:value-type="string" calcext:value-type="string" table:number-columns-spanned="2" table:number-rows-spanned="1">
            <text:p>Datenstrukturen</text:p>
          </table:table-cell>
          <table:covered-table-cell table:style-name="ce552"/>
          <table:table-cell table:style-name="ce557"/>
          <table:table-cell table:style-name="ce583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3"/>
          <table:table-cell table:style-name="ce548" office:value-type="string" calcext:value-type="string" table:number-columns-spanned="6" table:number-rows-spanned="1">
            <text:p>8 LP</text:p>
          </table:table-cell>
          <table:covered-table-cell table:number-columns-repeated="5" table:style-name="ce567"/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5 LP</text:p>
          </table:table-cell>
          <table:covered-table-cell table:style-name="ce606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3" office:value-type="float" office:value="8" calcext:value-type="float">
            <text:p>8</text:p>
          </table:table-cell>
          <table:table-cell table:style-name="ce566" office:value-type="string" calcext:value-type="string">
            <text:p>LP</text:p>
          </table:table-cell>
          <table:table-cell table:style-name="ce557"/>
          <table:table-cell table:style-name="ce583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57"/>
          <table:table-cell table:style-name="ce584"/>
          <table:table-cell table:style-name="Default" table:number-columns-repeated="2"/>
          <table:table-cell table:style-name="ce599"/>
          <table:table-cell table:style-name="ce540" table:number-columns-repeated="3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4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99"/>
          <table:table-cell table:style-name="ce558" table:number-columns-repeated="3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4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99"/>
          <table:table-cell table:style-name="ce558" table:number-columns-repeated="3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603" office:value-type="string" calcext:value-type="string" table:number-columns-spanned="2" table:number-rows-spanned="1">
            <text:p>Theoretische</text:p>
          </table:table-cell>
          <table:covered-table-cell table:style-name="ce603"/>
          <table:table-cell table:style-name="ce558"/>
          <table:table-cell table:style-name="ce584"/>
          <table:table-cell table:style-name="ce603" office:value-type="string" calcext:value-type="string" table:number-columns-spanned="2" table:number-rows-spanned="1">
            <text:p>Theoretische</text:p>
          </table:table-cell>
          <table:covered-table-cell table:style-name="ce603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604" office:value-type="string" calcext:value-type="string" table:number-columns-spanned="2" table:number-rows-spanned="1">
            <text:p>Informatik 1</text:p>
          </table:table-cell>
          <table:covered-table-cell table:style-name="ce604"/>
          <table:table-cell table:style-name="ce558"/>
          <table:table-cell table:style-name="ce584"/>
          <table:table-cell table:style-name="ce604" office:value-type="string" calcext:value-type="string" table:number-columns-spanned="2" table:number-rows-spanned="1">
            <text:p>Informatik 2</text:p>
          </table:table-cell>
          <table:covered-table-cell table:style-name="ce604"/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636"/>
          <table:table-cell table:number-columns-repeated="2"/>
          <table:table-cell table:style-name="ce623" table:number-columns-repeated="7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4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57"/>
          <table:table-cell table:style-name="ce548" office:value-type="string" calcext:value-type="string" table:number-columns-spanned="2" table:number-rows-spanned="1">
            <text:p>Betriebssysteme</text:p>
          </table:table-cell>
          <table:covered-table-cell table:style-name="ce548"/>
          <table:table-cell table:style-name="ce573"/>
          <table:table-cell table:style-name="ce540"/>
          <table:table-cell table:style-name="ce548" office:value-type="string" calcext:value-type="string" table:number-columns-spanned="2" table:number-rows-spanned="1">
            <text:p>Computernetze 1</text:p>
          </table:table-cell>
          <table:covered-table-cell table:style-name="ce548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Default" table:number-columns-repeated="2"/>
          <table:table-cell table:style-name="ce573"/>
          <table:table-cell table:style-name="ce557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 table:number-columns-repeated="3"/>
          <table:table-cell table:style-name="ce573"/>
          <table:table-cell table:style-name="ce540"/>
          <table:table-cell table:style-name="ce558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51" office:value-type="string" calcext:value-type="string" table:number-columns-spanned="2" table:number-rows-spanned="1">
            <text:p>Relationale </text:p>
          </table:table-cell>
          <table:covered-table-cell table:style-name="ce551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52" office:value-type="string" calcext:value-type="string" table:number-columns-spanned="2" table:number-rows-spanned="1">
            <text:p>Datenbanksysteme 1</text:p>
          </table:table-cell>
          <table:covered-table-cell table:style-name="ce552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8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99"/>
          <table:table-cell table:style-name="ce540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7" table:number-columns-repeated="2"/>
          <table:table-cell table:style-name="ce584"/>
          <table:table-cell table:style-name="ce557"/>
          <table:table-cell table:style-name="Default"/>
          <table:table-cell table:style-name="ce573"/>
          <table:table-cell table:style-name="ce557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ce557"/>
          <table:table-cell table:style-name="Default"/>
          <table:table-cell table:style-name="ce573"/>
          <table:table-cell table:style-name="ce557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99"/>
          <table:table-cell table:style-name="ce540"/>
          <table:table-cell table:style-name="ce607" office:value-type="float" office:value="14" calcext:value-type="float">
            <text:p>14</text:p>
          </table:table-cell>
          <table:table-cell table:style-name="ce611" office:value-type="string" calcext:value-type="string">
            <text:p>LP</text:p>
          </table:table-cell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ce557"/>
          <table:table-cell table:style-name="Default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5"/>
          <table:covered-table-cell table:style-name="ce536"/>
          <table:table-cell table:style-name="ce526"/>
          <table:table-cell table:style-name="ce541"/>
          <table:table-cell table:style-name="ce556" table:number-columns-repeated="3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85"/>
          <table:table-cell table:style-name="ce556" table:number-columns-repeated="3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98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7">
          <table:table-cell table:style-name="ce516" office:value-type="string" calcext:value-type="string" table:number-columns-spanned="1" table:number-rows-spanned="8">
            <text:p>Kompetenzbereich <text:s/>Mathematik [35 LP]</text:p>
          </table:table-cell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7" table:number-columns-repeated="3"/>
          <table:table-cell table:style-name="ce583"/>
          <table:table-cell table:style-name="ce557" table:number-columns-repeated="2"/>
          <table:table-cell table:style-name="ce573"/>
          <table:table-cell table:style-name="ce557" table:number-columns-repeated="3"/>
          <table:table-cell table:style-name="ce613"/>
          <table:table-cell table:style-name="ce557" table:number-columns-repeated="4"/>
          <table:table-cell table:style-name="ce583"/>
          <table:table-cell table:style-name="ce557" table:number-columns-repeated="2"/>
          <table:table-cell table:style-name="ce573"/>
          <table:table-cell table:style-name="ce557" table:number-columns-repeated="4"/>
          <table:table-cell table:style-name="ce573"/>
          <table:table-cell table:style-name="ce633" table:number-columns-spanned="1" table:number-rows-spanned="8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8" office:value-type="string" calcext:value-type="string" table:number-columns-spanned="2" table:number-rows-spanned="1">
            <text:p>Lineare Algebra</text:p>
          </table:table-cell>
          <table:covered-table-cell table:style-name="ce548"/>
          <table:table-cell table:style-name="ce557"/>
          <table:table-cell table:style-name="ce583"/>
          <table:table-cell table:style-name="ce548" office:value-type="string" calcext:value-type="string" table:number-columns-spanned="2" table:number-rows-spanned="1">
            <text:p>Analysis</text:p>
          </table:table-cell>
          <table:covered-table-cell table:style-name="ce548"/>
          <table:table-cell table:style-name="ce573"/>
          <table:table-cell table:style-name="ce557"/>
          <table:table-cell table:style-name="ce608" table:number-columns-spanned="2" table:number-rows-spanned="1"/>
          <table:covered-table-cell table:style-name="ce608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621"/>
          <table:table-cell table:style-name="ce558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4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9" office:value-type="float" office:value="10" calcext:value-type="float">
            <text:p>10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3"/>
          <table:table-cell table:style-name="ce549" office:value-type="float" office:value="10" calcext:value-type="float">
            <text:p>10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7" table:number-columns-repeated="3"/>
          <table:table-cell table:style-name="ce583"/>
          <table:table-cell table:style-name="ce558" table:number-columns-repeated="2"/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8" office:value-type="string" calcext:value-type="string" table:number-columns-spanned="2" table:number-rows-spanned="1">
            <text:p>Diskrete Mathematik</text:p>
          </table:table-cell>
          <table:covered-table-cell table:style-name="ce548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05" office:value-type="string" calcext:value-type="string" table:number-columns-spanned="2" table:number-rows-spanned="1">
            <text:p>Mathematik</text:p>
          </table:table-cell>
          <table:covered-table-cell table:style-name="ce605"/>
          <table:table-cell table:style-name="ce557"/>
          <table:table-cell table:style-name="ce583"/>
          <table:table-cell table:style-name="ce605" office:value-type="string" calcext:value-type="string" table:number-columns-spanned="2" table:number-rows-spanned="1">
            <text:p>Mathematik:</text:p>
          </table:table-cell>
          <table:covered-table-cell table:style-name="ce605"/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3" office:value-type="float" office:value="5" calcext:value-type="float">
            <text:p>5</text:p>
          </table:table-cell>
          <table:table-cell table:style-name="ce566" office:value-type="string" calcext:value-type="string">
            <text:p>LP</text:p>
          </table:table-cell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57"/>
          <table:table-cell table:style-name="ce583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table-cell table:style-name="ce537"/>
          <table:table-cell table:style-name="ce524"/>
          <table:table-cell table:style-name="ce542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15" office:value-type="float" office:value="5" calcext:value-type="float">
            <text:p>5</text:p>
          </table:table-cell>
          <table:table-cell table:style-name="ce617" office:value-type="string" calcext:value-type="string">
            <text:p>LP</text:p>
          </table:table-cell>
          <table:table-cell table:style-name="ce557"/>
          <table:table-cell table:style-name="ce583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6"/>
          <table:table-cell table:style-name="ce538"/>
          <table:table-cell table:style-name="ce526"/>
          <table:table-cell table:style-name="ce541"/>
          <table:table-cell table:style-name="ce556" table:number-columns-repeated="3"/>
          <table:table-cell table:style-name="ce585"/>
          <table:table-cell table:style-name="ce592" table:number-columns-repeated="2"/>
          <table:table-cell table:style-name="ce598"/>
          <table:table-cell table:style-name="ce556" table:number-columns-repeated="3"/>
          <table:table-cell table:style-name="ce598"/>
          <table:table-cell table:style-name="ce556" table:number-columns-repeated="4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98"/>
          <table:covered-table-cell table:style-name="ce633"/>
          <table:table-cell table:style-name="ce623"/>
          <table:table-cell table:number-columns-repeated="9"/>
          <table:table-cell table:style-name="ce623"/>
          <table:table-cell table:style-name="ce638" table:number-columns-repeated="983"/>
        </table:table-row>
        <table:table-row table:style-name="ro5">
          <table:table-cell table:style-name="ce517" office:value-type="string" calcext:value-type="string" table:number-columns-spanned="1" table:number-rows-spanned="4">
            <text:p>Nebenfach [14 - 19 LP]</text:p>
          </table:table-cell>
          <table:table-cell table:style-name="ce527" table:number-columns-repeated="4"/>
          <table:table-cell table:style-name="ce557" table:number-columns-repeated="2"/>
          <table:table-cell table:style-name="ce573"/>
          <table:table-cell table:style-name="ce583"/>
          <table:table-cell table:style-name="ce557" table:number-columns-repeated="2"/>
          <table:table-cell table:style-name="ce573"/>
          <table:table-cell table:style-name="ce557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table-cell table:style-name="ce633" table:number-columns-spanned="1" table:number-rows-spanned="4"/>
          <table:table-cell table:number-columns-repeated="994"/>
        </table:table-row>
        <table:table-row table:style-name="ro1">
          <table:covered-table-cell table:style-name="ce517"/>
          <table:table-cell table:style-name="ce527" table:number-columns-repeated="4"/>
          <table:table-cell table:style-name="ce558" table:number-columns-repeated="2"/>
          <table:table-cell table:style-name="ce574"/>
          <table:table-cell table:style-name="ce586"/>
          <table:table-cell table:style-name="ce558" table:number-columns-repeated="2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Default" table:number-columns-repeated="2"/>
          <table:table-cell table:style-name="ce574"/>
          <table:table-cell table:style-name="ce599"/>
          <table:covered-table-cell table:style-name="ce633"/>
          <table:table-cell table:number-columns-repeated="994"/>
        </table:table-row>
        <table:table-row table:style-name="ro1">
          <table:covered-table-cell table:style-name="ce517"/>
          <table:table-cell table:style-name="ce527" table:number-columns-repeated="4"/>
          <table:table-cell table:style-name="ce558" table:number-columns-repeated="2"/>
          <table:table-cell table:style-name="ce574"/>
          <table:table-cell table:style-name="ce586"/>
          <table:table-cell table:style-name="ce558" table:number-columns-repeated="2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Default" table:number-columns-repeated="2"/>
          <table:table-cell table:style-name="ce574"/>
          <table:table-cell table:style-name="ce599"/>
          <table:covered-table-cell table:style-name="ce633"/>
          <table:table-cell table:number-columns-repeated="994"/>
        </table:table-row>
        <table:table-row table:style-name="ro4">
          <table:covered-table-cell table:style-name="ce517"/>
          <table:table-cell table:style-name="ce528" table:number-columns-repeated="4"/>
          <table:table-cell table:style-name="ce559" table:number-columns-repeated="2"/>
          <table:table-cell table:style-name="ce575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3"/>
          <table:table-cell table:style-name="ce575"/>
          <table:table-cell table:style-name="ce559" table:number-columns-repeated="4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4"/>
          <table:table-cell table:style-name="ce575"/>
          <table:covered-table-cell table:style-name="ce633"/>
          <table:table-cell table:number-columns-repeated="994"/>
        </table:table-row>
        <table:table-row table:style-name="ro1">
          <table:table-cell table:style-name="ce518"/>
          <table:table-cell table:style-name="ce527" table:number-columns-repeated="4"/>
          <table:table-cell table:style-name="ce540" table:number-columns-repeated="3"/>
          <table:table-cell table:style-name="ce581"/>
          <table:table-cell table:style-name="ce540" table:number-columns-repeated="2"/>
          <table:table-cell table:style-name="ce599"/>
          <table:table-cell table:style-name="ce540" table:number-columns-repeated="3"/>
          <table:table-cell table:style-name="ce599"/>
          <table:table-cell table:style-name="ce540" table:number-columns-repeated="4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table-cell table:style-name="ce633" table:number-columns-spanned="1" table:number-rows-spanned="9"/>
          <table:table-cell table:number-columns-repeated="994"/>
        </table:table-row>
        <table:table-row table:style-name="ro6">
          <table:table-cell table:style-name="ce519" office:value-type="string" calcext:value-type="string" table:number-columns-spanned="1" table:number-rows-spanned="8">
            <text:p><text:s/>Schlüsselqualifikationen <text:s text:c="2"/>[10 LP]</text:p>
          </table:table-cell>
          <table:table-cell table:style-name="ce527" table:number-columns-repeated="3"/>
          <table:table-cell table:style-name="ce543"/>
          <table:table-cell table:style-name="ce560" table:number-columns-repeated="3"/>
          <table:table-cell table:style-name="ce588"/>
          <table:table-cell table:style-name="ce560" table:number-columns-repeated="2"/>
          <table:table-cell table:style-name="ce600"/>
          <table:table-cell table:style-name="ce560" table:number-columns-repeated="3"/>
          <table:table-cell table:style-name="ce600"/>
          <table:table-cell table:style-name="ce560" table:number-columns-repeated="4"/>
          <table:table-cell table:style-name="ce588"/>
          <table:table-cell table:style-name="ce560" table:number-columns-repeated="2"/>
          <table:table-cell table:style-name="ce600"/>
          <table:table-cell table:style-name="ce560" table:number-columns-repeated="3"/>
          <table:table-cell table:style-name="ce600"/>
          <table:table-cell table:style-name="ce599"/>
          <table:covered-table-cell table:style-name="ce633"/>
          <table:table-cell/>
          <table:table-cell table:style-name="ce637"/>
          <table:table-cell table:number-columns-repeated="992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3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5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3"/>
          <table:table-cell table:style-name="ce576"/>
          <table:table-cell table:style-name="ce589"/>
          <table:table-cell table:style-name="ce561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4 LP</text:p>
          </table:table-cell>
          <table:covered-table-cell table:style-name="ce593"/>
          <table:table-cell table:style-name="ce576"/>
          <table:table-cell table:style-name="ce589"/>
          <table:table-cell table:style-name="ce576" table:number-columns-repeated="3"/>
          <table:table-cell table:style-name="ce589"/>
          <table:table-cell table:style-name="ce593" office:value-type="string" calcext:value-type="string" table:number-columns-spanned="2" table:number-rows-spanned="1">
            <text:p>2 LP</text:p>
          </table:table-cell>
          <table:covered-table-cell table:style-name="ce593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4 LP</text:p>
          </table:table-cell>
          <table:covered-table-cell table:style-name="ce593"/>
          <table:table-cell table:style-name="ce576"/>
          <table:table-cell table:style-name="ce589"/>
          <table:table-cell table:style-name="ce576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610" table:number-columns-spanned="2" table:number-rows-spanned="1"/>
          <table:covered-table-cell table:style-name="ce610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76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610" table:number-columns-spanned="2" table:number-rows-spanned="1"/>
          <table:covered-table-cell table:style-name="ce610"/>
          <table:table-cell table:style-name="ce576"/>
          <table:table-cell table:style-name="ce589"/>
          <table:table-cell table:style-name="ce576" table:number-columns-repeated="3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610" table:number-columns-spanned="2" table:number-rows-spanned="1"/>
          <table:covered-table-cell table:style-name="ce610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4">
          <table:covered-table-cell table:style-name="ce519"/>
          <table:table-cell table:style-name="ce527" table:number-columns-repeated="3"/>
          <table:table-cell table:style-name="ce545"/>
          <table:table-cell table:style-name="ce562" table:number-columns-repeated="2"/>
          <table:table-cell table:style-name="ce577"/>
          <table:table-cell table:style-name="ce590"/>
          <table:table-cell table:style-name="ce562" table:number-columns-repeated="2"/>
          <table:table-cell table:style-name="ce577"/>
          <table:table-cell table:style-name="ce590"/>
          <table:table-cell table:style-name="ce577" table:number-columns-repeated="3"/>
          <table:table-cell table:style-name="ce590"/>
          <table:table-cell table:style-name="ce577" table:number-columns-repeated="3"/>
          <table:table-cell table:style-name="ce590"/>
          <table:table-cell table:style-name="ce562" table:number-columns-repeated="2"/>
          <table:table-cell table:style-name="ce577"/>
          <table:table-cell table:style-name="ce590"/>
          <table:table-cell table:style-name="ce562" table:number-columns-repeated="2"/>
          <table:table-cell table:style-name="ce628"/>
          <table:table-cell table:style-name="ce629"/>
          <table:covered-table-cell table:style-name="ce633"/>
          <table:table-cell table:number-columns-repeated="994"/>
        </table:table-row>
        <table:table-row table:style-name="ro4">
          <table:covered-table-cell table:style-name="ce519"/>
          <table:table-cell table:style-name="ce528" table:number-columns-repeated="2"/>
          <table:table-cell table:style-name="ce527"/>
          <table:table-cell table:style-name="ce528"/>
          <table:table-cell table:style-name="ce559" table:number-columns-repeated="2"/>
          <table:table-cell table:style-name="ce575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3"/>
          <table:table-cell table:style-name="ce575"/>
          <table:table-cell table:style-name="ce559" table:number-columns-repeated="4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4"/>
          <table:table-cell table:style-name="ce575"/>
          <table:covered-table-cell table:style-name="ce633"/>
          <table:table-cell table:number-columns-repeated="994"/>
        </table:table-row>
        <table:table-row table:style-name="ro7">
          <table:table-cell table:style-name="ce517" office:value-type="string" calcext:value-type="string" table:number-columns-spanned="1" table:number-rows-spanned="3">
            <text:p>∑<text:span text:style-name="T4"> 180 LP</text:span></text:p>
          </table:table-cell>
          <table:table-cell table:style-name="ce529" table:number-columns-repeated="4"/>
          <table:table-cell table:style-name="ce533" table:number-columns-repeated="2"/>
          <table:table-cell table:style-name="ce569"/>
          <table:table-cell table:style-name="ce533" table:number-columns-repeated="3"/>
          <table:table-cell table:style-name="ce569"/>
          <table:table-cell table:style-name="ce533" table:number-columns-repeated="3"/>
          <table:table-cell table:style-name="ce569"/>
          <table:table-cell table:style-name="ce533" table:number-columns-repeated="4"/>
          <table:table-cell table:style-name="ce513"/>
          <table:table-cell table:style-name="ce533" table:number-columns-repeated="2"/>
          <table:table-cell table:style-name="ce569"/>
          <table:table-cell table:style-name="ce533" table:number-columns-repeated="4"/>
          <table:table-cell table:style-name="ce569"/>
          <table:table-cell table:style-name="ce634"/>
          <table:table-cell table:number-columns-repeated="994"/>
        </table:table-row>
        <table:table-row table:style-name="ro1">
          <table:covered-table-cell table:style-name="ce517"/>
          <table:table-cell table:style-name="ce530" table:number-columns-repeated="4"/>
          <table:table-cell table:style-name="ce563" office:value-type="float" office:value="34" calcext:value-type="float">
            <text:p>34</text:p>
          </table:table-cell>
          <table:table-cell table:style-name="ce568"/>
          <table:table-cell table:style-name="ce578"/>
          <table:table-cell table:style-name="ce591"/>
          <table:table-cell table:style-name="ce530" office:value-type="float" office:value="31" calcext:value-type="float" table:number-columns-spanned="2" table:number-rows-spanned="1">
            <text:p>31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29" calcext:value-type="float" table:number-columns-spanned="2" table:number-rows-spanned="1">
            <text:p>29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28" calcext:value-type="float" table:number-columns-spanned="2" table:number-rows-spanned="1">
            <text:p>28</text:p>
          </table:table-cell>
          <table:covered-table-cell table:style-name="ce530"/>
          <table:table-cell table:style-name="ce591"/>
          <table:table-cell table:style-name="ce619"/>
          <table:table-cell table:style-name="ce530" office:value-type="float" office:value="29" calcext:value-type="float" table:number-columns-spanned="2" table:number-rows-spanned="1">
            <text:p>29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29" calcext:value-type="float" table:number-columns-spanned="2" table:number-rows-spanned="1">
            <text:p>29</text:p>
          </table:table-cell>
          <table:covered-table-cell table:style-name="ce530"/>
          <table:table-cell table:style-name="ce530"/>
          <table:table-cell table:style-name="ce578"/>
          <table:table-cell table:style-name="ce571"/>
          <table:table-cell table:number-columns-repeated="994"/>
        </table:table-row>
        <table:table-row table:style-name="ro1">
          <table:covered-table-cell table:style-name="ce517"/>
          <table:table-cell table:style-name="ce531" table:number-columns-repeated="4"/>
          <table:table-cell table:style-name="ce535" table:number-columns-repeated="2"/>
          <table:table-cell table:style-name="ce579"/>
          <table:table-cell table:style-name="ce535" table:number-columns-repeated="3"/>
          <table:table-cell table:style-name="ce579"/>
          <table:table-cell table:style-name="ce535" table:number-columns-repeated="3"/>
          <table:table-cell table:style-name="ce579"/>
          <table:table-cell table:style-name="ce535" table:number-columns-repeated="4"/>
          <table:table-cell table:style-name="ce515"/>
          <table:table-cell table:style-name="ce535" table:number-columns-repeated="2"/>
          <table:table-cell table:style-name="ce579"/>
          <table:table-cell table:style-name="ce535" table:number-columns-repeated="4"/>
          <table:table-cell table:style-name="ce579"/>
          <table:table-cell table:style-name="ce635"/>
          <table:table-cell table:number-columns-repeated="994"/>
        </table:table-row>
        <table:table-row table:style-name="ro4">
          <table:table-cell table:style-name="ce520" table:number-columns-repeated="5"/>
          <table:table-cell table:style-name="ce564" table:number-columns-repeated="24"/>
          <table:table-cell table:style-name="ce520"/>
          <table:table-cell table:number-columns-repeated="994"/>
        </table:table-row>
        <table:table-row table:style-name="ro4">
          <table:table-cell/>
          <table:table-cell table:style-name="ce532" table:number-columns-spanned="4" table:number-rows-spanned="1"/>
          <table:covered-table-cell table:number-columns-repeated="3" table:style-name="ce532"/>
          <table:table-cell table:style-name="ce512" office:value-type="string" calcext:value-type="string">
            <text:p><text:s/>Pflichtmodule</text:p>
          </table:table-cell>
          <table:table-cell table:number-columns-repeated="3"/>
          <table:table-cell table:style-name="ce594"/>
          <table:table-cell table:style-name="ce512" office:value-type="string" calcext:value-type="string">
            <text:p><text:s/>Wahlpflichtmodule</text:p>
          </table:table-cell>
          <table:table-cell table:style-name="ce596"/>
          <table:table-cell table:style-name="ce522"/>
          <table:table-cell table:style-name="ce596"/>
          <table:table-cell table:style-name="ce612"/>
          <table:table-cell table:style-name="ce512"/>
          <table:table-cell table:style-name="ce614" office:value-type="string" calcext:value-type="string" table:number-columns-spanned="2" table:number-rows-spanned="1">
            <text:p>Wahlmodule</text:p>
          </table:table-cell>
          <table:covered-table-cell table:style-name="ce616"/>
          <table:table-cell/>
          <table:table-cell table:style-name="ce616"/>
          <table:table-cell table:style-name="ce620"/>
          <table:table-cell table:style-name="ce622" table:number-columns-repeated="2"/>
          <table:table-cell table:style-name="ce616"/>
          <table:table-cell table:style-name="ce512"/>
          <table:table-cell table:style-name="ce624"/>
          <table:table-cell table:style-name="ce512" table:number-columns-repeated="4"/>
          <table:table-cell table:number-columns-repeated="994"/>
        </table:table-row>
        <table:table-row table:style-name="ro4">
          <table:table-cell table:style-name="ce521" table:number-columns-repeated="7"/>
          <table:table-cell table:style-name="ce512" table:number-columns-repeated="3"/>
          <table:table-cell table:style-name="ce596" table:number-columns-repeated="5"/>
          <table:table-cell table:style-name="ce512" table:number-columns-repeated="9"/>
          <table:table-cell table:style-name="ce624"/>
          <table:table-cell table:style-name="ce512" table:number-columns-repeated="5"/>
          <table:table-cell table:number-columns-repeated="994"/>
        </table:table-row>
        <table:table-row table:style-name="ro4">
          <table:table-cell table:style-name="ce512" table:number-columns-repeated="5"/>
          <table:table-cell table:number-columns-repeated="2"/>
          <table:table-cell table:style-name="ce512" table:number-columns-repeated="3"/>
          <table:table-cell table:style-name="ce596" table:number-columns-repeated="5"/>
          <table:table-cell table:style-name="ce512" table:number-columns-repeated="3"/>
          <table:table-cell table:style-name="ce596"/>
          <table:table-cell table:style-name="ce512" table:number-columns-repeated="2"/>
          <table:table-cell table:style-name="ce616"/>
          <table:table-cell table:style-name="ce512" table:number-columns-repeated="2"/>
          <table:table-cell table:style-name="ce624"/>
          <table:table-cell table:style-name="ce512" table:number-columns-repeated="5"/>
          <table:table-cell table:number-columns-repeated="994"/>
        </table:table-row>
        <table:table-row table:style-name="ro4">
          <table:table-cell table:number-columns-repeated="10"/>
          <table:table-cell table:style-name="ce522" table:number-columns-repeated="5"/>
          <table:table-cell table:number-columns-repeated="1009"/>
        </table:table-row>
        <table:table-row table:style-name="ro4">
          <table:table-cell table:style-name="ce522" table:number-columns-repeated="15"/>
          <table:table-cell table:number-columns-repeated="1009"/>
        </table:table-row>
        <table:table-row table:style-name="ro1" table:number-rows-repeated="2">
          <table:table-cell table:style-name="ce522" table:number-columns-repeated="15"/>
          <table:table-cell table:number-columns-repeated="1009"/>
        </table:table-row>
        <table:table-row table:style-name="ro4" table:number-rows-repeated="2">
          <table:table-cell table:style-name="ce522" table:number-columns-repeated="15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chelor!" table:style-name="ta2" table:print-ranges="'Bachelor!'.A1:'Bachelor!'.AB51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3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4"/>
          <table:table-cell table:style-name="ce143"/>
          <table:table-cell table:style-name="ce158" table:number-columns-repeated="4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44"/>
          <table:table-cell table:style-name="ce156"/>
          <table:table-cell table:style-name="ce163"/>
          <table:table-cell table:style-name="ce172" office:value-type="string" calcext:value-type="string" table:number-columns-spanned="2" table:number-rows-spanned="1">
            <text:p>1. Semester</text:p>
          </table:table-cell>
          <table:covered-table-cell table:style-name="ce172"/>
          <table:table-cell table:style-name="ce183"/>
          <table:table-cell table:style-name="ce144"/>
          <table:table-cell table:style-name="ce172" office:value-type="string" calcext:value-type="string" table:number-columns-spanned="2" table:number-rows-spanned="1">
            <text:p>2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3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4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5. Semester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6. Semester</text:p>
          </table:table-cell>
          <table:covered-table-cell table:style-name="ce172"/>
          <table:table-cell table:style-name="ce163"/>
          <table:table-cell table:style-name="ce135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6"/>
          <table:table-cell table:style-name="ce145"/>
          <table:table-cell table:style-name="ce159" table:number-columns-repeated="2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17">
            <text:p>Informatik</text:p>
          </table:table-cell>
          <table:table-cell table:style-name="ce146" table:number-columns-repeated="2"/>
          <table:table-cell table:style-name="ce164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37" office:value-type="float" office:value="122" calcext:value-type="float" table:number-columns-spanned="1" table:number-rows-spanned="17">
            <text:p>122</text:p>
          </table:table-cell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3" office:value-type="string" calcext:value-type="string" table:number-columns-spanned="2" table:number-rows-spanned="1">
            <text:p>Programmieren I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Programmieren I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techn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entw.Praktikum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Teamprojekt</text:p>
          </table:table-cell>
          <table:covered-table-cell table:style-name="ce211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Bachelorarbeit</text:p>
          </table:table-cell>
          <table:covered-table-cell table:style-name="ce173"/>
          <table:table-cell table:style-name="ce165"/>
          <table:covered-table-cell table:style-name="ce137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6" calcext:value-type="float">
            <text:p>6</text:p>
          </table:table-cell>
          <table:table-cell table:style-name="ce217" office:value-type="string" calcext:value-type="string">
            <text:p>LP</text:p>
          </table:table-cell>
          <table:table-cell table:style-name="ce187" table:number-columns-repeated="2"/>
          <table:table-cell table:style-name="ce174" office:value-type="float" office:value="15" calcext:value-type="float">
            <text:p>1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3" office:value-type="string" calcext:value-type="string" table:number-columns-spanned="2" table:number-rows-spanned="1">
            <text:p>Technische Informatik I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Technische Informatik I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Betriebssysteme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Computernetze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Seminar</text:p>
          </table:table-cell>
          <table:covered-table-cell table:style-name="ce211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95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65"/>
          <table:table-cell table:style-name="ce173" office:value-type="string" calcext:value-type="string" table:number-columns-spanned="2" table:number-rows-spanned="1">
            <text:p>Theoretische Informatik I</text:p>
          </table:table-cell>
          <table:covered-table-cell table:style-name="ce173"/>
          <table:table-cell table:style-name="ce189" table:number-columns-repeated="2"/>
          <table:table-cell table:style-name="ce173" office:value-type="string" calcext:value-type="string" table:number-columns-spanned="2" table:number-rows-spanned="1">
            <text:p>Theoretische Informatik II</text:p>
          </table:table-cell>
          <table:covered-table-cell table:style-name="ce173"/>
          <table:table-cell table:style-name="ce189"/>
          <table:table-cell table:style-name="ce165"/>
          <table:table-cell table:style-name="ce173" office:value-type="string" calcext:value-type="string" table:number-columns-spanned="2" table:number-rows-spanned="1">
            <text:p>HW-SW-Systeme</text:p>
          </table:table-cell>
          <table:covered-table-cell table:style-name="ce173"/>
          <table:table-cell table:style-name="ce189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8"/>
          <table:table-cell table:style-name="ce160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9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161" office:value-type="string" calcext:value-type="string" table:number-columns-spanned="1" table:number-rows-spanned="7">
            <text:p>Orientierungstage</text:p>
          </table:table-cell>
          <table:table-cell table:style-name="ce147"/>
          <table:table-cell table:number-columns-repeated="2"/>
          <table:table-cell table:style-name="ce165"/>
          <table:table-cell table:style-name="ce197"/>
          <table:table-cell table:style-name="ce200" table:number-columns-spanned="2" table:number-rows-spanned="1"/>
          <table:covered-table-cell table:style-name="ce200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3" office:value-type="string" calcext:value-type="string" table:number-columns-spanned="2" table:number-rows-spanned="1">
            <text:p>Algorith.u.Datenstrukturen</text:p>
          </table:table-cell>
          <table:covered-table-cell table:style-name="ce173"/>
          <table:table-cell table:style-name="ce165"/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Datenbanksysteme</text:p>
          </table:table-cell>
          <table:covered-table-cell table:style-name="ce17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Module im Umfang von 36 LP, zum Beispiel</text:p>
          </table:table-cell>
          <table:covered-table-cell table:number-columns-repeated="13" table:style-name="ce20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201" office:value-type="string" calcext:value-type="string" table:number-columns-spanned="2" table:number-rows-spanned="1">
            <text:p>Orientierungstage</text:p>
          </table:table-cell>
          <table:covered-table-cell table:style-name="ce201"/>
          <table:table-cell table:style-name="ce165"/>
          <table:table-cell table:style-name="ce147"/>
          <table:table-cell table:style-name="ce210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12" calcext:value-type="float">
            <text:p>12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12" calcext:value-type="float">
            <text:p>12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8" calcext:value-type="float">
            <text:p>8</text:p>
          </table:table-cell>
          <table:table-cell table:style-name="ce223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0"/>
          <table:table-cell table:style-name="ce152"/>
          <table:table-cell table:style-name="ce166"/>
          <table:table-cell table:style-name="ce178" table:number-columns-repeated="2"/>
          <table:table-cell table:style-name="ce190"/>
          <table:table-cell table:style-name="ce198"/>
          <table:table-cell table:style-name="ce178" table:number-columns-repeated="3"/>
          <table:table-cell table:style-name="ce198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2"/>
          <table:table-cell table:style-name="ce191"/>
          <table:covered-table-cell table:style-name="ce137"/>
          <table:table-cell table:number-columns-repeated="996"/>
        </table:table-row>
        <table:table-row table:style-name="ro4">
          <table:table-cell table:style-name="ce137" office:value-type="string" calcext:value-type="string" table:number-columns-spanned="1" table:number-rows-spanned="7">
            <text:p>Mathematik</text:p>
          </table:table-cell>
          <table:table-cell table:style-name="ce148"/>
          <table:table-cell table:style-name="ce162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222" table:number-columns-repeated="2"/>
          <table:table-cell table:style-name="ce165"/>
          <table:table-cell table:style-name="ce137" office:value-type="float" office:value="32" calcext:value-type="float" table:number-columns-spanned="1" table:number-rows-spanned="7">
            <text:p>32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Lineare Algebra</text:p>
          </table:table-cell>
          <table:covered-table-cell table:style-name="ce173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Analysis</text:p>
          </table:table-cell>
          <table:covered-table-cell table:style-name="ce173"/>
          <table:table-cell table:style-name="ce176"/>
          <table:table-cell table:style-name="ce195"/>
          <table:table-cell table:style-name="ce211" office:value-type="string" calcext:value-type="string" table:number-columns-spanned="2" table:number-rows-spanned="1">
            <text:p>Math. Wahlpflicht I</text:p>
          </table:table-cell>
          <table:covered-table-cell table:style-name="ce211"/>
          <table:table-cell table:style-name="ce176"/>
          <table:table-cell table:style-name="ce195"/>
          <table:table-cell table:style-name="ce211" office:value-type="string" calcext:value-type="string" table:number-columns-spanned="2" table:number-rows-spanned="1">
            <text:p>Math. Wahlpflicht II</text:p>
          </table:table-cell>
          <table:covered-table-cell table:style-name="ce211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76"/>
          <table:table-cell table:style-name="ce195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Diskrete Mathematik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Logik</text:p>
          </table:table-cell>
          <table:covered-table-cell table:style-name="ce173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8"/>
          <table:table-cell table:style-name="ce19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6"/>
        </table:table-row>
        <table:table-row table:style-name="ro5">
          <table:table-cell table:style-name="ce138" office:value-type="string" calcext:value-type="string" table:number-columns-spanned="1" table:number-rows-spanned="5">
            <text:p>Nebenfach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16" calcext:value-type="float" table:number-columns-spanned="1" table:number-rows-spanned="5">
            <text:p>16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3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3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4" office:value-type="string" calcext:value-type="string" table:number-columns-spanned="14" table:number-rows-spanned="1">
            <text:p>Module im Umfang von 16 LP, zum Beispiel</text:p>
          </table:table-cell>
          <table:covered-table-cell table:number-columns-repeated="13" table:style-name="ce214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215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24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996"/>
        </table:table-row>
        <table:table-row table:style-name="ro7">
          <table:table-cell table:style-name="ce138" office:value-type="string" calcext:value-type="string" table:number-columns-spanned="1" table:number-rows-spanned="5">
            <text:p>Schlüssel-qualifikationen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202" office:value-type="string" calcext:value-type="string" table:number-columns-spanned="14" table:number-rows-spanned="1">
            <text:p>Handlungsorientierte Angebote + Übergeordneter Bezug + Wissenschaftskulturen</text:p>
          </table:table-cell>
          <table:covered-table-cell table:number-columns-repeated="13" table:style-name="ce202"/>
          <table:table-cell table:style-name="ce165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203"/>
          <table:table-cell table:style-name="ce205" office:value-type="string" calcext:value-type="string" table:number-columns-spanned="13" table:number-rows-spanned="1">
            <text:p>Module im Umfang von 10 LP, zum Beispiel</text:p>
          </table:table-cell>
          <table:covered-table-cell table:number-columns-repeated="12" table:style-name="ce205"/>
          <table:table-cell table:style-name="ce165"/>
          <table:table-cell table:style-name="ce147"/>
          <table:table-cell table:style-name="ce179" table:number-columns-repeated="2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204" office:value-type="float" office:value="4" calcext:value-type="float">
            <text:p>4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6"/>
          <table:table-cell table:style-name="ce206" office:value-type="float" office:value="4" calcext:value-type="float">
            <text:p>4</text:p>
          </table:table-cell>
          <table:table-cell table:style-name="ce221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6" table:number-columns-repeated="2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996"/>
        </table:table-row>
        <table:table-row table:style-name="ro4">
          <table:table-cell table:style-name="ce139"/>
          <table:table-cell table:style-name="ce155" table:number-columns-repeated="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226"/>
          <table:table-cell table:number-columns-repeated="996"/>
        </table:table-row>
        <table:table-row table:style-name="ro4">
          <table:table-cell table:style-name="ce135" office:value-type="string" calcext:value-type="string">
            <text:p>Summe</text:p>
          </table:table-cell>
          <table:table-cell table:style-name="ce156" table:number-columns-repeated="2"/>
          <table:table-cell table:style-name="ce163"/>
          <table:table-cell table:style-name="ce172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7" calcext:value-type="float" table:number-columns-spanned="2" table:number-rows-spanned="1">
            <text:p>27</text:p>
          </table:table-cell>
          <table:covered-table-cell table:style-name="ce172"/>
          <table:table-cell table:style-name="ce192"/>
          <table:table-cell table:style-name="ce183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40"/>
          <table:table-cell table:style-name="ce157" table:number-columns-repeated="2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6"/>
        </table:table-row>
        <table:table-row table:style-name="ro4">
          <table:table-cell table:style-name="ce141" table:number-columns-repeated="3"/>
          <table:table-cell table:style-name="ce167" table:number-columns-repeated="24"/>
          <table:table-cell table:style-name="ce141"/>
          <table:table-cell table:number-columns-repeated="996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7"/>
          <table:table-cell table:number-columns-repeated="1013"/>
        </table:table-row>
        <table:table-row table:style-name="ro4">
          <table:table-cell table:style-name="ce142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9" table:number-columns-repeated="2"/>
          <table:table-cell office:value-type="string" calcext:value-type="string">
            <text:p><text:s/>Wahlpflichtmodul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70" table:number-columns-repeated="2"/>
          <table:table-cell office:value-type="string" calcext:value-type="string">
            <text:p><text:s/>Nebenfachmodul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71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18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Bachelor!'.$A$1:.$AB$51"/>
        </table:named-expressions>
      </table:table>
      <table:table table:name="Bachelor 2008!" table:style-name="ta3" table:print-ranges="'Bachelor 2008!'.A1:'Bachelor 2008!'.AB5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3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4"/>
          <table:table-cell table:style-name="ce143"/>
          <table:table-cell table:style-name="ce158" table:number-columns-repeated="4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44"/>
          <table:table-cell table:style-name="ce156"/>
          <table:table-cell table:style-name="ce163"/>
          <table:table-cell table:style-name="ce172" office:value-type="string" calcext:value-type="string" table:number-columns-spanned="2" table:number-rows-spanned="1">
            <text:p>1. Semester</text:p>
          </table:table-cell>
          <table:covered-table-cell table:style-name="ce172"/>
          <table:table-cell table:style-name="ce183"/>
          <table:table-cell table:style-name="ce144"/>
          <table:table-cell table:style-name="ce172" office:value-type="string" calcext:value-type="string" table:number-columns-spanned="2" table:number-rows-spanned="1">
            <text:p>2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3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4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5. Semester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6. Semester</text:p>
          </table:table-cell>
          <table:covered-table-cell table:style-name="ce172"/>
          <table:table-cell table:style-name="ce163"/>
          <table:table-cell table:style-name="ce135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6"/>
          <table:table-cell table:style-name="ce145"/>
          <table:table-cell table:style-name="ce159" table:number-columns-repeated="2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24">
            <text:p>Informatik</text:p>
          </table:table-cell>
          <table:table-cell table:style-name="ce146" table:number-columns-repeated="2"/>
          <table:table-cell table:style-name="ce164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38" office:value-type="string" calcext:value-type="string" table:number-columns-spanned="1" table:number-rows-spanned="24">
            <text:p>117</text:p>
            <text:p> - </text:p>
            <text:p>121</text:p>
          </table:table-cell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3" office:value-type="string" calcext:value-type="string" table:number-columns-spanned="2" table:number-rows-spanned="1">
            <text:p>Programmieren I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Programmieren I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techn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entw.Praktikum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Teamprojekt</text:p>
          </table:table-cell>
          <table:covered-table-cell table:style-name="ce211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Bachelorarbeit</text:p>
          </table:table-cell>
          <table:covered-table-cell table:style-name="ce17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6" calcext:value-type="float">
            <text:p>6</text:p>
          </table:table-cell>
          <table:table-cell table:style-name="ce217" office:value-type="string" calcext:value-type="string">
            <text:p>LP</text:p>
          </table:table-cell>
          <table:table-cell table:style-name="ce187" table:number-columns-repeated="2"/>
          <table:table-cell table:style-name="ce174" office:value-type="float" office:value="15" calcext:value-type="float">
            <text:p>1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number-columns-repeated="2"/>
          <table:table-cell table:style-name="ce186"/>
          <table:table-cell table:style-name="ce195"/>
          <table:table-cell table:number-columns-repeated="2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Betriebssysteme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Computernetze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Seminar</text:p>
          </table:table-cell>
          <table:covered-table-cell table:style-name="ce211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number-columns-repeated="2"/>
          <table:table-cell table:style-name="ce186"/>
          <table:table-cell table:style-name="ce195"/>
          <table:table-cell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 table:number-columns-repeated="2"/>
          <table:table-cell table:style-name="ce173" office:value-type="string" calcext:value-type="string" table:number-columns-spanned="2" table:number-rows-spanned="1">
            <text:p>HW-SW-Systeme</text:p>
          </table:table-cell>
          <table:covered-table-cell table:style-name="ce173"/>
          <table:table-cell table:style-name="ce189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8"/>
          <table:table-cell table:style-name="ce160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9"/>
          <table:table-cell table:style-name="ce227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173" office:value-type="string" calcext:value-type="string" table:number-columns-spanned="2" table:number-rows-spanned="1">
            <text:p>Algorith.u.Datenstrukturen</text:p>
          </table:table-cell>
          <table:covered-table-cell table:style-name="ce173"/>
          <table:table-cell table:style-name="ce165"/>
          <table:table-cell table:style-name="ce197"/>
          <table:table-cell table:style-name="ce173" office:value-type="string" calcext:value-type="string" table:number-columns-spanned="2" table:number-rows-spanned="1">
            <text:p>Logik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Theoretische Informat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Theoretische Informatik I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9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Rel. Datenbanksysteme I</text:p>
          </table:table-cell>
          <table:covered-table-cell table:style-name="ce17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8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161" office:value-type="string" calcext:value-type="string" table:number-columns-spanned="1" table:number-rows-spanned="7">
            <text:p>Orientierungstage</text:p>
          </table:table-cell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09" office:value-type="string" calcext:value-type="string" table:number-columns-spanned="2" table:number-rows-spanned="1">
            <text:p>Elektrotechn. Grundlagen</text:p>
          </table:table-cell>
          <table:covered-table-cell table:style-name="ce209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Technische Informatik I</text:p>
          </table:table-cell>
          <table:covered-table-cell table:style-name="ce173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Technische Informatik I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33" office:value-type="string" calcext:value-type="string" table:number-columns-spanned="2" table:number-rows-spanned="1">
            <text:p>der Techn. Informatik</text:p>
          </table:table-cell>
          <table:covered-table-cell table:style-name="ce233"/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LP</text:p>
          </table:table-cell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9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Module im Umfang von 20-24 LP, zum Beispiel</text:p>
          </table:table-cell>
          <table:covered-table-cell table:number-columns-repeated="13" table:style-name="ce209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201" office:value-type="string" calcext:value-type="string" table:number-columns-spanned="2" table:number-rows-spanned="1">
            <text:p>Orientierungstage</text:p>
          </table:table-cell>
          <table:covered-table-cell table:style-name="ce201"/>
          <table:table-cell table:style-name="ce165"/>
          <table:table-cell table:style-name="ce147"/>
          <table:table-cell table:style-name="ce210" office:value-type="float" office:value="0" calcext:value-type="float">
            <text:p>0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10" calcext:value-type="float">
            <text:p>10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8" calcext:value-type="float">
            <text:p>8</text:p>
          </table:table-cell>
          <table:table-cell table:style-name="ce223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50"/>
          <table:table-cell table:style-name="ce152"/>
          <table:table-cell table:style-name="ce166"/>
          <table:table-cell table:style-name="ce178" table:number-columns-repeated="2"/>
          <table:table-cell table:style-name="ce190"/>
          <table:table-cell table:style-name="ce198"/>
          <table:table-cell table:style-name="ce178" table:number-columns-repeated="3"/>
          <table:table-cell table:style-name="ce198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2"/>
          <table:table-cell table:style-name="ce191"/>
          <table:covered-table-cell table:style-name="ce138"/>
          <table:table-cell table:number-columns-repeated="996"/>
        </table:table-row>
        <table:table-row table:style-name="ro1">
          <table:table-cell table:style-name="ce137" office:value-type="string" calcext:value-type="string" table:number-columns-spanned="1" table:number-rows-spanned="7">
            <text:p>Mathematik</text:p>
          </table:table-cell>
          <table:table-cell table:style-name="ce148"/>
          <table:table-cell table:style-name="ce162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222" table:number-columns-repeated="2"/>
          <table:table-cell table:style-name="ce165"/>
          <table:table-cell table:style-name="ce137" office:value-type="float" office:value="35" calcext:value-type="float" table:number-columns-spanned="1" table:number-rows-spanned="7">
            <text:p>35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Lineare Algebra</text:p>
          </table:table-cell>
          <table:covered-table-cell table:style-name="ce173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Analysis</text:p>
          </table:table-cell>
          <table:covered-table-cell table:style-name="ce173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style-name="ce211" office:value-type="string" calcext:value-type="string" table:number-columns-spanned="2" table:number-rows-spanned="1">
            <text:p>Math. Wahlpflicht II</text:p>
          </table:table-cell>
          <table:covered-table-cell table:style-name="ce211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LP</text:p>
          </table:table-cell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style-name="ce212" office:value-type="float" office:value="5" calcext:value-type="float">
            <text:p>5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Diskrete Mathematik</text:p>
          </table:table-cell>
          <table:covered-table-cell table:style-name="ce173"/>
          <table:table-cell table:style-name="ce186"/>
          <table:table-cell table:style-name="ce195"/>
          <table:table-cell table:style-name="ce211" office:value-type="string" calcext:value-type="string" table:number-columns-spanned="2" table:number-rows-spanned="1">
            <text:p>Math. Wahlpflicht I</text:p>
          </table:table-cell>
          <table:covered-table-cell table:style-name="ce211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88"/>
          <table:table-cell table:style-name="ce196"/>
          <table:table-cell table:style-name="ce212" office:value-type="float" office:value="5" calcext:value-type="float">
            <text:p>5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6"/>
        </table:table-row>
        <table:table-row table:style-name="ro5">
          <table:table-cell table:style-name="ce138" office:value-type="string" calcext:value-type="string" table:number-columns-spanned="1" table:number-rows-spanned="5">
            <text:p>Nebenfach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8" office:value-type="string" calcext:value-type="string" table:number-columns-spanned="1" table:number-rows-spanned="5">
            <text:p>14</text:p>
            <text:p> - </text:p>
            <text:p>18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3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4" office:value-type="string" calcext:value-type="string" table:number-columns-spanned="14" table:number-rows-spanned="1">
            <text:p>Module im Umfang von 14-18 LP, zum Beispiel</text:p>
          </table:table-cell>
          <table:covered-table-cell table:number-columns-repeated="13" table:style-name="ce214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215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24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8"/>
          <table:table-cell table:number-columns-repeated="996"/>
        </table:table-row>
        <table:table-row table:style-name="ro7">
          <table:table-cell table:style-name="ce138" office:value-type="string" calcext:value-type="string" table:number-columns-spanned="1" table:number-rows-spanned="5">
            <text:p>Schlüssel-qualifikationen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Wissenschaftl. Arbeiten</text:p>
          </table:table-cell>
          <table:covered-table-cell table:style-name="ce173"/>
          <table:table-cell table:style-name="ce165"/>
          <table:table-cell table:style-name="ce197"/>
          <table:table-cell table:style-name="ce202" office:value-type="string" calcext:value-type="string" table:number-columns-spanned="18" table:number-rows-spanned="1">
            <text:p>Handlungsorientierte Angebote + Übergeordneter Bezug + Wissenschaftskulturen</text:p>
          </table:table-cell>
          <table:covered-table-cell table:number-columns-repeated="17" table:style-name="ce202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230" office:value-type="float" office:value="2" calcext:value-type="float">
            <text:p>2</text:p>
          </table:table-cell>
          <table:table-cell table:style-name="ce232" office:value-type="string" calcext:value-type="string">
            <text:p>LP</text:p>
          </table:table-cell>
          <table:table-cell table:style-name="ce165"/>
          <table:table-cell table:style-name="ce197"/>
          <table:table-cell table:style-name="ce235" office:value-type="string" calcext:value-type="string" table:number-columns-spanned="18" table:number-rows-spanned="1">
            <text:p>Module im Umfang von 8 LP, zum Beispiel</text:p>
          </table:table-cell>
          <table:covered-table-cell table:number-columns-repeated="17" table:style-name="ce235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204" office:value-type="float" office:value="4" calcext:value-type="float">
            <text:p>4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21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996"/>
        </table:table-row>
        <table:table-row table:style-name="ro4">
          <table:table-cell table:style-name="ce139"/>
          <table:table-cell table:style-name="ce155" table:number-columns-repeated="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226"/>
          <table:table-cell table:number-columns-repeated="996"/>
        </table:table-row>
        <table:table-row table:style-name="ro4">
          <table:table-cell table:style-name="ce135" office:value-type="string" calcext:value-type="string">
            <text:p>Summe</text:p>
          </table:table-cell>
          <table:table-cell table:style-name="ce156" table:number-columns-repeated="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83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40"/>
          <table:table-cell table:style-name="ce157" table:number-columns-repeated="2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6"/>
        </table:table-row>
        <table:table-row table:style-name="ro4">
          <table:table-cell table:style-name="ce141" table:number-columns-repeated="3"/>
          <table:table-cell table:style-name="ce167" table:number-columns-repeated="24"/>
          <table:table-cell table:style-name="ce141"/>
          <table:table-cell table:number-columns-repeated="996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7"/>
          <table:table-cell table:number-columns-repeated="4"/>
          <table:table-cell table:style-name="ce170" table:number-columns-repeated="2"/>
          <table:table-cell office:value-type="string" calcext:value-type="string">
            <text:p><text:s/>Nebenfachmodule</text:p>
          </table:table-cell>
          <table:table-cell table:number-columns-repeated="1006"/>
        </table:table-row>
        <table:table-row table:style-name="ro4">
          <table:table-cell table:style-name="ce142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9" table:number-columns-repeated="2"/>
          <table:table-cell office:value-type="string" calcext:value-type="string">
            <text:p><text:s/>Wahlpflichtmodule</text:p>
          </table:table-cell>
          <table:table-cell table:number-columns-repeated="9"/>
          <table:table-cell table:style-name="ce171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style-name="ce207" table:number-columns-repeated="14"/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Bachelor 2008!'.$A$1:.$AB$54"/>
        </table:named-expressions>
      </table:table>
      <table:table table:name="Bachelor 2008!!" table:style-name="ta4" table:print-ranges="'Bachelor 2008!!'.A1:'Bachelor 2008!!'.AB5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3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4"/>
          <table:table-cell table:style-name="ce143"/>
          <table:table-cell table:style-name="ce158" table:number-columns-repeated="4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44"/>
          <table:table-cell table:style-name="ce156"/>
          <table:table-cell table:style-name="ce163"/>
          <table:table-cell table:style-name="ce172" office:value-type="string" calcext:value-type="string" table:number-columns-spanned="2" table:number-rows-spanned="1">
            <text:p>1. Semester</text:p>
          </table:table-cell>
          <table:covered-table-cell table:style-name="ce172"/>
          <table:table-cell table:style-name="ce183"/>
          <table:table-cell table:style-name="ce144"/>
          <table:table-cell table:style-name="ce172" office:value-type="string" calcext:value-type="string" table:number-columns-spanned="2" table:number-rows-spanned="1">
            <text:p>2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3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4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5. Semester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6. Semester</text:p>
          </table:table-cell>
          <table:covered-table-cell table:style-name="ce172"/>
          <table:table-cell table:style-name="ce163"/>
          <table:table-cell table:style-name="ce135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6"/>
          <table:table-cell table:style-name="ce145"/>
          <table:table-cell table:style-name="ce159" table:number-columns-repeated="2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24">
            <text:p>Informatik</text:p>
          </table:table-cell>
          <table:table-cell table:style-name="ce146" table:number-columns-repeated="2"/>
          <table:table-cell table:style-name="ce164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38" office:value-type="string" calcext:value-type="string" table:number-columns-spanned="1" table:number-rows-spanned="24">
            <text:p>117</text:p>
            <text:p> - </text:p>
            <text:p>121</text:p>
          </table:table-cell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3" office:value-type="string" calcext:value-type="string" table:number-columns-spanned="2" table:number-rows-spanned="1">
            <text:p>Programmieren I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Programmieren I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techn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entw.Praktikum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Teamprojekt</text:p>
          </table:table-cell>
          <table:covered-table-cell table:style-name="ce211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Bachelorarbeit</text:p>
          </table:table-cell>
          <table:covered-table-cell table:style-name="ce17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6" calcext:value-type="float">
            <text:p>6</text:p>
          </table:table-cell>
          <table:table-cell table:style-name="ce217" office:value-type="string" calcext:value-type="string">
            <text:p>LP</text:p>
          </table:table-cell>
          <table:table-cell table:style-name="ce187" table:number-columns-repeated="2"/>
          <table:table-cell table:style-name="ce174" office:value-type="float" office:value="15" calcext:value-type="float">
            <text:p>1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number-columns-repeated="2"/>
          <table:table-cell table:style-name="ce186"/>
          <table:table-cell table:style-name="ce195"/>
          <table:table-cell table:number-columns-repeated="2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Betriebssysteme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Computernetze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Seminar</text:p>
          </table:table-cell>
          <table:covered-table-cell table:style-name="ce211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number-columns-repeated="2"/>
          <table:table-cell table:style-name="ce186"/>
          <table:table-cell table:style-name="ce195"/>
          <table:table-cell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 table:number-columns-repeated="2"/>
          <table:table-cell table:style-name="ce173" office:value-type="string" calcext:value-type="string" table:number-columns-spanned="2" table:number-rows-spanned="1">
            <text:p>HW-SW-Systeme</text:p>
          </table:table-cell>
          <table:covered-table-cell table:style-name="ce173"/>
          <table:table-cell table:style-name="ce189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8"/>
          <table:table-cell table:style-name="ce160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9"/>
          <table:table-cell table:style-name="ce227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173" office:value-type="string" calcext:value-type="string" table:number-columns-spanned="2" table:number-rows-spanned="1">
            <text:p>Algorith.u.Datenstrukturen</text:p>
          </table:table-cell>
          <table:covered-table-cell table:style-name="ce173"/>
          <table:table-cell table:style-name="ce165"/>
          <table:table-cell table:style-name="ce197"/>
          <table:table-cell table:style-name="ce173" office:value-type="string" calcext:value-type="string" table:number-columns-spanned="2" table:number-rows-spanned="1">
            <text:p>Logik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Theoretische Informat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Theoretische Informatik I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9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Rel. Datenbanksysteme I</text:p>
          </table:table-cell>
          <table:covered-table-cell table:style-name="ce17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8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161" office:value-type="string" calcext:value-type="string" table:number-columns-spanned="1" table:number-rows-spanned="7">
            <text:p>Orientierungstage</text:p>
          </table:table-cell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09" office:value-type="string" calcext:value-type="string" table:number-columns-spanned="2" table:number-rows-spanned="1">
            <text:p>Elektrotechn. Grundlagen</text:p>
          </table:table-cell>
          <table:covered-table-cell table:style-name="ce209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Technische Informatik I</text:p>
          </table:table-cell>
          <table:covered-table-cell table:style-name="ce173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Technische Informatik I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33" office:value-type="string" calcext:value-type="string" table:number-columns-spanned="2" table:number-rows-spanned="1">
            <text:p>der Techn. Informatik</text:p>
          </table:table-cell>
          <table:covered-table-cell table:style-name="ce233"/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LP</text:p>
          </table:table-cell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9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Module im Umfang von 20-24 LP, zum Beispiel</text:p>
          </table:table-cell>
          <table:covered-table-cell table:number-columns-repeated="13" table:style-name="ce209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201" office:value-type="string" calcext:value-type="string" table:number-columns-spanned="2" table:number-rows-spanned="1">
            <text:p>Orientierungstage</text:p>
          </table:table-cell>
          <table:covered-table-cell table:style-name="ce201"/>
          <table:table-cell table:style-name="ce165"/>
          <table:table-cell table:style-name="ce147"/>
          <table:table-cell table:style-name="ce210" office:value-type="float" office:value="0" calcext:value-type="float">
            <text:p>0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10" calcext:value-type="float">
            <text:p>10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8" calcext:value-type="float">
            <text:p>8</text:p>
          </table:table-cell>
          <table:table-cell table:style-name="ce223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50"/>
          <table:table-cell table:style-name="ce152"/>
          <table:table-cell table:style-name="ce166"/>
          <table:table-cell table:style-name="ce178" table:number-columns-repeated="2"/>
          <table:table-cell table:style-name="ce190"/>
          <table:table-cell table:style-name="ce198"/>
          <table:table-cell table:style-name="ce178" table:number-columns-repeated="3"/>
          <table:table-cell table:style-name="ce198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2"/>
          <table:table-cell table:style-name="ce191"/>
          <table:covered-table-cell table:style-name="ce138"/>
          <table:table-cell table:number-columns-repeated="996"/>
        </table:table-row>
        <table:table-row table:style-name="ro4">
          <table:table-cell table:style-name="ce137" office:value-type="string" calcext:value-type="string" table:number-columns-spanned="1" table:number-rows-spanned="7">
            <text:p>Mathematik</text:p>
          </table:table-cell>
          <table:table-cell table:style-name="ce148"/>
          <table:table-cell table:style-name="ce162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222" table:number-columns-repeated="2"/>
          <table:table-cell table:style-name="ce165"/>
          <table:table-cell table:style-name="ce137" office:value-type="float" office:value="35" calcext:value-type="float" table:number-columns-spanned="1" table:number-rows-spanned="7">
            <text:p>35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Lineare Algebra</text:p>
          </table:table-cell>
          <table:covered-table-cell table:style-name="ce173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Analysis</text:p>
          </table:table-cell>
          <table:covered-table-cell table:style-name="ce173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style-name="ce211" office:value-type="string" calcext:value-type="string" table:number-columns-spanned="2" table:number-rows-spanned="1">
            <text:p>Math. Wahlpflicht II</text:p>
          </table:table-cell>
          <table:covered-table-cell table:style-name="ce211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LP</text:p>
          </table:table-cell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style-name="ce212" office:value-type="float" office:value="5" calcext:value-type="float">
            <text:p>5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Diskrete Mathematik</text:p>
          </table:table-cell>
          <table:covered-table-cell table:style-name="ce173"/>
          <table:table-cell table:style-name="ce186"/>
          <table:table-cell table:style-name="ce195"/>
          <table:table-cell table:style-name="ce211" office:value-type="string" calcext:value-type="string" table:number-columns-spanned="2" table:number-rows-spanned="1">
            <text:p>Math. Wahlpflicht I</text:p>
          </table:table-cell>
          <table:covered-table-cell table:style-name="ce211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88"/>
          <table:table-cell table:style-name="ce196"/>
          <table:table-cell table:style-name="ce212" office:value-type="float" office:value="5" calcext:value-type="float">
            <text:p>5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6"/>
        </table:table-row>
        <table:table-row table:style-name="ro5">
          <table:table-cell table:style-name="ce138" office:value-type="string" calcext:value-type="string" table:number-columns-spanned="1" table:number-rows-spanned="5">
            <text:p>Nebenfach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8" office:value-type="string" calcext:value-type="string" table:number-columns-spanned="1" table:number-rows-spanned="5">
            <text:p>14</text:p>
            <text:p> - </text:p>
            <text:p>18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3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4" office:value-type="string" calcext:value-type="string" table:number-columns-spanned="14" table:number-rows-spanned="1">
            <text:p>Module im Umfang von 14-18 LP, zum Beispiel</text:p>
          </table:table-cell>
          <table:covered-table-cell table:number-columns-repeated="13" table:style-name="ce214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215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24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8"/>
          <table:table-cell table:number-columns-repeated="996"/>
        </table:table-row>
        <table:table-row table:style-name="ro7">
          <table:table-cell table:style-name="ce138" office:value-type="string" calcext:value-type="string" table:number-columns-spanned="1" table:number-rows-spanned="5">
            <text:p>Schlüssel-qualifikationen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237"/>
          <table:table-cell table:style-name="ce239" table:number-columns-repeated="2"/>
          <table:table-cell table:style-name="ce241" office:value-type="string" calcext:value-type="string" table:number-columns-spanned="19" table:number-rows-spanned="1">
            <text:p>Handlungsorientierte Angebote + Übergeordneter Bezug + Wissenschaftskulturen</text:p>
          </table:table-cell>
          <table:covered-table-cell table:number-columns-repeated="18" table:style-name="ce241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202" office:value-type="string" calcext:value-type="string" table:number-columns-spanned="2" table:number-rows-spanned="1">
            <text:p>Wissenschaftl. Arbeiten</text:p>
          </table:table-cell>
          <table:covered-table-cell table:style-name="ce202"/>
          <table:table-cell table:style-name="ce240"/>
          <table:table-cell table:style-name="ce242" office:value-type="string" calcext:value-type="string" table:number-columns-spanned="19" table:number-rows-spanned="1">
            <text:p>Module im Umfang von 10 LP, zum Beispiel</text:p>
          </table:table-cell>
          <table:covered-table-cell table:number-columns-repeated="18" table:style-name="ce242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238" office:value-type="float" office:value="2" calcext:value-type="float">
            <text:p>2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21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996"/>
        </table:table-row>
        <table:table-row table:style-name="ro4">
          <table:table-cell table:style-name="ce139"/>
          <table:table-cell table:style-name="ce155" table:number-columns-repeated="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226"/>
          <table:table-cell table:number-columns-repeated="996"/>
        </table:table-row>
        <table:table-row table:style-name="ro4">
          <table:table-cell table:style-name="ce135" office:value-type="string" calcext:value-type="string">
            <text:p>Summe</text:p>
          </table:table-cell>
          <table:table-cell table:style-name="ce156" table:number-columns-repeated="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83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40"/>
          <table:table-cell table:style-name="ce157" table:number-columns-repeated="2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6"/>
        </table:table-row>
        <table:table-row table:style-name="ro4">
          <table:table-cell table:style-name="ce141" table:number-columns-repeated="3"/>
          <table:table-cell table:style-name="ce167" table:number-columns-repeated="24"/>
          <table:table-cell table:style-name="ce141"/>
          <table:table-cell table:number-columns-repeated="996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7"/>
          <table:table-cell table:number-columns-repeated="4"/>
          <table:table-cell table:style-name="ce170" table:number-columns-repeated="2"/>
          <table:table-cell office:value-type="string" calcext:value-type="string">
            <text:p><text:s/>Nebenfachmodule</text:p>
          </table:table-cell>
          <table:table-cell table:number-columns-repeated="1006"/>
        </table:table-row>
        <table:table-row table:style-name="ro4">
          <table:table-cell table:style-name="ce142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9" table:number-columns-repeated="2"/>
          <table:table-cell office:value-type="string" calcext:value-type="string">
            <text:p><text:s/>Wahlpflichtmodule</text:p>
          </table:table-cell>
          <table:table-cell table:number-columns-repeated="9"/>
          <table:table-cell table:style-name="ce171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style-name="ce207" table:number-columns-repeated="14"/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Bachelor 2008!!'.$A$1:.$AB$54"/>
        </table:named-expressions>
      </table:table>
      <table:table table:name="Master!" table:style-name="ta5" table:print-ranges="'Master!'.A1:'Master!'.Z59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998" table:default-cell-style-name="Default"/>
        <table:table-row table:style-name="ro10">
          <table:table-cell table:style-name="ce133" office:value-type="string" calcext:value-type="string" table:number-columns-spanned="26" table:number-rows-spanned="1">
            <text:p>Beispielstudienplan Masterstudiengang Informatik<text:span text:style-name="T2"> (Beginn des Studiums im Wintersemester)</text:span></text:p>
          </table:table-cell>
          <table:covered-table-cell table:number-columns-repeated="25" table:style-name="ce133"/>
          <table:table-cell table:number-columns-repeated="998"/>
        </table:table-row>
        <table:table-row table:style-name="ro4">
          <table:table-cell table:style-name="ce166" table:number-columns-repeated="26"/>
          <table:table-cell table:number-columns-repeated="998"/>
        </table:table-row>
        <table:table-row table:style-name="ro4">
          <table:table-cell table:style-name="ce137" office:value-type="string" calcext:value-type="string" table:number-columns-spanned="1" table:number-rows-spanned="2">
            <text:p>Semester</text:p>
          </table:table-cell>
          <table:table-cell table:style-name="ce243"/>
          <table:table-cell table:style-name="ce172" office:value-type="string" calcext:value-type="string" table:number-columns-spanned="2" table:number-rows-spanned="1">
            <text:p>1. Prüfungsbreich</text:p>
          </table:table-cell>
          <table:covered-table-cell table:style-name="ce172"/>
          <table:table-cell table:style-name="ce243"/>
          <table:table-cell table:style-name="ce143"/>
          <table:table-cell table:style-name="ce247" office:value-type="string" calcext:value-type="string" table:number-columns-spanned="2" table:number-rows-spanned="1">
            <text:p>2. Prüfungsbereich</text:p>
          </table:table-cell>
          <table:covered-table-cell table:style-name="ce247"/>
          <table:table-cell table:style-name="ce182"/>
          <table:table-cell table:style-name="ce243"/>
          <table:table-cell table:style-name="ce172" office:value-type="string" calcext:value-type="string" table:number-columns-spanned="2" table:number-rows-spanned="1">
            <text:p>3. Prüfungsbereich</text:p>
          </table:table-cell>
          <table:covered-table-cell table:style-name="ce172"/>
          <table:table-cell table:style-name="ce243"/>
          <table:table-cell table:style-name="ce143"/>
          <table:table-cell table:style-name="ce247" office:value-type="string" calcext:value-type="string" table:number-columns-spanned="2" table:number-rows-spanned="1">
            <text:p>4. Prüfungsbereich</text:p>
          </table:table-cell>
          <table:covered-table-cell table:style-name="ce247"/>
          <table:table-cell table:style-name="ce182"/>
          <table:table-cell table:style-name="ce243"/>
          <table:table-cell table:style-name="ce172" office:value-type="string" calcext:value-type="string" table:number-columns-spanned="2" table:number-rows-spanned="1">
            <text:p>5. Prüfungsbereich</text:p>
          </table:table-cell>
          <table:covered-table-cell table:style-name="ce172"/>
          <table:table-cell table:style-name="ce243"/>
          <table:table-cell table:style-name="ce143"/>
          <table:table-cell table:style-name="ce258" office:value-type="string" calcext:value-type="string" table:number-columns-spanned="2" table:number-rows-spanned="2">
            <text:p>Sonstiges</text:p>
          </table:table-cell>
          <table:covered-table-cell table:style-name="ce258"/>
          <table:table-cell table:style-name="ce182"/>
          <table:table-cell table:style-name="ce137" office:value-type="string" calcext:value-type="string" table:number-columns-spanned="1" table:number-rows-spanned="2">
            <text:p>LP</text:p>
          </table:table-cell>
          <table:table-cell table:number-columns-repeated="998"/>
        </table:table-row>
        <table:table-row table:style-name="ro4">
          <table:covered-table-cell table:style-name="ce137"/>
          <table:table-cell table:style-name="ce159"/>
          <table:table-cell table:style-name="ce244" office:value-type="string" calcext:value-type="string" table:number-columns-spanned="2" table:number-rows-spanned="1">
            <text:p>Informationssysteme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Robotik</text:p>
          </table:table-cell>
          <table:covered-table-cell table:style-name="ce244"/>
          <table:table-cell table:style-name="ce193"/>
          <table:table-cell table:style-name="ce159"/>
          <table:table-cell table:style-name="ce244" office:value-type="string" calcext:value-type="string" table:number-columns-spanned="2" table:number-rows-spanned="1">
            <text:p>Medizinische Informatik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Nebenfach</text:p>
          </table:table-cell>
          <table:covered-table-cell table:style-name="ce244"/>
          <table:table-cell table:style-name="ce193"/>
          <table:table-cell table:style-name="ce159"/>
          <table:table-cell table:style-name="ce244" office:value-type="string" calcext:value-type="string" table:number-columns-spanned="2" table:number-rows-spanned="1">
            <text:p>Schlüsselqualifikationen</text:p>
          </table:table-cell>
          <table:covered-table-cell table:style-name="ce244"/>
          <table:table-cell table:style-name="ce159"/>
          <table:table-cell table:style-name="ce145"/>
          <table:covered-table-cell table:number-columns-repeated="2" table:style-name="ce258"/>
          <table:table-cell table:style-name="ce193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9">
            <text:p>1 (WS)</text:p>
          </table:table-cell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style-name="ce137" office:value-type="float" office:value="28" calcext:value-type="float" table:number-columns-spanned="1" table:number-rows-spanned="9">
            <text:p>28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3" office:value-type="string" calcext:value-type="string" table:number-columns-spanned="2" table:number-rows-spanned="1">
            <text:p>Datenbanksysteme</text:p>
          </table:table-cell>
          <table:covered-table-cell table:style-name="ce173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Robotik I</text:p>
          </table:table-cell>
          <table:covered-table-cell table:style-name="ce173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Assistierende Gesundheits-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Nebenfachmodul I</text:p>
          </table:table-cell>
          <table:covered-table-cell table:style-name="ce173"/>
          <table:table-cell table:style-name="ce165"/>
          <table:table-cell/>
          <table:table-cell table:style-name="ce173" office:value-type="string" calcext:value-type="string" table:number-columns-spanned="2" table:number-rows-spanned="1">
            <text:p>Mathematikmodul</text:p>
          </table:table-cell>
          <table:covered-table-cell table:style-name="ce173"/>
          <table:table-cell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257" office:value-type="string" calcext:value-type="string" table:number-columns-spanned="2" table:number-rows-spanned="1">
            <text:p>technologien A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Medizinische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Nebenfachmodul II</text:p>
          </table:table-cell>
          <table:covered-table-cell table:style-name="ce173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257" office:value-type="string" calcext:value-type="string" table:number-columns-spanned="2" table:number-rows-spanned="1">
            <text:p>Informationssysteme B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7">
            <text:p>2 (SS)</text:p>
          </table:table-cell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style-name="ce137" office:value-type="float" office:value="30" calcext:value-type="float" table:number-columns-spanned="1" table:number-rows-spanned="7">
            <text:p>30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3" office:value-type="string" calcext:value-type="string" table:number-columns-spanned="2" table:number-rows-spanned="1">
            <text:p>Datenbankpraktikum</text:p>
          </table:table-cell>
          <table:covered-table-cell table:style-name="ce173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Robotik II</text:p>
          </table:table-cell>
          <table:covered-table-cell table:style-name="ce173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Assistierende Gesundheits-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Nebenfachmodul III</text:p>
          </table:table-cell>
          <table:covered-table-cell table:style-name="ce173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Modul 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Seminar</text:p>
          </table:table-cell>
          <table:covered-table-cell table:style-name="ce173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257" office:value-type="string" calcext:value-type="string" table:number-columns-spanned="2" table:number-rows-spanned="1">
            <text:p>technologien B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257" office:value-type="string" calcext:value-type="string" table:number-columns-spanned="2" table:number-rows-spanned="1">
            <text:p>Wissenschaftskulturen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3" office:value-type="string" calcext:value-type="string" table:number-columns-spanned="2" table:number-rows-spanned="1">
            <text:p>Bildbasierte Modellierung</text:p>
          </table:table-cell>
          <table:covered-table-cell table:style-name="ce173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8"/>
        </table:table-row>
        <table:table-row table:style-name="ro11">
          <table:table-cell table:style-name="ce225" office:value-type="string" calcext:value-type="string" table:number-columns-spanned="1" table:number-rows-spanned="5">
            <text:p>3 (WS)</text:p>
          </table:table-cell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style-name="ce225" office:value-type="float" office:value="32" calcext:value-type="float" table:number-columns-spanned="1" table:number-rows-spanned="5">
            <text:p>32</text:p>
          </table:table-cell>
          <table:table-cell table:number-columns-repeated="998"/>
        </table:table-row>
        <table:table-row table:style-name="ro4">
          <table:covered-table-cell table:style-name="ce225"/>
          <table:table-cell/>
          <table:table-cell table:style-name="ce173" office:value-type="string" calcext:value-type="string" table:number-columns-spanned="2" table:number-rows-spanned="1">
            <text:p>Datenbank-Projektgruppe</text:p>
          </table:table-cell>
          <table:covered-table-cell table:style-name="ce173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Robotikpraktikum</text:p>
          </table:table-cell>
          <table:covered-table-cell table:style-name="ce173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Ausgewählte Kapitel der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Nebenfachmodul IV</text:p>
          </table:table-cell>
          <table:covered-table-cell table:style-name="ce173"/>
          <table:table-cell table:style-name="ce165"/>
          <table:table-cell table:number-columns-repeated="4"/>
          <table:table-cell table:style-name="ce197"/>
          <table:table-cell table:style-name="ce173" office:value-type="string" calcext:value-type="string" table:number-columns-spanned="2" table:number-rows-spanned="1">
            <text:p>Projektarbeit</text:p>
          </table:table-cell>
          <table:covered-table-cell table:style-name="ce173"/>
          <table:table-cell table:style-name="ce165"/>
          <table:covered-table-cell table:style-name="ce225"/>
          <table:table-cell table:number-columns-repeated="998"/>
        </table:table-row>
        <table:table-row table:style-name="ro4">
          <table:covered-table-cell table:style-name="ce225"/>
          <table:table-cell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257" office:value-type="string" calcext:value-type="string" table:number-columns-spanned="2" table:number-rows-spanned="1">
            <text:p>Medizinischen Informatik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number-columns-repeated="4"/>
          <table:table-cell table:style-name="ce197"/>
          <table:table-cell table:style-name="ce252" office:value-type="float" office:value="14" calcext:value-type="float">
            <text:p>14</text:p>
          </table:table-cell>
          <table:table-cell table:style-name="ce255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998"/>
        </table:table-row>
        <table:table-row table:style-name="ro4">
          <table:covered-table-cell table:style-name="ce22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225"/>
          <table:table-cell table:number-columns-repeated="998"/>
        </table:table-row>
        <table:table-row table:style-name="ro11">
          <table:covered-table-cell table:style-name="ce225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225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3">
            <text:p>4 (SS)</text:p>
          </table:table-cell>
          <table:table-cell table:number-columns-repeated="4"/>
          <table:table-cell table:style-name="ce199"/>
          <table:table-cell table:style-name="ce166" table:number-columns-repeated="2"/>
          <table:table-cell table:style-name="ce191"/>
          <table:table-cell table:number-columns-repeated="4"/>
          <table:table-cell table:style-name="ce199"/>
          <table:table-cell table:style-name="ce166" table:number-columns-repeated="2"/>
          <table:table-cell table:style-name="ce191"/>
          <table:table-cell table:number-columns-repeated="4"/>
          <table:table-cell table:style-name="ce199"/>
          <table:table-cell table:style-name="ce166" table:number-columns-repeated="2"/>
          <table:table-cell table:style-name="ce185"/>
          <table:table-cell table:style-name="ce137" office:value-type="float" office:value="30" calcext:value-type="float" table:number-columns-spanned="1" table:number-rows-spanned="3">
            <text:p>30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3" office:value-type="string" calcext:value-type="string" table:number-columns-spanned="22" table:number-rows-spanned="1">
            <text:p>Masterarbeit</text:p>
          </table:table-cell>
          <table:covered-table-cell table:number-columns-repeated="21" table:style-name="ce173"/>
          <table:table-cell/>
          <table:covered-table-cell table:style-name="ce137"/>
          <table:table-cell table:number-columns-repeated="998"/>
        </table:table-row>
        <table:table-row table:style-name="ro12">
          <table:covered-table-cell table:style-name="ce137"/>
          <table:table-cell table:style-name="ce166" table:number-columns-repeated="4"/>
          <table:table-cell table:style-name="ce246"/>
          <table:table-cell table:style-name="ce248" table:number-columns-repeated="2"/>
          <table:table-cell table:style-name="ce256"/>
          <table:table-cell table:style-name="ce166" table:number-columns-repeated="4"/>
          <table:table-cell table:style-name="ce246"/>
          <table:table-cell table:style-name="ce248" table:number-columns-repeated="2"/>
          <table:table-cell table:style-name="ce256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13">
          <table:table-cell table:style-name="ce133" office:value-type="string" calcext:value-type="string" table:number-columns-spanned="26" table:number-rows-spanned="1">
            <text:p>Beispielstudienplan Masterstudiengang Informatik<text:span text:style-name="T2"> (Beginn des Studiums im Sommersemester)</text:span></text:p>
          </table:table-cell>
          <table:covered-table-cell table:number-columns-repeated="25" table:style-name="ce133"/>
          <table:table-cell table:number-columns-repeated="998"/>
        </table:table-row>
        <table:table-row table:style-name="ro4">
          <table:table-cell/>
          <table:table-cell table:style-name="ce166" table:number-columns-repeated="25"/>
          <table:table-cell table:number-columns-repeated="998"/>
        </table:table-row>
        <table:table-row table:style-name="ro5">
          <table:table-cell table:style-name="ce137" office:value-type="string" calcext:value-type="string" table:number-columns-spanned="1" table:number-rows-spanned="2">
            <text:p>Semester</text:p>
          </table:table-cell>
          <table:table-cell table:style-name="ce243"/>
          <table:table-cell table:style-name="ce172" office:value-type="string" calcext:value-type="string" table:number-columns-spanned="2" table:number-rows-spanned="1">
            <text:p>1. Prüfungsbreich</text:p>
          </table:table-cell>
          <table:covered-table-cell table:style-name="ce172"/>
          <table:table-cell table:style-name="ce243"/>
          <table:table-cell table:style-name="ce143"/>
          <table:table-cell table:style-name="ce172" office:value-type="string" calcext:value-type="string" table:number-columns-spanned="2" table:number-rows-spanned="1">
            <text:p>2. Prüfungsbereich</text:p>
          </table:table-cell>
          <table:covered-table-cell table:style-name="ce172"/>
          <table:table-cell table:style-name="ce243"/>
          <table:table-cell table:style-name="ce143"/>
          <table:table-cell table:style-name="ce172" office:value-type="string" calcext:value-type="string" table:number-columns-spanned="2" table:number-rows-spanned="1">
            <text:p>3. Prüfungsbereich</text:p>
          </table:table-cell>
          <table:covered-table-cell table:style-name="ce172"/>
          <table:table-cell table:style-name="ce243"/>
          <table:table-cell table:style-name="ce143"/>
          <table:table-cell table:style-name="ce172" office:value-type="string" calcext:value-type="string" table:number-columns-spanned="2" table:number-rows-spanned="1">
            <text:p>4. Prüfungsbereich</text:p>
          </table:table-cell>
          <table:covered-table-cell table:style-name="ce172"/>
          <table:table-cell table:style-name="ce243"/>
          <table:table-cell table:style-name="ce143"/>
          <table:table-cell table:style-name="ce172" office:value-type="string" calcext:value-type="string" table:number-columns-spanned="2" table:number-rows-spanned="1">
            <text:p>5. Prüfungsbereich</text:p>
          </table:table-cell>
          <table:covered-table-cell table:style-name="ce172"/>
          <table:table-cell table:style-name="ce243"/>
          <table:table-cell table:style-name="ce143"/>
          <table:table-cell table:style-name="ce259" office:value-type="string" calcext:value-type="string" table:number-columns-spanned="2" table:number-rows-spanned="2">
            <text:p>Sonstiges</text:p>
          </table:table-cell>
          <table:covered-table-cell table:style-name="ce259"/>
          <table:table-cell table:style-name="ce243"/>
          <table:table-cell table:style-name="ce260" office:value-type="string" calcext:value-type="string" table:number-columns-spanned="1" table:number-rows-spanned="2">
            <text:p>LP</text:p>
          </table:table-cell>
          <table:table-cell table:number-columns-repeated="998"/>
        </table:table-row>
        <table:table-row table:style-name="ro5">
          <table:covered-table-cell table:style-name="ce137"/>
          <table:table-cell table:style-name="ce159"/>
          <table:table-cell table:style-name="ce244" office:value-type="string" calcext:value-type="string" table:number-columns-spanned="2" table:number-rows-spanned="1">
            <text:p>Theoretische Informatik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Chip- und Systementwurf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Software Engineering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Nebenfach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Schlüsselqualifikationen</text:p>
          </table:table-cell>
          <table:covered-table-cell table:style-name="ce244"/>
          <table:table-cell table:style-name="ce159"/>
          <table:table-cell table:style-name="ce145"/>
          <table:covered-table-cell table:number-columns-repeated="2" table:style-name="ce259"/>
          <table:table-cell table:style-name="ce159"/>
          <table:covered-table-cell table:style-name="ce260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9">
            <text:p>1 (SS)</text:p>
          </table:table-cell>
          <table:table-cell table:number-columns-repeated="4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37" office:value-type="float" office:value="28" calcext:value-type="float" table:number-columns-spanned="1" table:number-rows-spanned="9">
            <text:p>28</text:p>
          </table:table-cell>
          <table:table-cell table:number-columns-repeated="998"/>
        </table:table-row>
        <table:table-row table:style-name="ro5">
          <table:covered-table-cell table:style-name="ce137"/>
          <table:table-cell/>
          <table:table-cell table:style-name="ce245" office:value-type="string" calcext:value-type="string" table:number-columns-spanned="2" table:number-rows-spanned="1">
            <text:p>Kryprologie II</text:p>
          </table:table-cell>
          <table:covered-table-cell table:style-name="ce245"/>
          <table:table-cell/>
          <table:table-cell table:style-name="ce197"/>
          <table:table-cell table:number-columns-repeated="3"/>
          <table:table-cell table:style-name="ce197"/>
          <table:table-cell table:style-name="ce245" office:value-type="string" calcext:value-type="string" table:number-columns-spanned="2" table:number-rows-spanned="1">
            <text:p>Fundamente des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Nebenfachmodul I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Modul Handlungs-</text:p>
          </table:table-cell>
          <table:covered-table-cell table:style-name="ce245"/>
          <table:table-cell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style-name="ce251" office:value-type="string" calcext:value-type="string" table:number-columns-spanned="2" table:number-rows-spanned="1">
            <text:p>Software Engineering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257" office:value-type="string" calcext:value-type="string" table:number-columns-spanned="2" table:number-rows-spanned="1">
            <text:p>orientiertes Angebot</text:p>
          </table:table-cell>
          <table:covered-table-cell table:style-name="ce257"/>
          <table:table-cell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number-columns-repeated="3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45" office:value-type="string" calcext:value-type="string" table:number-columns-spanned="2" table:number-rows-spanned="1">
            <text:p>Chip- und System-Entwurf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Verifikation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Nebenfachmodul II</text:p>
          </table:table-cell>
          <table:covered-table-cell table:style-name="ce245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49" office:value-type="float" office:value="10" calcext:value-type="float">
            <text:p>10</text:p>
          </table:table-cell>
          <table:table-cell table:style-name="ce253" office:value-type="string" calcext:value-type="string">
            <text:p>LP</text:p>
          </table:table-cell>
          <table:table-cell/>
          <table:table-cell table:style-name="ce197"/>
          <table:table-cell table:style-name="ce251" office:value-type="string" calcext:value-type="string" table:number-columns-spanned="2" table:number-rows-spanned="1">
            <text:p>reaktiver Systeme 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49"/>
          <table:table-cell table:style-name="ce253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249"/>
          <table:table-cell table:style-name="ce253"/>
          <table:table-cell table:style-name="ce166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7">
            <text:p>2 (WS)</text:p>
          </table:table-cell>
          <table:table-cell table:number-columns-repeated="4"/>
          <table:table-cell table:style-name="ce197"/>
          <table:table-cell table:style-name="ce249"/>
          <table:table-cell table:style-name="ce253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37" office:value-type="float" office:value="30" calcext:value-type="float" table:number-columns-spanned="1" table:number-rows-spanned="7">
            <text:p>30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245" office:value-type="string" calcext:value-type="string" table:number-columns-spanned="2" table:number-rows-spanned="1">
            <text:p>Kryptologie III</text:p>
          </table:table-cell>
          <table:covered-table-cell table:style-name="ce245"/>
          <table:table-cell/>
          <table:table-cell table:style-name="ce197"/>
          <table:table-cell table:style-name="ce250"/>
          <table:table-cell table:style-name="ce254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Software Engineering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Nebenfachmodul III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Modul 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Seminar</text:p>
          </table:table-cell>
          <table:covered-table-cell table:style-name="ce245"/>
          <table:table-cell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74"/>
          <table:table-cell table:style-name="ce180"/>
          <table:table-cell/>
          <table:table-cell table:style-name="ce197"/>
          <table:table-cell table:style-name="ce251" office:value-type="string" calcext:value-type="string" table:number-columns-spanned="2" table:number-rows-spanned="1">
            <text:p>Management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251" office:value-type="string" calcext:value-type="string" table:number-columns-spanned="2" table:number-rows-spanned="1">
            <text:p>Wissenschaftskulturen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6" table:number-columns-repeated="2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5" table:number-columns-repeated="2"/>
          <table:table-cell/>
          <table:table-cell table:style-name="ce197"/>
          <table:table-cell table:number-columns-repeated="3"/>
          <table:table-cell table:style-name="ce197"/>
          <table:table-cell table:style-name="ce245" office:value-type="string" calcext:value-type="string" table:number-columns-spanned="2" table:number-rows-spanned="1">
            <text:p>Nebenfachmodul IV</text:p>
          </table:table-cell>
          <table:covered-table-cell table:style-name="ce245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6" table:number-columns-repeated="2"/>
          <table:table-cell/>
          <table:table-cell table:style-name="ce197"/>
          <table:table-cell table:number-columns-repeated="3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6">
            <text:p>3 (SS)</text:p>
          </table:table-cell>
          <table:table-cell table:number-columns-repeated="4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37" office:value-type="float" office:value="32" calcext:value-type="float" table:number-columns-spanned="1" table:number-rows-spanned="6">
            <text:p>32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245" office:value-type="string" calcext:value-type="string" table:number-columns-spanned="2" table:number-rows-spanned="1">
            <text:p>Algebraische Spezifikation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Praktikum Rechner-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Software Engineering für</text:p>
          </table:table-cell>
          <table:covered-table-cell table:style-name="ce245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style-name="ce245" office:value-type="string" calcext:value-type="string" table:number-columns-spanned="2" table:number-rows-spanned="1">
            <text:p>Projektarbeit</text:p>
          </table:table-cell>
          <table:covered-table-cell table:style-name="ce245"/>
          <table:table-cell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251" office:value-type="string" calcext:value-type="string" table:number-columns-spanned="2" table:number-rows-spanned="1">
            <text:p>gestützter Entwurf</text:p>
          </table:table-cell>
          <table:covered-table-cell table:style-name="ce251"/>
          <table:table-cell/>
          <table:table-cell table:style-name="ce197"/>
          <table:table-cell table:style-name="ce251" office:value-type="string" calcext:value-type="string" table:number-columns-spanned="2" table:number-rows-spanned="1">
            <text:p>Software im Automobil</text:p>
          </table:table-cell>
          <table:covered-table-cell table:style-name="ce251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style-name="ce252" office:value-type="float" office:value="14" calcext:value-type="float">
            <text:p>14</text:p>
          </table:table-cell>
          <table:table-cell table:style-name="ce255" office:value-type="string" calcext:value-type="string">
            <text:p>LP</text:p>
          </table:table-cell>
          <table:table-cell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51" office:value-type="string" calcext:value-type="string" table:number-columns-spanned="2" table:number-rows-spanned="1">
            <text:p>digitaler Schaltungen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52" office:value-type="float" office:value="6" calcext:value-type="float">
            <text:p>6</text:p>
          </table:table-cell>
          <table:table-cell table:style-name="ce255" office:value-type="string" calcext:value-type="string">
            <text:p>LP</text:p>
          </table:table-cell>
          <table:table-cell/>
          <table:table-cell table:style-name="ce197"/>
          <table:table-cell table:style-name="ce164" table:number-columns-repeated="2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3">
            <text:p>4 (WS)</text:p>
          </table:table-cell>
          <table:table-cell table:number-columns-repeated="4"/>
          <table:table-cell table:style-name="ce199"/>
          <table:table-cell table:number-columns-repeated="3"/>
          <table:table-cell table:style-name="ce199"/>
          <table:table-cell table:number-columns-repeated="3"/>
          <table:table-cell table:style-name="ce199"/>
          <table:table-cell table:number-columns-repeated="3"/>
          <table:table-cell table:style-name="ce199"/>
          <table:table-cell table:number-columns-repeated="3"/>
          <table:table-cell table:style-name="ce199"/>
          <table:table-cell table:number-columns-repeated="3"/>
          <table:table-cell table:style-name="ce137" office:value-type="float" office:value="30" calcext:value-type="float" table:number-columns-spanned="1" table:number-rows-spanned="3">
            <text:p>30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3" office:value-type="string" calcext:value-type="string" table:number-columns-spanned="22" table:number-rows-spanned="1">
            <text:p>Masterarbeit</text:p>
          </table:table-cell>
          <table:covered-table-cell table:number-columns-repeated="21" table:style-name="ce173"/>
          <table:table-cell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99"/>
          <table:table-cell table:style-name="ce166" table:number-columns-repeated="3"/>
          <table:table-cell table:style-name="ce246"/>
          <table:table-cell table:style-name="ce166" table:number-columns-repeated="3"/>
          <table:table-cell table:style-name="ce246"/>
          <table:table-cell table:style-name="ce166" table:number-columns-repeated="3"/>
          <table:table-cell table:style-name="ce246"/>
          <table:table-cell table:style-name="ce166" table:number-columns-repeated="3"/>
          <table:table-cell table:style-name="ce246"/>
          <table:table-cell table:style-name="ce166" table:number-columns-repeated="3"/>
          <table:table-cell table:style-name="ce246"/>
          <table:table-cell table:style-name="ce166" table:number-columns-repeated="2"/>
          <table:table-cell table:style-name="ce191"/>
          <table:covered-table-cell table:style-name="ce137"/>
          <table:table-cell table:number-columns-repeated="998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!'.$A$1:.$Z$59"/>
        </table:named-expressions>
      </table:table>
      <table:table table:name="Master 2008!!" table:style-name="ta6" table:print-ranges="'Master 2008!!'.A1:'Master 2008!!'.AD59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2" table:default-cell-style-name="ce147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993" table:default-cell-style-name="Default"/>
        <table:table-row table:style-name="ro4">
          <table:table-cell table:number-columns-repeated="31"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14">
          <table:table-cell table:style-name="ce261" office:value-type="string" calcext:value-type="string" table:number-columns-spanned="30" table:number-rows-spanned="1">
            <text:p>Musterstudienplan Bachelorstudium Informatik (Beginn: Sommersemester)</text:p>
          </table:table-cell>
          <table:covered-table-cell table:number-columns-repeated="29" table:style-name="ce261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3">
          <table:table-cell table:style-name="ce262" table:number-columns-repeated="24"/>
          <table:table-cell table:style-name="ce290"/>
          <table:table-cell table:style-name="ce262" table:number-columns-repeated="5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table-cell table:style-name="ce263" table:number-columns-repeated="2"/>
          <table:table-cell table:style-name="ce283" table:number-columns-repeated="5"/>
          <table:table-cell table:style-name="ce320"/>
          <table:table-cell table:style-name="ce263"/>
          <table:table-cell table:style-name="ce283" table:number-columns-repeated="2"/>
          <table:table-cell table:style-name="ce320"/>
          <table:table-cell table:style-name="ce263"/>
          <table:table-cell table:style-name="ce283" table:number-columns-repeated="2"/>
          <table:table-cell table:style-name="ce320"/>
          <table:table-cell table:style-name="ce263"/>
          <table:table-cell table:style-name="ce283" table:number-columns-repeated="3"/>
          <table:table-cell table:style-name="ce263"/>
          <table:table-cell table:style-name="ce283" table:number-columns-repeated="2"/>
          <table:table-cell table:style-name="ce320"/>
          <table:table-cell table:style-name="ce283" table:number-columns-repeated="4"/>
          <table:table-cell table:style-name="ce320"/>
          <table:table-cell table:style-name="ce381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table-cell table:style-name="ce264" office:value-type="string" calcext:value-type="string">
            <text:p>Bereich</text:p>
          </table:table-cell>
          <table:table-cell table:style-name="ce264"/>
          <table:table-cell table:style-name="ce284" table:number-columns-repeated="3"/>
          <table:table-cell table:style-name="ce296" office:value-type="string" calcext:value-type="string">
            <text:p>1. Semester (SS)</text:p>
          </table:table-cell>
          <table:table-cell table:style-name="ce296"/>
          <table:table-cell table:style-name="ce321"/>
          <table:table-cell table:style-name="ce264"/>
          <table:table-cell table:style-name="ce284" office:value-type="string" calcext:value-type="string" table:number-columns-spanned="2" table:number-rows-spanned="1">
            <text:p>2. Semester (WS)</text:p>
          </table:table-cell>
          <table:covered-table-cell table:style-name="ce284"/>
          <table:table-cell table:style-name="ce351"/>
          <table:table-cell table:style-name="ce355"/>
          <table:table-cell table:style-name="ce284" office:value-type="string" calcext:value-type="string" table:number-columns-spanned="2" table:number-rows-spanned="1">
            <text:p>3. Semester (SS)</text:p>
          </table:table-cell>
          <table:covered-table-cell table:style-name="ce284"/>
          <table:table-cell table:style-name="ce351"/>
          <table:table-cell table:style-name="ce355"/>
          <table:table-cell table:style-name="ce284" office:value-type="string" calcext:value-type="string" table:number-columns-spanned="2" table:number-rows-spanned="1">
            <text:p>4. Semester (WS)</text:p>
          </table:table-cell>
          <table:covered-table-cell table:style-name="ce284"/>
          <table:table-cell table:style-name="ce373"/>
          <table:table-cell table:style-name="ce355"/>
          <table:table-cell table:style-name="ce284" office:value-type="string" calcext:value-type="string" table:number-columns-spanned="2" table:number-rows-spanned="1">
            <text:p>5. Semester (SS)</text:p>
          </table:table-cell>
          <table:covered-table-cell table:style-name="ce284"/>
          <table:table-cell table:style-name="ce321"/>
          <table:table-cell table:style-name="ce373"/>
          <table:table-cell table:style-name="ce284" office:value-type="string" calcext:value-type="string" table:number-columns-spanned="2" table:number-rows-spanned="1">
            <text:p>6. Semester (WS)</text:p>
          </table:table-cell>
          <table:covered-table-cell table:style-name="ce284"/>
          <table:table-cell table:style-name="ce284"/>
          <table:table-cell table:style-name="ce351"/>
          <table:table-cell table:style-name="ce382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table-cell table:style-name="ce265" table:number-columns-repeated="2"/>
          <table:table-cell table:style-name="ce285" table:number-columns-repeated="3"/>
          <table:table-cell table:style-name="ce281" table:number-columns-repeated="2"/>
          <table:table-cell table:style-name="ce322"/>
          <table:table-cell table:style-name="ce332"/>
          <table:table-cell table:style-name="ce285" table:number-columns-repeated="2"/>
          <table:table-cell table:style-name="ce331"/>
          <table:table-cell table:style-name="ce265"/>
          <table:table-cell table:style-name="ce285" table:number-columns-repeated="2"/>
          <table:table-cell table:style-name="ce331"/>
          <table:table-cell table:style-name="ce265"/>
          <table:table-cell table:style-name="ce285" table:number-columns-repeated="3"/>
          <table:table-cell table:style-name="ce265"/>
          <table:table-cell table:style-name="ce285" table:number-columns-repeated="2"/>
          <table:table-cell table:style-name="ce331"/>
          <table:table-cell table:style-name="ce285" table:number-columns-repeated="4"/>
          <table:table-cell table:style-name="ce331"/>
          <table:table-cell table:style-name="ce383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5">
          <table:table-cell table:style-name="ce266" office:value-type="string" calcext:value-type="string" table:number-columns-spanned="1" table:number-rows-spanned="27">
            <text:p>Kompetenz-bereich Informatik <text:s text:c="10"/>[116-121 LP]</text:p>
          </table:table-cell>
          <table:table-cell table:style-name="ce273"/>
          <table:table-cell table:style-name="ce274" table:number-columns-repeated="2"/>
          <table:table-cell table:style-name="ce289"/>
          <table:table-cell table:style-name="ce297" table:number-columns-repeated="2"/>
          <table:table-cell table:style-name="ce323"/>
          <table:table-cell table:style-name="ce333"/>
          <table:table-cell table:style-name="ce290" table:number-columns-repeated="2"/>
          <table:table-cell table:style-name="ce297"/>
          <table:table-cell table:style-name="ce333"/>
          <table:table-cell table:style-name="ce290" table:number-columns-repeated="2"/>
          <table:table-cell table:style-name="ce323"/>
          <table:table-cell table:style-name="ce290" table:number-columns-repeated="3"/>
          <table:table-cell table:style-name="ce323"/>
          <table:table-cell table:style-name="ce297" table:number-columns-repeated="3"/>
          <table:table-cell table:style-name="ce323"/>
          <table:table-cell table:style-name="ce297" table:number-columns-repeated="4"/>
          <table:table-cell table:style-name="ce323"/>
          <table:table-cell table:style-name="ce384" table:number-columns-spanned="1" table:number-rows-spanned="27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3"/>
          <table:table-cell table:style-name="ce286" office:value-type="string" calcext:value-type="string" table:number-columns-spanned="1" table:number-rows-spanned="32">
            <text:p>Orientierungstage</text:p>
          </table:table-cell>
          <table:table-cell table:style-name="ce274"/>
          <table:table-cell table:style-name="ce290"/>
          <table:table-cell table:style-name="ce298" office:value-type="string" calcext:value-type="string" table:number-columns-spanned="2" table:number-rows-spanned="1">
            <text:p>Einführung in die Logik</text:p>
          </table:table-cell>
          <table:covered-table-cell table:style-name="ce298"/>
          <table:table-cell table:style-name="ce324"/>
          <table:table-cell table:style-name="ce334"/>
          <table:table-cell table:style-name="ce298" office:value-type="string" calcext:value-type="string" table:number-columns-spanned="2" table:number-rows-spanned="1">
            <text:p>Programmieren 1</text:p>
          </table:table-cell>
          <table:covered-table-cell table:style-name="ce298"/>
          <table:table-cell table:style-name="ce324"/>
          <table:table-cell table:style-name="ce334"/>
          <table:table-cell table:style-name="ce298" office:value-type="string" calcext:value-type="string" table:number-columns-spanned="2" table:number-rows-spanned="1">
            <text:p>Programmieren 2</text:p>
          </table:table-cell>
          <table:covered-table-cell table:style-name="ce298"/>
          <table:table-cell table:style-name="ce365"/>
          <table:table-cell table:style-name="ce324"/>
          <table:table-cell table:style-name="ce371" office:value-type="string" calcext:value-type="string" table:number-columns-spanned="6" table:number-rows-spanned="1">
            <text:p><text:s text:c="8"/>Software Engineering 1 <text:s text:c="32"/>SEP*</text:p>
          </table:table-cell>
          <table:covered-table-cell table:number-columns-repeated="5" table:style-name="ce371"/>
          <table:table-cell table:style-name="ce353"/>
          <table:table-cell table:style-name="ce290"/>
          <table:table-cell table:style-name="ce360" office:value-type="string" calcext:value-type="string" table:number-columns-spanned="2" table:number-rows-spanned="1">
            <text:p>Teamprojekt</text:p>
          </table:table-cell>
          <table:covered-table-cell table:style-name="ce360"/>
          <table:table-cell table:style-name="ce377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3"/>
          <table:covered-table-cell table:style-name="ce286"/>
          <table:table-cell table:style-name="ce274"/>
          <table:table-cell table:style-name="ce290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324"/>
          <table:table-cell table:style-name="ce334"/>
          <table:table-cell table:style-name="ce299" office:value-type="float" office:value="6" calcext:value-type="float">
            <text:p>6</text:p>
          </table:table-cell>
          <table:table-cell table:style-name="ce317" office:value-type="string" calcext:value-type="string">
            <text:p>LP</text:p>
          </table:table-cell>
          <table:table-cell table:style-name="ce324"/>
          <table:table-cell table:style-name="ce334"/>
          <table:table-cell table:style-name="ce299" office:value-type="float" office:value="6" calcext:value-type="float">
            <text:p>6</text:p>
          </table:table-cell>
          <table:table-cell table:style-name="ce317" office:value-type="string" calcext:value-type="string">
            <text:p>LP</text:p>
          </table:table-cell>
          <table:table-cell table:style-name="ce366"/>
          <table:table-cell table:style-name="ce368"/>
          <table:table-cell table:style-name="ce344" office:value-type="string" calcext:value-type="string" table:number-columns-spanned="6" table:number-rows-spanned="1">
            <text:p>4 LP <text:s text:c="53"/>8 LP</text:p>
          </table:table-cell>
          <table:covered-table-cell table:number-columns-repeated="5" table:style-name="ce344"/>
          <table:table-cell table:style-name="ce353"/>
          <table:table-cell table:style-name="ce290"/>
          <table:table-cell table:style-name="ce307" office:value-type="string" calcext:value-type="string" table:number-columns-spanned="2" table:number-rows-spanned="1">
            <text:p>5 LP</text:p>
          </table:table-cell>
          <table:covered-table-cell table:style-name="ce307"/>
          <table:table-cell table:style-name="ce378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0" table:number-columns-repeated="3"/>
          <table:table-cell table:style-name="ce335"/>
          <table:table-cell table:style-name="ce324" table:number-columns-repeated="2"/>
          <table:table-cell table:style-name="ce300"/>
          <table:table-cell table:style-name="ce335"/>
          <table:table-cell table:style-name="ce300"/>
          <table:table-cell table:style-name="ce359"/>
          <table:table-cell table:style-name="ce300"/>
          <table:table-cell table:style-name="ce369"/>
          <table:table-cell table:style-name="ce372" office:value-type="string" calcext:value-type="string" table:number-columns-spanned="2" table:number-rows-spanned="1">
            <text:p>Masterarbeit</text:p>
          </table:table-cell>
          <table:covered-table-cell table:style-name="ce37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style-name="ce343" office:value-type="string" calcext:value-type="string" table:number-columns-spanned="2" table:number-rows-spanned="1">
            <text:p>Algorithmen und</text:p>
          </table:table-cell>
          <table:covered-table-cell table:style-name="ce343"/>
          <table:table-cell table:style-name="ce300"/>
          <table:table-cell table:style-name="ce335"/>
          <table:table-cell table:style-name="ce298" office:value-type="string" calcext:value-type="string" table:number-columns-spanned="2" table:number-rows-spanned="1">
            <text:p>Theoretische Informatik 2</text:p>
          </table:table-cell>
          <table:covered-table-cell table:style-name="ce298"/>
          <table:table-cell/>
          <table:table-cell table:style-name="ce197"/>
          <table:table-cell table:style-name="ce298" office:value-type="string" calcext:value-type="string" table:number-columns-spanned="6" table:number-rows-spanned="1">
            <text:p>Technische Informatik 1 + 2</text:p>
          </table:table-cell>
          <table:covered-table-cell table:number-columns-repeated="5" table:style-name="ce298"/>
          <table:table-cell table:style-name="ce353"/>
          <table:table-cell table:style-name="ce290"/>
          <table:table-cell table:style-name="ce360" office:value-type="string" calcext:value-type="string" table:number-columns-spanned="2" table:number-rows-spanned="1">
            <text:p>Bachelorarbeit</text:p>
          </table:table-cell>
          <table:covered-table-cell table:style-name="ce360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298" office:value-type="string" calcext:value-type="string" table:number-columns-spanned="2" table:number-rows-spanned="1">
            <text:p>Computernetze 1</text:p>
          </table:table-cell>
          <table:covered-table-cell table:style-name="ce298"/>
          <table:table-cell table:style-name="ce300"/>
          <table:table-cell table:style-name="ce335"/>
          <table:table-cell table:style-name="ce344" office:value-type="string" calcext:value-type="string" table:number-columns-spanned="2" table:number-rows-spanned="1">
            <text:p>Datenstrukturen</text:p>
          </table:table-cell>
          <table:covered-table-cell table:style-name="ce344"/>
          <table:table-cell table:style-name="ce300"/>
          <table:table-cell table:style-name="ce335"/>
          <table:table-cell table:style-name="ce299" office:value-type="float" office:value="6" calcext:value-type="float">
            <text:p>6</text:p>
          </table:table-cell>
          <table:table-cell table:style-name="ce317" office:value-type="string" calcext:value-type="string">
            <text:p>LP</text:p>
          </table:table-cell>
          <table:table-cell/>
          <table:table-cell table:style-name="ce197"/>
          <table:table-cell table:style-name="ce371" office:value-type="string" calcext:value-type="string" table:number-columns-spanned="6" table:number-rows-spanned="1">
            <text:p><text:s text:c="29"/>4LP <text:s text:c="55"/>4LP</text:p>
          </table:table-cell>
          <table:covered-table-cell table:number-columns-repeated="5" table:style-name="ce371"/>
          <table:table-cell table:style-name="ce353"/>
          <table:table-cell table:style-name="ce290"/>
          <table:table-cell table:style-name="ce356" office:value-type="float" office:value="15" calcext:value-type="float">
            <text:p>15</text:p>
          </table:table-cell>
          <table:table-cell table:style-name="ce362" office:value-type="string" calcext:value-type="string">
            <text:p>LP</text:p>
          </table:table-cell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300"/>
          <table:table-cell table:style-name="ce335"/>
          <table:table-cell table:style-name="ce345" office:value-type="float" office:value="8" calcext:value-type="float">
            <text:p>8</text:p>
          </table:table-cell>
          <table:table-cell table:style-name="ce349" office:value-type="string" calcext:value-type="string">
            <text:p>LP</text:p>
          </table:table-cell>
          <table:table-cell table:style-name="ce300"/>
          <table:table-cell table:style-name="ce335"/>
          <table:table-cell table:style-name="ce300" table:number-columns-repeated="3"/>
          <table:table-cell table:style-name="ce369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number-columns-repeated="3"/>
          <table:table-cell table:style-name="ce197"/>
          <table:table-cell table:style-name="ce298" office:value-type="string" calcext:value-type="string" table:number-columns-spanned="2" table:number-rows-spanned="1">
            <text:p>Betriebssysteme</text:p>
          </table:table-cell>
          <table:covered-table-cell table:style-name="ce298"/>
          <table:table-cell table:style-name="ce165"/>
          <table:table-cell table:number-columns-repeated="3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298" office:value-type="string" calcext:value-type="string" table:number-columns-spanned="2" table:number-rows-spanned="1">
            <text:p>Theoretische Informatik 1</text:p>
          </table:table-cell>
          <table:covered-table-cell table:style-name="ce298"/>
          <table:table-cell table:style-name="ce325"/>
          <table:table-cell table:style-name="ce300"/>
          <table:table-cell table:number-columns-repeated="3"/>
          <table:table-cell table:style-name="ce197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165"/>
          <table:table-cell table:number-columns-repeated="3"/>
          <table:table-cell table:style-name="ce353"/>
          <table:table-cell table:style-name="ce290"/>
          <table:table-cell table:number-columns-repeated="2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325"/>
          <table:table-cell table:style-name="ce300" table:number-columns-repeated="4"/>
          <table:table-cell table:style-name="ce369"/>
          <table:table-cell table:style-name="ce300" table:number-columns-repeated="2"/>
          <table:table-cell table:style-name="ce290"/>
          <table:table-cell table:style-name="ce369"/>
          <table:table-cell table:number-columns-repeated="2"/>
          <table:table-cell table:style-name="ce353"/>
          <table:table-cell table:style-name="ce290"/>
          <table:table-cell table:number-columns-repeated="2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style-name="ce343" office:value-type="string" calcext:value-type="string" table:number-columns-spanned="2" table:number-rows-spanned="1">
            <text:p>Relationale </text:p>
          </table:table-cell>
          <table:covered-table-cell table:style-name="ce343"/>
          <table:table-cell table:style-name="ce290"/>
          <table:table-cell table:style-name="ce369"/>
          <table:table-cell table:style-name="ce360" office:value-type="string" calcext:value-type="string" table:number-columns-spanned="2" table:number-rows-spanned="1">
            <text:p>Seminar</text:p>
          </table:table-cell>
          <table:covered-table-cell table:style-name="ce360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style-name="ce344" office:value-type="string" calcext:value-type="string" table:number-columns-spanned="2" table:number-rows-spanned="1">
            <text:p>Datenbanksysteme 1</text:p>
          </table:table-cell>
          <table:covered-table-cell table:style-name="ce344"/>
          <table:table-cell table:style-name="ce290"/>
          <table:table-cell table:style-name="ce369"/>
          <table:table-cell table:style-name="ce307" office:value-type="string" calcext:value-type="string" table:number-columns-spanned="2" table:number-rows-spanned="1">
            <text:p>5 LP</text:p>
          </table:table-cell>
          <table:covered-table-cell table:style-name="ce307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290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290"/>
          <table:table-cell table:style-name="ce369"/>
          <table:table-cell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06" office:value-type="string" calcext:value-type="string" table:number-columns-spanned="2" table:number-rows-spanned="1">
            <text:p>Informatik:</text:p>
          </table:table-cell>
          <table:covered-table-cell table:style-name="ce306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306" office:value-type="string" calcext:value-type="string" table:number-columns-spanned="2" table:number-rows-spanned="1">
            <text:p>Informatik:</text:p>
          </table:table-cell>
          <table:covered-table-cell table:style-name="ce306"/>
          <table:table-cell table:style-name="ce353"/>
          <table:table-cell table:style-name="ce290"/>
          <table:table-cell table:style-name="ce306" office:value-type="string" calcext:value-type="string" table:number-columns-spanned="2" table:number-rows-spanned="1">
            <text:p>Informatik:</text:p>
          </table:table-cell>
          <table:covered-table-cell table:style-name="ce306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53"/>
          <table:table-cell table:style-name="ce290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353"/>
          <table:table-cell table:style-name="ce290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style-name="ce147"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2" table:number-columns-repeated="2"/>
          <table:table-cell table:style-name="ce300"/>
          <table:table-cell table:style-name="ce335"/>
          <table:table-cell table:style-name="ce346" table:number-columns-repeated="2"/>
          <table:table-cell table:style-name="ce325"/>
          <table:table-cell table:style-name="ce300"/>
          <table:table-cell table:style-name="ce306" office:value-type="string" calcext:value-type="string" table:number-columns-spanned="2" table:number-rows-spanned="1">
            <text:p>Elektrotechnische Grund-</text:p>
          </table:table-cell>
          <table:covered-table-cell table:style-name="ce306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306" office:value-type="string" calcext:value-type="string" table:number-columns-spanned="2" table:number-rows-spanned="1">
            <text:p>Informatik:</text:p>
          </table:table-cell>
          <table:covered-table-cell table:style-name="ce306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3" office:value-type="string" calcext:value-type="string" table:number-columns-spanned="2" table:number-rows-spanned="1">
            <text:p>"Schwerpunkte im </text:p>
          </table:table-cell>
          <table:covered-table-cell table:style-name="ce303"/>
          <table:table-cell table:style-name="ce300"/>
          <table:table-cell table:style-name="ce335"/>
          <table:table-cell table:style-name="ce147" table:number-columns-repeated="2"/>
          <table:table-cell table:style-name="ce325"/>
          <table:table-cell table:style-name="ce300"/>
          <table:table-cell table:style-name="ce357" office:value-type="string" calcext:value-type="string" table:number-columns-spanned="2" table:number-rows-spanned="1">
            <text:p>lagen der Technischen</text:p>
          </table:table-cell>
          <table:covered-table-cell table:style-name="ce357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4" office:value-type="string" calcext:value-type="string" table:number-columns-spanned="2" table:number-rows-spanned="1">
            <text:p>Informatikstudium"</text:p>
          </table:table-cell>
          <table:covered-table-cell table:style-name="ce304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07" office:value-type="string" calcext:value-type="string" table:number-columns-spanned="2" table:number-rows-spanned="1">
            <text:p>Informatik</text:p>
          </table:table-cell>
          <table:covered-table-cell table:style-name="ce307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4" office:value-type="string" calcext:value-type="string" table:number-columns-spanned="2" table:number-rows-spanned="1">
            <text:p>Ringvorlesung</text:p>
          </table:table-cell>
          <table:covered-table-cell table:style-name="ce304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58" office:value-type="float" office:value="4" calcext:value-type="float">
            <text:p>4</text:p>
          </table:table-cell>
          <table:table-cell table:style-name="ce363" office:value-type="string" calcext:value-type="string">
            <text:p>LP</text:p>
          </table:table-cell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5"/>
          <table:covered-table-cell table:style-name="ce286"/>
          <table:table-cell table:style-name="ce276"/>
          <table:table-cell table:style-name="ce291"/>
          <table:table-cell table:style-name="ce305" table:number-columns-repeated="3"/>
          <table:table-cell table:style-name="ce336"/>
          <table:table-cell table:style-name="ce305" table:number-columns-repeated="2"/>
          <table:table-cell table:style-name="ce352"/>
          <table:table-cell table:style-name="ce305" table:number-columns-repeated="4"/>
          <table:table-cell table:style-name="ce336"/>
          <table:table-cell table:style-name="ce305" table:number-columns-repeated="3"/>
          <table:table-cell table:style-name="ce336"/>
          <table:table-cell table:style-name="ce305" table:number-columns-repeated="2"/>
          <table:table-cell table:style-name="ce352"/>
          <table:table-cell table:style-name="ce305" table:number-columns-repeated="4"/>
          <table:table-cell table:style-name="ce352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7">
          <table:table-cell table:style-name="ce266" office:value-type="string" calcext:value-type="string" table:number-columns-spanned="1" table:number-rows-spanned="8">
            <text:p>Kompetenz-bereich Mathematik <text:s text:c="9"/>[35 LP]</text:p>
          </table:table-cell>
          <table:table-cell table:style-name="ce274"/>
          <table:covered-table-cell table:style-name="ce286"/>
          <table:table-cell table:style-name="ce274"/>
          <table:table-cell table:style-name="ce292"/>
          <table:table-cell table:style-name="ce300" table:number-columns-repeated="3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3"/>
          <table:table-cell table:style-name="ce367"/>
          <table:table-cell table:style-name="ce300" table:number-columns-repeated="4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4"/>
          <table:table-cell table:style-name="ce325"/>
          <table:table-cell table:style-name="ce384" table:number-columns-spanned="1" table:number-rows-spanned="8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style-name="ce298" office:value-type="string" calcext:value-type="string" table:number-columns-spanned="2" table:number-rows-spanned="1">
            <text:p>Analysis</text:p>
          </table:table-cell>
          <table:covered-table-cell table:style-name="ce298"/>
          <table:table-cell table:style-name="ce300"/>
          <table:table-cell table:style-name="ce335"/>
          <table:table-cell table:style-name="ce298" office:value-type="string" calcext:value-type="string" table:number-columns-spanned="2" table:number-rows-spanned="1">
            <text:p>Lineare Algebra</text:p>
          </table:table-cell>
          <table:covered-table-cell table:style-name="ce298"/>
          <table:table-cell table:style-name="ce325"/>
          <table:table-cell table:style-name="ce300"/>
          <table:table-cell table:style-name="ce359" table:number-columns-spanned="2" table:number-rows-spanned="1"/>
          <table:covered-table-cell table:style-name="ce359"/>
          <table:table-cell table:style-name="ce325"/>
          <table:table-cell table:style-name="ce300"/>
          <table:table-cell table:style-name="ce306" office:value-type="string" calcext:value-type="string" table:number-columns-spanned="2" table:number-rows-spanned="1">
            <text:p>Mathematik:</text:p>
          </table:table-cell>
          <table:covered-table-cell table:style-name="ce306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style-name="ce299" office:value-type="float" office:value="10" calcext:value-type="float">
            <text:p>10</text:p>
          </table:table-cell>
          <table:table-cell table:style-name="ce317" office:value-type="string" calcext:value-type="string">
            <text:p>LP</text:p>
          </table:table-cell>
          <table:table-cell table:style-name="ce300"/>
          <table:table-cell table:style-name="ce335"/>
          <table:table-cell table:style-name="ce299" office:value-type="float" office:value="10" calcext:value-type="float">
            <text:p>10</text:p>
          </table:table-cell>
          <table:table-cell table:style-name="ce317" office:value-type="string" calcext:value-type="string">
            <text:p>LP</text:p>
          </table:table-cell>
          <table:table-cell table:style-name="ce325"/>
          <table:table-cell table:style-name="ce300"/>
          <table:table-cell table:number-columns-repeated="2"/>
          <table:table-cell table:style-name="ce325"/>
          <table:table-cell table:style-name="ce300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300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style-name="ce306" office:value-type="string" calcext:value-type="string" table:number-columns-spanned="2" table:number-rows-spanned="1">
            <text:p>Mathematik: </text:p>
          </table:table-cell>
          <table:covered-table-cell table:style-name="ce306"/>
          <table:table-cell table:style-name="ce300"/>
          <table:table-cell table:style-name="ce335"/>
          <table:table-cell table:style-name="ce298" office:value-type="string" calcext:value-type="string" table:number-columns-spanned="2" table:number-rows-spanned="1">
            <text:p>Diskrete Mathematik</text:p>
          </table:table-cell>
          <table:covered-table-cell table:style-name="ce298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300"/>
          <table:table-cell table:number-columns-repeated="2"/>
          <table:table-cell table:style-name="ce300"/>
          <table:table-cell table:style-name="ce335"/>
          <table:table-cell table:style-name="ce346"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00"/>
          <table:table-cell table:style-name="ce335"/>
          <table:table-cell table:style-name="ce345" office:value-type="float" office:value="5" calcext:value-type="float">
            <text:p>5</text:p>
          </table:table-cell>
          <table:table-cell table:style-name="ce349" office:value-type="string" calcext:value-type="string">
            <text:p>LP</text:p>
          </table:table-cell>
          <table:table-cell table:style-name="ce325"/>
          <table:table-cell table:style-name="ce300" table:number-columns-repeated="3"/>
          <table:table-cell table:style-name="ce325"/>
          <table:table-cell table:style-name="ce300" table:number-columns-repeated="4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table-cell table:style-name="ce287"/>
          <table:table-cell table:style-name="ce274"/>
          <table:table-cell table:style-name="ce292"/>
          <table:table-cell table:style-name="ce308" office:value-type="float" office:value="5" calcext:value-type="float">
            <text:p>5</text:p>
          </table:table-cell>
          <table:table-cell table:style-name="ce318" office:value-type="string" calcext:value-type="string">
            <text:p>LP</text:p>
          </table:table-cell>
          <table:table-cell table:style-name="ce300"/>
          <table:table-cell table:style-name="ce335"/>
          <table:table-cell table:style-name="ce147"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300" table:number-columns-repeated="4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6"/>
          <table:table-cell table:style-name="ce288"/>
          <table:table-cell table:style-name="ce276"/>
          <table:table-cell table:style-name="ce291"/>
          <table:table-cell table:style-name="ce305" table:number-columns-repeated="3"/>
          <table:table-cell table:style-name="ce336"/>
          <table:table-cell table:style-name="ce347" table:number-columns-repeated="2"/>
          <table:table-cell table:style-name="ce352"/>
          <table:table-cell table:style-name="ce305" table:number-columns-repeated="3"/>
          <table:table-cell table:style-name="ce352"/>
          <table:table-cell table:style-name="ce305" table:number-columns-repeated="4"/>
          <table:table-cell table:style-name="ce336"/>
          <table:table-cell table:style-name="ce305" table:number-columns-repeated="2"/>
          <table:table-cell table:style-name="ce352"/>
          <table:table-cell table:style-name="ce305" table:number-columns-repeated="4"/>
          <table:table-cell table:style-name="ce352"/>
          <table:covered-table-cell table:style-name="ce384"/>
          <table:table-cell table:style-name="ce147"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5">
          <table:table-cell table:style-name="ce267" office:value-type="string" calcext:value-type="string" table:number-columns-spanned="1" table:number-rows-spanned="4">
            <text:p>Nebenfach <text:s text:c="8"/>[14 - 19 LP]</text:p>
          </table:table-cell>
          <table:table-cell table:style-name="ce277" table:number-columns-repeated="4"/>
          <table:table-cell table:style-name="ce300" table:number-columns-repeated="2"/>
          <table:table-cell table:style-name="ce325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table-cell table:style-name="ce384" table:number-columns-spanned="1" table:number-rows-spanned="4"/>
          <table:table-cell table:number-columns-repeated="994"/>
        </table:table-row>
        <table:table-row table:style-name="ro4">
          <table:covered-table-cell table:style-name="ce267"/>
          <table:table-cell table:style-name="ce277" table:number-columns-repeated="4"/>
          <table:table-cell table:number-columns-repeated="2"/>
          <table:table-cell table:style-name="ce326"/>
          <table:table-cell table:style-name="ce337"/>
          <table:table-cell table:number-columns-repeated="2"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Nebenfach-Modul</text:p>
          </table:table-cell>
          <table:covered-table-cell table:style-name="ce360"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Nebenfach-Modul</text:p>
          </table:table-cell>
          <table:covered-table-cell table:style-name="ce360"/>
          <table:table-cell table:style-name="ce326"/>
          <table:table-cell table:style-name="ce337"/>
          <table:table-cell table:style-name="ce147"/>
          <table:table-cell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Nebenfach-Modul</text:p>
          </table:table-cell>
          <table:covered-table-cell table:style-name="ce360"/>
          <table:table-cell table:style-name="ce326"/>
          <table:table-cell table:style-name="ce353"/>
          <table:covered-table-cell table:style-name="ce384"/>
          <table:table-cell table:number-columns-repeated="994"/>
        </table:table-row>
        <table:table-row table:style-name="ro4">
          <table:covered-table-cell table:style-name="ce267"/>
          <table:table-cell table:style-name="ce277" table:number-columns-repeated="4"/>
          <table:table-cell table:number-columns-repeated="2"/>
          <table:table-cell table:style-name="ce326"/>
          <table:table-cell table:style-name="ce337"/>
          <table:table-cell table:number-columns-repeated="2"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5 LP</text:p>
          </table:table-cell>
          <table:covered-table-cell table:style-name="ce360"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5 LP</text:p>
          </table:table-cell>
          <table:covered-table-cell table:style-name="ce360"/>
          <table:table-cell table:style-name="ce326"/>
          <table:table-cell table:style-name="ce337"/>
          <table:table-cell table:style-name="ce147"/>
          <table:table-cell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5 LP</text:p>
          </table:table-cell>
          <table:covered-table-cell table:style-name="ce360"/>
          <table:table-cell table:style-name="ce326"/>
          <table:table-cell table:style-name="ce353"/>
          <table:covered-table-cell table:style-name="ce384"/>
          <table:table-cell table:number-columns-repeated="994"/>
        </table:table-row>
        <table:table-row table:style-name="ro4">
          <table:covered-table-cell table:style-name="ce267"/>
          <table:table-cell table:style-name="ce278" table:number-columns-repeated="4"/>
          <table:table-cell table:style-name="ce166" table:number-columns-repeated="2"/>
          <table:table-cell table:style-name="ce327"/>
          <table:table-cell table:style-name="ce338"/>
          <table:table-cell table:style-name="ce314" table:number-columns-repeated="2"/>
          <table:table-cell table:style-name="ce327"/>
          <table:table-cell table:style-name="ce314" table:number-columns-repeated="3"/>
          <table:table-cell table:style-name="ce327"/>
          <table:table-cell table:style-name="ce314" table:number-columns-repeated="4"/>
          <table:table-cell table:style-name="ce338"/>
          <table:table-cell table:style-name="ce314" table:number-columns-repeated="2"/>
          <table:table-cell table:style-name="ce327"/>
          <table:table-cell table:style-name="ce314" table:number-columns-repeated="4"/>
          <table:table-cell table:style-name="ce327"/>
          <table:covered-table-cell table:style-name="ce384"/>
          <table:table-cell table:number-columns-repeated="994"/>
        </table:table-row>
        <table:table-row table:style-name="ro4">
          <table:table-cell table:style-name="ce268"/>
          <table:table-cell table:style-name="ce277" table:number-columns-repeated="4"/>
          <table:table-cell table:style-name="ce290" table:number-columns-repeated="3"/>
          <table:table-cell table:style-name="ce333"/>
          <table:table-cell table:style-name="ce290" table:number-columns-repeated="2"/>
          <table:table-cell table:style-name="ce353"/>
          <table:table-cell table:style-name="ce290" table:number-columns-repeated="3"/>
          <table:table-cell table:style-name="ce353"/>
          <table:table-cell table:style-name="ce290" table:number-columns-repeated="4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table-cell table:style-name="ce384" table:number-columns-spanned="1" table:number-rows-spanned="7"/>
          <table:table-cell table:number-columns-repeated="994"/>
        </table:table-row>
        <table:table-row table:style-name="ro6">
          <table:table-cell table:style-name="ce269" office:value-type="string" calcext:value-type="string" table:number-columns-spanned="1" table:number-rows-spanned="6">
            <text:p><text:s/>Schlüssel-qualifikationen <text:s text:c="2"/>[10 LP]</text:p>
          </table:table-cell>
          <table:table-cell table:style-name="ce277" table:number-columns-repeated="3"/>
          <table:table-cell table:style-name="ce293"/>
          <table:table-cell table:style-name="ce309" table:number-columns-repeated="3"/>
          <table:table-cell table:style-name="ce339"/>
          <table:table-cell table:style-name="ce309" table:number-columns-repeated="2"/>
          <table:table-cell table:style-name="ce354"/>
          <table:table-cell table:style-name="ce309" table:number-columns-repeated="3"/>
          <table:table-cell table:style-name="ce354"/>
          <table:table-cell table:style-name="ce309" table:number-columns-repeated="4"/>
          <table:table-cell table:style-name="ce339"/>
          <table:table-cell table:style-name="ce309" table:number-columns-repeated="2"/>
          <table:table-cell table:style-name="ce354"/>
          <table:table-cell table:style-name="ce309" table:number-columns-repeated="3"/>
          <table:table-cell table:style-name="ce354"/>
          <table:table-cell table:style-name="ce353"/>
          <table:covered-table-cell table:style-name="ce384"/>
          <table:table-cell/>
          <table:table-cell table:style-name="ce387"/>
          <table:table-cell table:number-columns-repeated="992"/>
        </table:table-row>
        <table:table-row table:style-name="ro4">
          <table:covered-table-cell table:style-name="ce269"/>
          <table:table-cell table:style-name="ce277" table:number-columns-repeated="3"/>
          <table:table-cell table:style-name="ce294"/>
          <table:table-cell table:style-name="ce310" office:value-type="string" calcext:value-type="string" table:number-columns-spanned="2" table:number-rows-spanned="1">
            <text:p>Wissenschaftliches</text:p>
          </table:table-cell>
          <table:covered-table-cell table:style-name="ce310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12" office:value-type="string" calcext:value-type="string" table:number-columns-spanned="2" table:number-rows-spanned="1">
            <text:p>Schlüsselqualifikationen</text:p>
          </table:table-cell>
          <table:covered-table-cell table:style-name="ce312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12" office:value-type="string" calcext:value-type="string" table:number-columns-spanned="2" table:number-rows-spanned="1">
            <text:p>Schlüsselqualifikationen</text:p>
          </table:table-cell>
          <table:covered-table-cell table:style-name="ce312"/>
          <table:table-cell table:style-name="ce328"/>
          <table:table-cell table:style-name="ce340"/>
          <table:table-cell table:style-name="ce361" table:number-columns-spanned="2" table:number-rows-spanned="1"/>
          <table:covered-table-cell table:style-name="ce361"/>
          <table:table-cell table:style-name="ce379"/>
          <table:table-cell table:style-name="ce365"/>
          <table:covered-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7" table:number-columns-repeated="3"/>
          <table:table-cell table:style-name="ce294"/>
          <table:table-cell table:style-name="ce311" office:value-type="string" calcext:value-type="string" table:number-columns-spanned="2" table:number-rows-spanned="1">
            <text:p>Arbeiten</text:p>
          </table:table-cell>
          <table:covered-table-cell table:style-name="ce311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11" office:value-type="string" calcext:value-type="string" table:number-columns-spanned="2" table:number-rows-spanned="1">
            <text:p>4 LP</text:p>
          </table:table-cell>
          <table:covered-table-cell table:style-name="ce311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12" office:value-type="string" calcext:value-type="string" table:number-columns-spanned="2" table:number-rows-spanned="1">
            <text:p>4 LP</text:p>
          </table:table-cell>
          <table:covered-table-cell table:style-name="ce312"/>
          <table:table-cell table:style-name="ce328"/>
          <table:table-cell table:style-name="ce340"/>
          <table:table-cell table:style-name="ce361" table:number-columns-spanned="2" table:number-rows-spanned="1"/>
          <table:covered-table-cell table:style-name="ce361"/>
          <table:table-cell table:style-name="ce379"/>
          <table:table-cell table:style-name="ce365"/>
          <table:covered-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7" table:number-columns-repeated="3"/>
          <table:table-cell table:style-name="ce294"/>
          <table:table-cell table:style-name="ce312" office:value-type="string" calcext:value-type="string" table:number-columns-spanned="2" table:number-rows-spanned="1">
            <text:p>2 LP</text:p>
          </table:table-cell>
          <table:covered-table-cell table:style-name="ce312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61" table:number-columns-spanned="2" table:number-rows-spanned="1"/>
          <table:covered-table-cell table:style-name="ce361"/>
          <table:table-cell table:style-name="ce328"/>
          <table:table-cell table:style-name="ce340"/>
          <table:table-cell table:style-name="ce328" table:number-columns-repeated="3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61" table:number-columns-spanned="2" table:number-rows-spanned="1"/>
          <table:covered-table-cell table:style-name="ce361"/>
          <table:table-cell table:style-name="ce379"/>
          <table:table-cell table:style-name="ce365"/>
          <table:covered-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7" table:number-columns-repeated="3"/>
          <table:table-cell table:style-name="ce295"/>
          <table:table-cell table:style-name="ce313" table:number-columns-repeated="2"/>
          <table:table-cell table:style-name="ce329"/>
          <table:table-cell table:style-name="ce341"/>
          <table:table-cell table:style-name="ce313" table:number-columns-repeated="2"/>
          <table:table-cell table:style-name="ce329"/>
          <table:table-cell table:style-name="ce341"/>
          <table:table-cell table:style-name="ce329" table:number-columns-repeated="3"/>
          <table:table-cell table:style-name="ce341"/>
          <table:table-cell table:style-name="ce329" table:number-columns-repeated="3"/>
          <table:table-cell table:style-name="ce341"/>
          <table:table-cell table:style-name="ce313" table:number-columns-repeated="2"/>
          <table:table-cell table:style-name="ce329"/>
          <table:table-cell table:style-name="ce341"/>
          <table:table-cell table:style-name="ce313" table:number-columns-repeated="2"/>
          <table:table-cell table:style-name="ce380"/>
          <table:table-cell table:style-name="ce365"/>
          <table:covered-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8" table:number-columns-repeated="2"/>
          <table:table-cell table:style-name="ce277"/>
          <table:table-cell table:style-name="ce278"/>
          <table:table-cell table:style-name="ce314" table:number-columns-repeated="2"/>
          <table:table-cell table:style-name="ce327"/>
          <table:table-cell table:style-name="ce338"/>
          <table:table-cell table:style-name="ce314" table:number-columns-repeated="2"/>
          <table:table-cell table:style-name="ce327"/>
          <table:table-cell table:style-name="ce314" table:number-columns-repeated="3"/>
          <table:table-cell table:style-name="ce327"/>
          <table:table-cell table:style-name="ce314" table:number-columns-repeated="4"/>
          <table:table-cell table:style-name="ce338"/>
          <table:table-cell table:style-name="ce314" table:number-columns-repeated="2"/>
          <table:table-cell table:style-name="ce327"/>
          <table:table-cell table:style-name="ce314" table:number-columns-repeated="4"/>
          <table:table-cell table:style-name="ce327"/>
          <table:covered-table-cell table:style-name="ce384"/>
          <table:table-cell table:number-columns-repeated="994"/>
        </table:table-row>
        <table:table-row table:style-name="ro7">
          <table:table-cell table:style-name="ce270" office:value-type="string" calcext:value-type="string" table:number-columns-spanned="1" table:number-rows-spanned="3">
            <text:p>∑<text:span text:style-name="T1"> 180 LP</text:span></text:p>
          </table:table-cell>
          <table:table-cell table:style-name="ce279" table:number-columns-repeated="4"/>
          <table:table-cell table:style-name="ce283" table:number-columns-repeated="2"/>
          <table:table-cell table:style-name="ce320"/>
          <table:table-cell table:style-name="ce283" table:number-columns-repeated="3"/>
          <table:table-cell table:style-name="ce320"/>
          <table:table-cell table:style-name="ce283" table:number-columns-repeated="3"/>
          <table:table-cell table:style-name="ce320"/>
          <table:table-cell table:style-name="ce283" table:number-columns-repeated="4"/>
          <table:table-cell table:style-name="ce263"/>
          <table:table-cell table:style-name="ce283" table:number-columns-repeated="2"/>
          <table:table-cell table:style-name="ce320"/>
          <table:table-cell table:style-name="ce283" table:number-columns-repeated="4"/>
          <table:table-cell table:style-name="ce320"/>
          <table:table-cell table:style-name="ce385"/>
          <table:table-cell table:number-columns-repeated="994"/>
        </table:table-row>
        <table:table-row table:style-name="ro4">
          <table:covered-table-cell table:style-name="ce270"/>
          <table:table-cell table:style-name="ce280" table:number-columns-repeated="4"/>
          <table:table-cell table:style-name="ce315" office:value-type="float" office:value="27" calcext:value-type="float">
            <text:p>27</text:p>
          </table:table-cell>
          <table:table-cell table:style-name="ce319"/>
          <table:table-cell table:style-name="ce330"/>
          <table:table-cell table:style-name="ce342"/>
          <table:table-cell table:style-name="ce280" office:value-type="float" office:value="34" calcext:value-type="float" table:number-columns-spanned="2" table:number-rows-spanned="1">
            <text:p>34</text:p>
          </table:table-cell>
          <table:covered-table-cell table:style-name="ce280"/>
          <table:table-cell table:style-name="ce330"/>
          <table:table-cell table:style-name="ce342"/>
          <table:table-cell table:style-name="ce280" office:value-type="float" office:value="30" calcext:value-type="float" table:number-columns-spanned="2" table:number-rows-spanned="1">
            <text:p>30</text:p>
          </table:table-cell>
          <table:covered-table-cell table:style-name="ce280"/>
          <table:table-cell table:style-name="ce330"/>
          <table:table-cell table:style-name="ce342"/>
          <table:table-cell table:style-name="ce280" office:value-type="float" office:value="28" calcext:value-type="float" table:number-columns-spanned="2" table:number-rows-spanned="1">
            <text:p>28</text:p>
          </table:table-cell>
          <table:covered-table-cell table:style-name="ce280"/>
          <table:table-cell table:style-name="ce342"/>
          <table:table-cell table:style-name="ce375"/>
          <table:table-cell table:style-name="ce280" office:value-type="float" office:value="31" calcext:value-type="float" table:number-columns-spanned="2" table:number-rows-spanned="1">
            <text:p>31</text:p>
          </table:table-cell>
          <table:covered-table-cell table:style-name="ce280"/>
          <table:table-cell table:style-name="ce330"/>
          <table:table-cell table:style-name="ce342"/>
          <table:table-cell table:style-name="ce280" office:value-type="float" office:value="30" calcext:value-type="float" table:number-columns-spanned="2" table:number-rows-spanned="1">
            <text:p>30</text:p>
          </table:table-cell>
          <table:covered-table-cell table:style-name="ce280"/>
          <table:table-cell table:style-name="ce280"/>
          <table:table-cell table:style-name="ce330"/>
          <table:table-cell table:style-name="ce322"/>
          <table:table-cell table:number-columns-repeated="994"/>
        </table:table-row>
        <table:table-row table:style-name="ro4">
          <table:covered-table-cell table:style-name="ce270"/>
          <table:table-cell table:style-name="ce281" table:number-columns-repeated="4"/>
          <table:table-cell table:style-name="ce285" table:number-columns-repeated="2"/>
          <table:table-cell table:style-name="ce331"/>
          <table:table-cell table:style-name="ce285" table:number-columns-repeated="3"/>
          <table:table-cell table:style-name="ce331"/>
          <table:table-cell table:style-name="ce285" table:number-columns-repeated="3"/>
          <table:table-cell table:style-name="ce331"/>
          <table:table-cell table:style-name="ce285" table:number-columns-repeated="4"/>
          <table:table-cell table:style-name="ce265"/>
          <table:table-cell table:style-name="ce285" table:number-columns-repeated="2"/>
          <table:table-cell table:style-name="ce331"/>
          <table:table-cell table:style-name="ce285" table:number-columns-repeated="4"/>
          <table:table-cell table:style-name="ce331"/>
          <table:table-cell table:style-name="ce386"/>
          <table:table-cell table:number-columns-repeated="994"/>
        </table:table-row>
        <table:table-row table:style-name="ro4">
          <table:table-cell table:style-name="ce271" table:number-columns-repeated="5"/>
          <table:table-cell table:style-name="ce316" table:number-columns-repeated="24"/>
          <table:table-cell table:style-name="ce271"/>
          <table:table-cell table:number-columns-repeated="994"/>
        </table:table-row>
        <table:table-row table:style-name="ro15">
          <table:table-cell/>
          <table:table-cell table:style-name="ce282" table:number-columns-spanned="4" table:number-rows-spanned="1"/>
          <table:covered-table-cell table:number-columns-repeated="3" table:style-name="ce282"/>
          <table:table-cell table:style-name="ce262" office:value-type="string" calcext:value-type="string">
            <text:p><text:s/>Pflichtmodule</text:p>
          </table:table-cell>
          <table:table-cell table:number-columns-repeated="3"/>
          <table:table-cell table:style-name="ce348"/>
          <table:table-cell table:style-name="ce262" office:value-type="string" calcext:value-type="string">
            <text:p><text:s/>Wahlpflichtmodule</text:p>
          </table:table-cell>
          <table:table-cell table:style-name="ce350"/>
          <table:table-cell table:style-name="ce207"/>
          <table:table-cell table:style-name="ce350"/>
          <table:table-cell table:style-name="ce364"/>
          <table:table-cell table:style-name="ce262"/>
          <table:table-cell table:style-name="ce370" office:value-type="string" calcext:value-type="string" table:number-columns-spanned="2" table:number-rows-spanned="1">
            <text:p>Wahlmodule</text:p>
          </table:table-cell>
          <table:covered-table-cell table:style-name="ce370"/>
          <table:table-cell/>
          <table:table-cell table:style-name="ce374" office:value-type="string" calcext:value-type="string">
            <text:p>*SEP<text:span text:style-name="T2"> - Softwareentwicklungspraktikum</text:span></text:p>
          </table:table-cell>
          <table:table-cell table:style-name="ce376" table:number-columns-repeated="2"/>
          <table:table-cell/>
          <table:table-cell table:style-name="ce262"/>
          <table:table-cell table:style-name="ce290"/>
          <table:table-cell table:style-name="ce262" table:number-columns-repeated="5"/>
          <table:table-cell table:number-columns-repeated="994"/>
        </table:table-row>
        <table:table-row table:style-name="ro4">
          <table:table-cell table:style-name="ce272" table:number-columns-repeated="7"/>
          <table:table-cell table:style-name="ce262" table:number-columns-repeated="3"/>
          <table:table-cell table:style-name="ce350" table:number-columns-repeated="5"/>
          <table:table-cell table:style-name="ce262" table:number-columns-repeated="9"/>
          <table:table-cell table:style-name="ce290"/>
          <table:table-cell table:style-name="ce262" table:number-columns-repeated="5"/>
          <table:table-cell table:number-columns-repeated="994"/>
        </table:table-row>
        <table:table-row table:style-name="ro4">
          <table:table-cell table:style-name="ce262" table:number-columns-repeated="5"/>
          <table:table-cell table:number-columns-repeated="2"/>
          <table:table-cell table:style-name="ce262" table:number-columns-repeated="3"/>
          <table:table-cell table:style-name="ce350" table:number-columns-repeated="5"/>
          <table:table-cell table:style-name="ce262" table:number-columns-repeated="3"/>
          <table:table-cell table:style-name="ce350"/>
          <table:table-cell table:style-name="ce262" table:number-columns-repeated="5"/>
          <table:table-cell table:style-name="ce290"/>
          <table:table-cell table:style-name="ce262" table:number-columns-repeated="5"/>
          <table:table-cell table:number-columns-repeated="994"/>
        </table:table-row>
        <table:table-row table:style-name="ro4">
          <table:table-cell table:number-columns-repeated="10"/>
          <table:table-cell table:style-name="ce207" table:number-columns-repeated="5"/>
          <table:table-cell table:number-columns-repeated="1009"/>
        </table:table-row>
        <table:table-row table:style-name="ro4" table:number-rows-repeated="5">
          <table:table-cell table:style-name="ce207" table:number-columns-repeated="15"/>
          <table:table-cell table:number-columns-repeated="1009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2008!!'.$A$1:.$AD$59"/>
        </table:named-expressions>
      </table:table>
      <table:table table:name="Master" table:style-name="ta7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 table:number-columns-repeated="2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 table:number-columns-repeated="2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 table:number-columns-repeated="2"/>
          <table:table-cell table:number-columns-repeated="1006"/>
        </table:table-row>
        <table:table-row table:style-name="ro5">
          <table:table-cell table:style-name="ce138" office:value-type="string" calcext:value-type="string" table:number-columns-spanned="1" table:number-rows-spanned="9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6]+[.G6]+[.H10]+[.K10]+[.C11]" office:value-type="float" office:value="25" calcext:value-type="float" table:number-columns-spanned="1" table:number-rows-spanned="9">
            <text:p>25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3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</text:p>
          </table:table-cell>
          <table:covered-table-cell table:style-name="ce245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392"/>
          <table:table-cell table:style-name="ce393" office:value-type="float" office:value="5" calcext:value-type="float">
            <text:p>5</text:p>
          </table:table-cell>
          <table:table-cell table:style-name="ce394" office:value-type="string" calcext:value-type="string" table:number-columns-spanned="2" table:number-rows-spanned="1">
            <text:p>+</text:p>
          </table:table-cell>
          <table:covered-table-cell table:style-name="ce394"/>
          <table:table-cell table:style-name="ce396" office:value-type="float" office:value="5" calcext:value-type="float">
            <text:p>5</text:p>
          </table:table-cell>
          <table:table-cell table:style-name="ce39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9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15]+[.G15]+[.H19]+[.K19]" office:value-type="float" office:value="24" calcext:value-type="float" table:number-columns-spanned="1" table:number-rows-spanned="9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3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49"/>
          <table:table-cell table:style-name="ce388" office:value-type="float" office:value="8" calcext:value-type="float">
            <text:p>8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9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24]+[.G24]+[.H28]+[.K28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3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5">
          <table:table-cell table:style-name="ce138" office:value-type="string" calcext:value-type="string" table:number-columns-spanned="1" table:number-rows-spanned="11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C35]+[.K37]+[.H33]+[.K33]+[.K40]" office:value-type="float" office:value="21" calcext:value-type="float" table:number-columns-spanned="1" table:number-rows-spanned="11">
            <text:p>21</text:p>
          </table:table-cell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Wissenschaftliches Arbeiten - Seminar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4">
            <text:p>Masterarbeit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137" table:formula="of:=[.O44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173" office:value-type="string" calcext:value-type="string" table:number-columns-spanned="2" table:number-rows-spanned="1">
            <text:p>Masterarbeit</text:p>
          </table:table-cell>
          <table:covered-table-cell table:style-name="ce17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174" office:value-type="float" office:value="30" calcext:value-type="float">
            <text:p>30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6]+[.D15]+[.D24]+[.C35]+[.C11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6]+[.H33]+[.G15]+[.H19]+[.G24]+[.H28]+[.H10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33]+[.K19]+[.K28]+[.K37]+[.K40]+[.K10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44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47]+[.G47]+[.K47]+[.O47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ster E-Services" table:style-name="ta8" table:print-ranges="'Master E-Services'.A1:'Master E-Services'.R6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D7]+[.G7]+[.H13]+[.K13]+[.C13]" office:value-type="float" office:value="25" calcext:value-type="float" table:number-columns-spanned="1" table:number-rows-spanned="12">
            <text:p>25</text:p>
          </table:table-cell>
          <table:table-cell table:style-name="ce207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9"/>
          <table:table-cell table:style-name="ce418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21]+[.G21]+[.H28]+[.K28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33" office:value-type="string" calcext:value-type="string" table:number-columns-spanned="6" table:number-rows-spanned="1">
            <text:p>Verteilte und Ubiquitäre Systeme</text:p>
          </table:table-cell>
          <table:covered-table-cell table:number-columns-repeated="5" table:style-name="ce23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2" table:number-columns-spanned="2" table:number-rows-spanned="1"/>
          <table:covered-table-cell table:style-name="ce412"/>
          <table:table-cell table:style-name="ce423"/>
          <table:table-cell table:style-name="ce428"/>
          <table:table-cell table:style-name="ce433"/>
          <table:table-cell table:style-name="ce180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3"/>
          <table:table-cell table:style-name="ce419" office:value-type="float" office:value="8" calcext:value-type="float">
            <text:p>8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07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14" office:value-type="string" calcext:value-type="string" table:number-columns-spanned="6" table:number-rows-spanned="1">
            <text:p>Kommunikation und Multimediale Systeme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4" table:number-columns-spanned="2" table:number-rows-spanned="1"/>
          <table:covered-table-cell table:style-name="ce414"/>
          <table:table-cell table:style-name="ce429"/>
          <table:table-cell table:style-name="ce414"/>
          <table:table-cell table:style-name="ce424" table:number-columns-spanned="2" table:number-rows-spanned="1"/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34"/>
          <table:table-cell table:style-name="ce430" table:number-columns-repeated="2"/>
          <table:table-cell table:style-name="ce434"/>
          <table:table-cell table:style-name="ce444"/>
          <table:table-cell table:style-name="ce42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8" calcext:value-type="float">
            <text:p>8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6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7]+[.G37]+[.H44]+[.K44]" office:value-type="float" office:value="20" calcext:value-type="float" table:number-columns-spanned="1" table:number-rows-spanned="16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Marketing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4" office:value-type="string" calcext:value-type="string" table:number-columns-spanned="2" table:number-rows-spanned="1">
            <text:p>Internationales Marketing</text:p>
          </table:table-cell>
          <table:covered-table-cell table:style-name="ce414"/>
          <table:table-cell table:style-name="ce424"/>
          <table:table-cell table:style-name="ce429"/>
          <table:table-cell table:style-name="ce424" office:value-type="string" calcext:value-type="string" table:number-columns-spanned="2" table:number-rows-spanned="1">
            <text:p>Distributions-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5" office:value-type="string" calcext:value-type="string" table:number-columns-spanned="2" table:number-rows-spanned="1">
            <text:p>Käuferverhalten und </text:p>
          </table:table-cell>
          <table:covered-table-cell table:style-name="ce415"/>
          <table:table-cell table:style-name="ce425"/>
          <table:table-cell table:style-name="ce214" office:value-type="string" calcext:value-type="string" table:number-columns-spanned="3" table:number-rows-spanned="1">
            <text:p>management</text:p>
          </table:table-cell>
          <table:covered-table-cell table:number-columns-repeated="2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6" office:value-type="string" calcext:value-type="string" table:number-columns-spanned="2" table:number-rows-spanned="1">
            <text:p>Marketingforschung</text:p>
          </table:table-cell>
          <table:covered-table-cell table:style-name="ce416"/>
          <table:table-cell table:style-name="ce426"/>
          <table:table-cell table:style-name="ce430"/>
          <table:table-cell table:style-name="ce435" office:value-type="string" calcext:value-type="string" table:number-columns-spanned="2" table:number-rows-spanned="1">
            <text:p>Übung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3" table:number-columns-spanned="2" table:number-rows-spanned="1"/>
          <table:covered-table-cell table:style-name="ce413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252" table:number-columns-spanned="2" table:number-rows-spanned="1"/>
          <table:covered-table-cell table:style-name="ce252"/>
          <table:table-cell table:style-name="ce423"/>
          <table:table-cell table:style-name="ce428"/>
          <table:table-cell table:style-name="ce423" table:number-columns-spanned="2" table:number-rows-spanned="1"/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4]+[.H50]+[.K50]+[.C55]+[.K57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7"/>
          <table:table-cell table:style-name="ce440" office:value-type="string" calcext:value-type="string">
            <text:p>Wissenschaftliches Arbeiten - Seminar</text:p>
          </table:table-cell>
          <table:table-cell table:style-name="ce440" table:number-columns-repeated="3"/>
          <table:table-cell table:style-name="ce44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8"/>
          <table:table-cell table:style-name="ce441" office:value-type="string" calcext:value-type="string">
            <text:p>Seminar Informationsman.</text:p>
          </table:table-cell>
          <table:table-cell table:style-name="ce430" office:value-type="string" calcext:value-type="string">
            <text:p>+</text:p>
          </table:table-cell>
          <table:table-cell table:style-name="ce430"/>
          <table:table-cell table:style-name="ce444" office:value-type="string" calcext:value-type="string">
            <text:p>Seminar Marketing</text:p>
          </table:table-cell>
          <table:table-cell table:style-name="ce42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21" office:value-type="string" calcext:value-type="string">
            <text:p>+</text:p>
          </table:table-cell>
          <table:table-cell table:style-name="ce421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Recht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table:formula="of:=[.O62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213" office:value-type="string" calcext:value-type="string" table:number-columns-spanned="2" table:number-rows-spanned="1">
            <text:p>Masterarbeit</text:p>
          </table:table-cell>
          <table:covered-table-cell table:style-name="ce21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1" office:value-type="string" calcext:value-type="string" table:number-columns-spanned="2" table:number-rows-spanned="1">
            <text:p>Informationsmangement</text:p>
          </table:table-cell>
          <table:covered-table-cell table:style-name="ce211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38" office:value-type="float" office:value="30" calcext:value-type="float">
            <text:p>30</text:p>
          </table:table-cell>
          <table:table-cell table:style-name="ce447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7]+[.D37]+[.C55]+[.C13]+[.D21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H50]+[.H13]+[.G21]+[.H28]+[.G37]+[.H44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13]+[.K50]+[.K28]+[.K54]+[.K44]+[.K57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5]+[.G65]+[.S65]+[.K65]+[.O6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2"/>
          <table:table-cell table:style-name="ce163"/>
          <table:table-cell table:style-name="ce192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01" office:value-type="string" calcext:value-type="string">
            <text:p>Spezifische Pflichtmodule für den Schwerpunkt E-Services</text:p>
          </table:table-cell>
          <table:table-cell table:style-name="ce404" table:number-columns-repeated="4"/>
          <table:table-cell table:style-name="ce431"/>
          <table:table-cell table:style-name="ce404" table:number-columns-repeated="2"/>
          <table:table-cell table:style-name="ce431"/>
          <table:table-cell table:number-columns-repeated="1015"/>
        </table:table-row>
        <table:table-row table:style-name="ro4">
          <table:table-cell table:style-name="ce402" office:value-type="string" calcext:value-type="string">
            <text:p>Allgemeine Pflichtmodule für den Schwerpunkt E-Services</text:p>
          </table:table-cell>
          <table:table-cell table:style-name="ce405" table:number-columns-repeated="7"/>
          <table:table-cell table:style-name="ce232"/>
          <table:table-cell table:number-columns-repeated="1015"/>
        </table:table-row>
        <table:table-row table:style-name="ro4">
          <table:table-cell table:style-name="ce403" office:value-type="string" calcext:value-type="string">
            <text:p>Beispiel für den Schwerpunkt E-Services</text:p>
          </table:table-cell>
          <table:table-cell table:style-name="ce406" table:number-columns-repeated="7"/>
          <table:table-cell table:style-name="ce217"/>
          <table:table-cell table:number-columns-repeated="1015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E-Services'.$A$1:.$R$66"/>
        </table:named-expressions>
      </table:table>
      <table:table table:name="Master Finance" table:style-name="ta9" table:print-ranges="'Master Finance'.A2:'Master Finance'.R68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9" office:value-type="string" calcext:value-type="string" table:number-columns-spanned="18" table:number-rows-spanned="1">
            <text:p>Beispiel Finance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5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8]+[.G8]+[.H14]+[.K14]+[.C18]" office:value-type="float" office:value="25" calcext:value-type="float" table:number-columns-spanned="1" table:number-rows-spanned="15">
            <text:p>25</text:p>
          </table:table-cell>
          <table:table-cell table:style-name="ce207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9"/>
          <table:table-cell table:style-name="ce418" office:value-type="float" office:value="5" calcext:value-type="float">
            <text:p>5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5" calcext:value-type="float">
            <text:p>5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 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09" office:value-type="string" calcext:value-type="string" table:number-columns-spanned="2" table:number-rows-spanned="1">
            <text:p>"Konz./Syst. des Controlling,</text:p>
          </table:table-cell>
          <table:covered-table-cell table:style-name="ce209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55" office:value-type="string" calcext:value-type="string" table:number-columns-spanned="2" table:number-rows-spanned="1">
            <text:p>Operatives Controlling"</text:p>
          </table:table-cell>
          <table:covered-table-cell table:style-name="ce455"/>
          <table:table-cell table:style-name="ce165"/>
          <table:table-cell table:style-name="ce147"/>
          <table:table-cell table:style-name="ce459"/>
          <table:table-cell table:style-name="ce453" office:value-type="float" office:value="5" calcext:value-type="float">
            <text:p>5</text:p>
          </table:table-cell>
          <table:table-cell table:style-name="ce394" office:value-type="string" calcext:value-type="string" table:number-columns-spanned="2" table:number-rows-spanned="1">
            <text:p>+</text:p>
          </table:table-cell>
          <table:covered-table-cell table:style-name="ce394"/>
          <table:table-cell table:style-name="ce396" office:value-type="float" office:value="5" calcext:value-type="float">
            <text:p>5</text:p>
          </table:table-cell>
          <table:table-cell table:style-name="ce45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55" office:value-type="string" calcext:value-type="string" table:number-columns-spanned="2" table:number-rows-spanned="1">
            <text:p>oder</text:p>
          </table:table-cell>
          <table:covered-table-cell table:style-name="ce455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55" office:value-type="string" calcext:value-type="string" table:number-columns-spanned="2" table:number-rows-spanned="1">
            <text:p>"Finanzwissenschaft,</text:p>
          </table:table-cell>
          <table:covered-table-cell table:style-name="ce455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79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33" office:value-type="string" calcext:value-type="string" table:number-columns-spanned="2" table:number-rows-spanned="1">
            <text:p>freie Wahl"</text:p>
          </table:table-cell>
          <table:covered-table-cell table:style-name="ce23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H32]+[.K32]+[.D25]+[.G25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4" office:value-type="string" calcext:value-type="string" table:number-columns-spanned="6" table:number-rows-spanned="1">
            <text:p>Informationssysteme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4" office:value-type="string" calcext:value-type="string" table:number-columns-spanned="2" table:number-rows-spanned="1">
            <text:p>Konzeptionelle Modellier.</text:p>
          </table:table-cell>
          <table:covered-table-cell table:style-name="ce414"/>
          <table:table-cell table:style-name="ce424"/>
          <table:table-cell table:style-name="ce429"/>
          <table:table-cell table:style-name="ce424" office:value-type="string" calcext:value-type="string" table:number-columns-spanned="2" table:number-rows-spanned="1">
            <text:p>Datenbanksysteme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56" office:value-type="string" calcext:value-type="string">
            <text:p>Vert. Asp. Informationssyst.</text:p>
          </table:table-cell>
          <table:table-cell table:style-name="ce430"/>
          <table:table-cell table:style-name="ce426"/>
          <table:table-cell table:style-name="ce430"/>
          <table:table-cell table:style-name="ce444"/>
          <table:table-cell table:style-name="ce426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9"/>
          <table:table-cell table:style-name="ce418" office:value-type="float" office:value="8" calcext:value-type="float">
            <text:p>8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2" table:number-columns-spanned="2" table:number-rows-spanned="1"/>
          <table:covered-table-cell table:style-name="ce412"/>
          <table:table-cell table:style-name="ce423"/>
          <table:table-cell table:style-name="ce428"/>
          <table:table-cell table:style-name="ce433"/>
          <table:table-cell table:style-name="ce180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4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9]+[.G39]+[.H46]+[.K46]" office:value-type="float" office:value="20" calcext:value-type="float" table:number-columns-spanned="1" table:number-rows-spanned="14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"Volkswirtschaftslehre" oder "Controlling und Unt.-rechnung"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57" table:number-columns-spanned="2" table:number-rows-spanned="1"/>
          <table:covered-table-cell table:style-name="ce457"/>
          <table:table-cell table:style-name="ce426"/>
          <table:table-cell table:style-name="ce430"/>
          <table:table-cell table:style-name="ce435" table:number-columns-spanned="2" table:number-rows-spanned="1"/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08" office:value-type="string" calcext:value-type="string" table:number-columns-spanned="6" table:number-rows-spanned="1">
            <text:p>Finanzwirtschaf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5" office:value-type="string" calcext:value-type="string" table:number-columns-spanned="2" table:number-rows-spanned="1">
            <text:p>Portfoliomanagement</text:p>
          </table:table-cell>
          <table:covered-table-cell table:style-name="ce415"/>
          <table:table-cell table:style-name="ce424"/>
          <table:table-cell table:style-name="ce421"/>
          <table:table-cell table:style-name="ce424" office:value-type="string" calcext:value-type="string" table:number-columns-spanned="2" table:number-rows-spanned="1">
            <text:p>Risikomanagement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60" office:value-type="string" calcext:value-type="string" table:number-columns-spanned="2" table:number-rows-spanned="1">
            <text:p>Internationales Finanzman.</text:p>
          </table:table-cell>
          <table:covered-table-cell table:style-name="ce460"/>
          <table:table-cell table:style-name="ce426"/>
          <table:table-cell table:style-name="ce430"/>
          <table:table-cell table:style-name="ce435" office:value-type="string" calcext:value-type="string" table:number-columns-spanned="2" table:number-rows-spanned="1">
            <text:p>Übung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08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6]+[.H52]+[.K52]+[.C57]+[.K59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7"/>
          <table:table-cell table:style-name="ce440" office:value-type="string" calcext:value-type="string">
            <text:p>Wissenschaftliches Arbeiten - Seminar</text:p>
          </table:table-cell>
          <table:table-cell table:style-name="ce440" table:number-columns-repeated="3"/>
          <table:table-cell table:style-name="ce44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8"/>
          <table:table-cell table:style-name="ce441" office:value-type="string" calcext:value-type="string">
            <text:p>Seminar Informationsman.</text:p>
          </table:table-cell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44" office:value-type="string" calcext:value-type="string">
            <text:p>Seminar Finanzwirtschaft</text:p>
          </table:table-cell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33" office:value-type="string" calcext:value-type="string" table:number-columns-spanned="2" table:number-rows-spanned="1">
            <text:p>Statistische Verfahren</text:p>
          </table:table-cell>
          <table:covered-table-cell table:style-name="ce23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table:formula="of:=[.O64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07" office:value-type="string" calcext:value-type="string" table:number-columns-spanned="2" table:number-rows-spanned="1">
            <text:p>Masterarbeit</text:p>
          </table:table-cell>
          <table:covered-table-cell table:style-name="ce407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3" office:value-type="string" calcext:value-type="string" table:number-columns-spanned="2" table:number-rows-spanned="1">
            <text:p>Finanzwirtschaft</text:p>
          </table:table-cell>
          <table:covered-table-cell table:style-name="ce21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38" office:value-type="float" office:value="30" calcext:value-type="float">
            <text:p>30</text:p>
          </table:table-cell>
          <table:table-cell table:style-name="ce447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8]+[.D39]+[.C57]+[.C18]+[.D25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8]+[.H52]+[.G25]+[.H32]+[.G39]+[.H46]+[.H14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52]+[.K32]+[.K56]+[.K46]+[.K59]+[.K14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4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7]+[.G67]+[.K67]+[.O67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50" office:value-type="string" calcext:value-type="string">
            <text:p>Spezifische Pflichtmodule für den Schwerpunkt Finance</text:p>
          </table:table-cell>
          <table:table-cell table:style-name="ce440" table:number-columns-repeated="4"/>
          <table:table-cell table:style-name="ce446"/>
          <table:table-cell table:style-name="ce440"/>
          <table:table-cell table:style-name="ce446"/>
          <table:table-cell table:number-columns-repeated="1016"/>
        </table:table-row>
        <table:table-row table:style-name="ro4">
          <table:table-cell table:style-name="ce451" office:value-type="string" calcext:value-type="string">
            <text:p>Allgemeine Pflichtmodule für den Schwerpunkt Finance</text:p>
          </table:table-cell>
          <table:table-cell table:style-name="ce453" table:number-columns-repeated="4"/>
          <table:table-cell table:style-name="ce458"/>
          <table:table-cell table:style-name="ce453"/>
          <table:table-cell table:style-name="ce458"/>
          <table:table-cell table:number-columns-repeated="1016"/>
        </table:table-row>
        <table:table-row table:style-name="ro4">
          <table:table-cell table:style-name="ce452" office:value-type="string" calcext:value-type="string">
            <text:p>Beispiel für den Schwerpunkt Finance</text:p>
          </table:table-cell>
          <table:table-cell table:style-name="ce454" table:number-columns-repeated="6"/>
          <table:table-cell table:style-name="ce461"/>
          <table:table-cell table:number-columns-repeated="1016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Finance'.$A$2:.$R$68"/>
        </table:named-expressions>
      </table:table>
      <table:table table:name="Master Information_Engineering" table:style-name="ta10" table:print-ranges="'Master Information_Engineering'.A1:'Master Information_Engineering'.R67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D7]+[.G7]+[.C13]+[.H13]+[.K13]" office:value-type="float" office:value="25" calcext:value-type="float" table:number-columns-spanned="1" table:number-rows-spanned="12">
            <text:p>25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9"/>
          <table:table-cell table:style-name="ce418" office:value-type="float" office:value="5" calcext:value-type="float">
            <text:p>5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5" calcext:value-type="float">
            <text:p>5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 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459"/>
          <table:table-cell table:style-name="ce453" office:value-type="float" office:value="5" calcext:value-type="float">
            <text:p>5</text:p>
          </table:table-cell>
          <table:table-cell table:style-name="ce394" office:value-type="string" calcext:value-type="string" table:number-columns-spanned="2" table:number-rows-spanned="1">
            <text:p>+</text:p>
          </table:table-cell>
          <table:covered-table-cell table:style-name="ce394"/>
          <table:table-cell table:style-name="ce396" office:value-type="float" office:value="5" calcext:value-type="float">
            <text:p>5</text:p>
          </table:table-cell>
          <table:table-cell table:style-name="ce458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H28]+[.K28]+[.D20]+[.G20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4" office:value-type="string" calcext:value-type="string" table:number-columns-spanned="6" table:number-rows-spanned="1">
            <text:p>Management der Software-Entwicklung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65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6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66"/>
          <table:table-cell table:style-name="ce404" office:value-type="float" office:value="8" calcext:value-type="float">
            <text:p>8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67" office:value-type="float" office:value="4" calcext:value-type="float">
            <text:p>4</text:p>
          </table:table-cell>
          <table:table-cell table:style-name="ce43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9" table:number-columns-spanned="6" table:number-rows-spanned="1"/>
          <table:covered-table-cell table:number-columns-repeated="5" table:style-name="ce17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2" table:number-columns-spanned="2" table:number-rows-spanned="1"/>
          <table:covered-table-cell table:style-name="ce412"/>
          <table:table-cell table:style-name="ce423"/>
          <table:table-cell table:style-name="ce428"/>
          <table:table-cell table:style-name="ce433"/>
          <table:table-cell table:style-name="ce180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6]+[.G36]+[.H43]+[.K43]" office:value-type="float" office:value="20" calcext:value-type="float" table:number-columns-spanned="1" table:number-rows-spanned="15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14" office:value-type="string" calcext:value-type="string" table:number-columns-spanned="6" table:number-rows-spanned="1">
            <text:p>Organisation und Personal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3" table:number-rows-spanned="1">
            <text:p>Human Resource Management</text:p>
          </table:table-cell>
          <table:covered-table-cell table:number-columns-repeated="2" table:style-name="ce407"/>
          <table:table-cell table:style-name="ce429"/>
          <table:table-cell table:style-name="ce424" office:value-type="string" calcext:value-type="string" table:number-columns-spanned="2" table:number-rows-spanned="1">
            <text:p>Intern. Management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5" office:value-type="string" calcext:value-type="string">
            <text:p>Untern.-planung und -kontrolle</text:p>
          </table:table-cell>
          <table:table-cell table:style-name="ce218"/>
          <table:table-cell table:style-name="ce426"/>
          <table:table-cell table:style-name="ce430"/>
          <table:table-cell table:style-name="ce435" office:value-type="string" calcext:value-type="string" table:number-columns-spanned="2" table:number-rows-spanned="1">
            <text:p>Übung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3" table:number-columns-spanned="2" table:number-rows-spanned="1"/>
          <table:covered-table-cell table:style-name="ce413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252" table:number-columns-spanned="2" table:number-rows-spanned="1"/>
          <table:covered-table-cell table:style-name="ce252"/>
          <table:table-cell table:style-name="ce423"/>
          <table:table-cell table:style-name="ce428"/>
          <table:table-cell table:style-name="ce423" table:number-columns-spanned="2" table:number-rows-spanned="1"/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3]+[.H49]+[.K49]+[.C53]+[.K56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7"/>
          <table:table-cell table:style-name="ce440" office:value-type="string" calcext:value-type="string">
            <text:p>Wissenschaftliches Arbeiten - Seminar</text:p>
          </table:table-cell>
          <table:table-cell table:style-name="ce440" table:number-columns-repeated="3"/>
          <table:table-cell table:style-name="ce44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8"/>
          <table:table-cell table:style-name="ce441" office:value-type="string" calcext:value-type="string">
            <text:p>Seminar Informationsman.</text:p>
          </table:table-cell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44" office:value-type="string" calcext:value-type="string">
            <text:p>Seminar Organ. u. Personal</text:p>
          </table:table-cell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Recht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table:formula="of:=[.O61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07" office:value-type="string" calcext:value-type="string" table:number-columns-spanned="2" table:number-rows-spanned="1">
            <text:p>Masterarbeit</text:p>
          </table:table-cell>
          <table:covered-table-cell table:style-name="ce407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1" office:value-type="string" calcext:value-type="string" table:number-columns-spanned="2" table:number-rows-spanned="1">
            <text:p>Softw. Eng.-Management</text:p>
          </table:table-cell>
          <table:covered-table-cell table:style-name="ce211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38" office:value-type="float" office:value="30" calcext:value-type="float">
            <text:p>30</text:p>
          </table:table-cell>
          <table:table-cell table:style-name="ce447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7]+[.D36]+[.C53]+[.C13]+[.D20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H49]+[.G20]+[.H28]+[.G36]+[.H43]+[.H13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49]+[.K28]+[.K53]+[.K43]+[.K56]+[.K13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1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4]+[.G64]+[.K64]+[.O64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50" office:value-type="string" calcext:value-type="string" table:number-columns-spanned="8" table:number-rows-spanned="1">
            <text:p>Spezifische Pflichtmodule für den Schwerpunkt Information Engineering</text:p>
          </table:table-cell>
          <table:covered-table-cell table:number-columns-repeated="7" table:style-name="ce450"/>
          <table:table-cell table:number-columns-repeated="1016"/>
        </table:table-row>
        <table:table-row table:style-name="ro4">
          <table:table-cell table:style-name="ce463" office:value-type="string" calcext:value-type="string" table:number-columns-spanned="8" table:number-rows-spanned="1">
            <text:p>Allgemeine Pflichtmodule für den Schwerpunkt Information Engineering</text:p>
          </table:table-cell>
          <table:covered-table-cell table:number-columns-repeated="7" table:style-name="ce463"/>
          <table:table-cell table:number-columns-repeated="1016"/>
        </table:table-row>
        <table:table-row table:style-name="ro4">
          <table:table-cell table:style-name="ce464" office:value-type="string" calcext:value-type="string" table:number-columns-spanned="8" table:number-rows-spanned="1">
            <text:p>Beispiel für den Schwerpunkt Information Engineering</text:p>
          </table:table-cell>
          <table:covered-table-cell table:number-columns-repeated="7" table:style-name="ce464"/>
          <table:table-cell table:number-columns-repeated="1016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Information_Engineering'.$A$1:.$R$67"/>
        </table:named-expressions>
      </table:table>
      <table:table table:name="Master Logistik" table:style-name="ta11" table:print-ranges="'Master Logistik'.A2:'Master Logistik'.R6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9" office:value-type="string" calcext:value-type="string" table:number-columns-spanned="18" table:number-rows-spanned="1">
            <text:p>Beispiel Logistik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1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D8]+[.G8]+[.H13]+[.K13]+[.C14]" office:value-type="float" office:value="25" calcext:value-type="float" table:number-columns-spanned="1" table:number-rows-spanned="11">
            <text:p>25</text:p>
          </table:table-cell>
          <table:table-cell table:style-name="ce207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9"/>
          <table:table-cell table:style-name="ce418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 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6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H28]+[.K28]+[.D21]+[.G21]" office:value-type="float" office:value="24" calcext:value-type="float" table:number-columns-spanned="1" table:number-rows-spanned="16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4" office:value-type="string" calcext:value-type="string" table:number-columns-spanned="6" table:number-rows-spanned="1">
            <text:p>Verteilte und Ubiquitäre Systeme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69" office:value-type="string" calcext:value-type="string" table:number-columns-spanned="2" table:number-rows-spanned="1">
            <text:p>Verteilte Systeme</text:p>
          </table:table-cell>
          <table:covered-table-cell table:style-name="ce469"/>
          <table:table-cell table:style-name="ce473"/>
          <table:table-cell table:style-name="ce475"/>
          <table:table-cell table:style-name="ce477" office:value-type="string" calcext:value-type="string" table:number-columns-spanned="2" table:number-rows-spanned="1">
            <text:p>Mensch-Maschine Int.</text:p>
          </table:table-cell>
          <table:covered-table-cell table:style-name="ce47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70" office:value-type="string" calcext:value-type="string" table:number-columns-spanned="2" table:number-rows-spanned="1">
            <text:p>Vert. Asp. Verteilte Systeme</text:p>
          </table:table-cell>
          <table:covered-table-cell table:style-name="ce470"/>
          <table:table-cell table:style-name="ce474"/>
          <table:table-cell table:style-name="ce476"/>
          <table:table-cell table:style-name="ce406"/>
          <table:table-cell table:style-name="ce21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8" calcext:value-type="float">
            <text:p>8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78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7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1" table:number-columns-spanned="2" table:number-rows-spanned="1"/>
          <table:covered-table-cell table:style-name="ce411"/>
          <table:table-cell table:style-name="ce479"/>
          <table:table-cell table:style-name="ce411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2"/>
          <table:table-cell table:style-name="ce428" table:number-columns-repeated="2"/>
          <table:table-cell table:style-name="ce412"/>
          <table:table-cell table:style-name="ce482"/>
          <table: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94" office:value-type="string" calcext:value-type="string" table:number-columns-spanned="2" table:number-rows-spanned="1">
            <text:p>+</text:p>
          </table:table-cell>
          <table:covered-table-cell table:style-name="ce394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47"/>
          <table:table-cell table:style-name="ce481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7]+[.G37]+[.H44]+[.K44]" office:value-type="float" office:value="20" calcext:value-type="float" table:number-columns-spanned="1" table:number-rows-spanned="15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Produktion und Logistik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71" office:value-type="string" calcext:value-type="string">
            <text:p>Nachhaltigkeit in Prod. u. Log.</text:p>
          </table:table-cell>
          <table:table-cell table:style-name="ce472"/>
          <table:table-cell table:style-name="ce424"/>
          <table:table-cell table:style-name="ce429"/>
          <table:table-cell table:style-name="ce424" office:value-type="string" calcext:value-type="string" table:number-columns-spanned="2" table:number-rows-spanned="1">
            <text:p>Supply Chain Management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6" office:value-type="string" calcext:value-type="string" table:number-columns-spanned="2" table:number-rows-spanned="1">
            <text:p>Anlagenmanagement</text:p>
          </table:table-cell>
          <table:covered-table-cell table:style-name="ce416"/>
          <table:table-cell table:style-name="ce426"/>
          <table:table-cell table:style-name="ce430"/>
          <table:table-cell table:style-name="ce435" office:value-type="string" calcext:value-type="string" table:number-columns-spanned="2" table:number-rows-spanned="1">
            <text:p>Übung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3" table:number-columns-spanned="2" table:number-rows-spanned="1"/>
          <table:covered-table-cell table:style-name="ce413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252" table:number-columns-spanned="2" table:number-rows-spanned="1"/>
          <table:covered-table-cell table:style-name="ce252"/>
          <table:table-cell table:style-name="ce423"/>
          <table:table-cell table:style-name="ce428"/>
          <table:table-cell table:style-name="ce423" table:number-columns-spanned="2" table:number-rows-spanned="1"/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4]+[.H50]+[.K50]+[.C55]+[.K57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66"/>
          <table:table-cell table:style-name="ce404" office:value-type="string" calcext:value-type="string">
            <text:p>Wissenschaftliches Arbeiten - Seminar</text:p>
          </table:table-cell>
          <table:table-cell table:style-name="ce404" table:number-columns-repeated="3"/>
          <table:table-cell table:style-name="ce431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8"/>
          <table:table-cell table:style-name="ce441" office:value-type="string" calcext:value-type="string">
            <text:p>Seminar Decision Support</text:p>
          </table:table-cell>
          <table:table-cell table:style-name="ce480" office:value-type="string" calcext:value-type="string" table:number-columns-spanned="2" table:number-rows-spanned="1">
            <text:p>+</text:p>
          </table:table-cell>
          <table:covered-table-cell table:style-name="ce480"/>
          <table:table-cell table:style-name="ce444" office:value-type="string" calcext:value-type="string">
            <text:p>Seminar Prod. u. Logistik</text:p>
          </table:table-cell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55" office:value-type="string" calcext:value-type="string" table:number-columns-spanned="2" table:number-rows-spanned="1">
            <text:p>Einführung </text:p>
          </table:table-cell>
          <table:covered-table-cell table:style-name="ce45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33" office:value-type="string" calcext:value-type="string" table:number-columns-spanned="2" table:number-rows-spanned="1">
            <text:p>in die Optimierung</text:p>
          </table:table-cell>
          <table:covered-table-cell table:style-name="ce23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Recht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table:formula="of:=[.O62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07" office:value-type="string" calcext:value-type="string" table:number-columns-spanned="2" table:number-rows-spanned="1">
            <text:p>Masterarbeit</text:p>
          </table:table-cell>
          <table:covered-table-cell table:style-name="ce407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1" office:value-type="string" calcext:value-type="string" table:number-columns-spanned="2" table:number-rows-spanned="1">
            <text:p>Produktion und Logistik</text:p>
          </table:table-cell>
          <table:covered-table-cell table:style-name="ce211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38" office:value-type="float" office:value="30" calcext:value-type="float">
            <text:p>30</text:p>
          </table:table-cell>
          <table:table-cell table:style-name="ce447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8]+[.D37]+[.C55]+[.C14]+[.D21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8]+[.H50]+[.H13]+[.G21]+[.H28]+[.G37]+[.H44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13]+[.K50]+[.K28]+[.K54]+[.K44]+[.K57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5]+[.G65]+[.K65]+[.O6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50" office:value-type="string" calcext:value-type="string">
            <text:p>Spezifische Pflichtmodule für den Schwerpunkt Logistik</text:p>
          </table:table-cell>
          <table:table-cell table:style-name="ce440" table:number-columns-repeated="4"/>
          <table:table-cell table:style-name="ce446"/>
          <table:table-cell table:style-name="ce440"/>
          <table:table-cell table:style-name="ce446"/>
          <table:table-cell table:number-columns-repeated="1016"/>
        </table:table-row>
        <table:table-row table:style-name="ro4">
          <table:table-cell table:style-name="ce402" office:value-type="string" calcext:value-type="string">
            <text:p>Allgemeine Pflichtmodule für den Schwerpunkt Logistik</text:p>
          </table:table-cell>
          <table:table-cell table:style-name="ce405" table:number-columns-repeated="6"/>
          <table:table-cell table:style-name="ce232"/>
          <table:table-cell table:number-columns-repeated="1016"/>
        </table:table-row>
        <table:table-row table:style-name="ro4">
          <table:table-cell table:style-name="ce468" office:value-type="string" calcext:value-type="string">
            <text:p>Beispiel für den Schwerpunkt Logistik</text:p>
          </table:table-cell>
          <table:table-cell table:style-name="ce454" table:number-columns-repeated="6"/>
          <table:table-cell table:style-name="ce461"/>
          <table:table-cell table:number-columns-repeated="1016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Logistik'.$A$2:.$R$66"/>
        </table:named-expressions>
      </table:table>
      <table:table table:name="Master_Medizin_Gesundheit" table:style-name="ta12" table:print-ranges="Master_Medizin_Gesundheit.A2:Master_Medizin_Gesundheit.R62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9" office:value-type="string" calcext:value-type="string" table:number-columns-spanned="18" table:number-rows-spanned="1">
            <text:p>Beispiel Medizin und Gesundheit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4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office:value-type="float" office:value="25" calcext:value-type="float" table:number-columns-spanned="1" table:number-rows-spanned="14">
            <text:p>25</text:p>
          </table:table-cell>
          <table:table-cell table:style-name="ce207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 1 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84" office:value-type="string" calcext:value-type="string" table:number-columns-spanned="3" table:number-rows-spanned="1">
            <text:p>Strateg. Informationsman.</text:p>
          </table:table-cell>
          <table:covered-table-cell table:number-columns-repeated="2" table:style-name="ce484"/>
          <table:table-cell table:style-name="ce484" office:value-type="string" calcext:value-type="string" table:number-columns-spanned="3" table:number-rows-spanned="1">
            <text:p>E-Business Management</text:p>
          </table:table-cell>
          <table:covered-table-cell table:number-columns-repeated="2" table:style-name="ce48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13" office:value-type="string" calcext:value-type="string" table:number-columns-spanned="3" table:number-rows-spanned="1">
            <text:p>Innovationsseminar</text:p>
          </table:table-cell>
          <table:covered-table-cell table:number-columns-repeated="2" table:style-name="ce213"/>
          <table:table-cell table:style-name="ce489" office:value-type="string" calcext:value-type="string" table:number-columns-spanned="3" table:number-rows-spanned="1">
            <text:p>E-Services</text:p>
          </table:table-cell>
          <table:covered-table-cell table:number-columns-repeated="2" table:style-name="ce48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84" office:value-type="string" calcext:value-type="string" table:number-columns-spanned="2" table:number-rows-spanned="1">
            <text:p>5 LP</text:p>
          </table:table-cell>
          <table:covered-table-cell table:style-name="ce484"/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89" office:value-type="string" calcext:value-type="string" table:number-columns-spanned="2" table:number-rows-spanned="1">
            <text:p>5 LP</text:p>
          </table:table-cell>
          <table:covered-table-cell table:style-name="ce48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245" office:value-type="string" calcext:value-type="string" table:number-columns-spanned="3" table:number-rows-spanned="1">
            <text:p>Informationsmodelle</text:p>
          </table:table-cell>
          <table:covered-table-cell table:number-columns-repeated="2" table:style-name="ce245"/>
          <table:table-cell table:style-name="ce245" office:value-type="string" calcext:value-type="string" table:number-columns-spanned="3" table:number-rows-spanned="1">
            <text:p>Entscheidungsmodell i.d. Log.</text:p>
          </table:table-cell>
          <table:covered-table-cell table:number-columns-repeated="2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173" office:value-type="string" calcext:value-type="string" table:number-columns-spanned="3" table:number-rows-spanned="1">
            <text:p>Verkehrsinformationsmodelle</text:p>
          </table:table-cell>
          <table:covered-table-cell table:number-columns-repeated="2" table:style-name="ce173"/>
          <table:table-cell table:style-name="ce245" office:value-type="string" calcext:value-type="string" table:number-columns-spanned="3" table:number-rows-spanned="1">
            <text:p>Übung Decision Support</text:p>
          </table:table-cell>
          <table:covered-table-cell table:number-columns-repeated="2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3" office:value-type="string" calcext:value-type="string" table:number-columns-spanned="2" table:number-rows-spanned="1">
            <text:p>5 LP</text:p>
          </table:table-cell>
          <table:covered-table-cell table:style-name="ce173"/>
          <table:table-cell table:style-name="ce165"/>
          <table:table-cell table:style-name="ce147"/>
          <table:table-cell table:style-name="ce486" office:value-type="string" calcext:value-type="string" table:number-columns-spanned="2" table:number-rows-spanned="1">
            <text:p>5 LP</text:p>
          </table:table-cell>
          <table:covered-table-cell table:style-name="ce486"/>
          <table:table-cell table:style-name="ce488" office:value-type="string" calcext:value-type="string" table:number-columns-spanned="2" table:number-rows-spanned="1">
            <text:p>+</text:p>
          </table:table-cell>
          <table:covered-table-cell table:style-name="ce488"/>
          <table:table-cell table:style-name="ce495" office:value-type="string" calcext:value-type="string" table:number-columns-spanned="2" table:number-rows-spanned="1">
            <text:p>5 LP</text:p>
          </table:table-cell>
          <table:covered-table-cell table:style-name="ce49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3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office:value-type="float" office:value="25" calcext:value-type="float" table:number-columns-spanned="1" table:number-rows-spanned="13">
            <text:p>25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3" office:value-type="string" calcext:value-type="string" table:number-columns-spanned="10" table:number-rows-spanned="1">
            <text:p>Informatik Master-Vertiefung 1</text:p>
          </table:table-cell>
          <table:covered-table-cell table:number-columns-repeated="9" table:style-name="ce21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3" office:value-type="string" calcext:value-type="string" table:number-columns-spanned="10" table:number-rows-spanned="1">
            <text:p>Medizinische Informatik</text:p>
          </table:table-cell>
          <table:covered-table-cell table:number-columns-repeated="9" table:style-name="ce21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55" office:value-type="string" calcext:value-type="string" table:number-columns-spanned="3" table:number-rows-spanned="1">
            <text:p>Medizinische</text:p>
          </table:table-cell>
          <table:covered-table-cell table:number-columns-repeated="2" table:style-name="ce455"/>
          <table:table-cell table:style-name="ce209" office:value-type="string" calcext:value-type="string" table:number-columns-spanned="4" table:number-rows-spanned="1">
            <text:p>Assistierende Gesundheits-</text:p>
          </table:table-cell>
          <table:covered-table-cell table:number-columns-repeated="3" table:style-name="ce209"/>
          <table:table-cell table:style-name="ce455" office:value-type="string" calcext:value-type="string" table:number-columns-spanned="3" table:number-rows-spanned="1">
            <text:p>Assistierende Gesundheits-</text:p>
          </table:table-cell>
          <table:covered-table-cell table:number-columns-repeated="2" table:style-name="ce45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33" office:value-type="string" calcext:value-type="string" table:number-columns-spanned="3" table:number-rows-spanned="1">
            <text:p>Informationssysteme B</text:p>
          </table:table-cell>
          <table:covered-table-cell table:number-columns-repeated="2" table:style-name="ce233"/>
          <table:table-cell table:style-name="ce233" office:value-type="string" calcext:value-type="string" table:number-columns-spanned="4" table:number-rows-spanned="1">
            <text:p>technologien A</text:p>
          </table:table-cell>
          <table:covered-table-cell table:number-columns-repeated="3" table:style-name="ce233"/>
          <table:table-cell table:style-name="ce233" office:value-type="string" calcext:value-type="string" table:number-columns-spanned="3" table:number-rows-spanned="1">
            <text:p>technologien B</text:p>
          </table:table-cell>
          <table:covered-table-cell table:number-columns-repeated="2" table:style-name="ce23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84" office:value-type="string" calcext:value-type="string" table:number-columns-spanned="2" table:number-rows-spanned="1">
            <text:p>4 LP</text:p>
          </table:table-cell>
          <table:covered-table-cell table:style-name="ce484"/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62" office:value-type="string" calcext:value-type="string" table:number-columns-spanned="2" table:number-rows-spanned="1">
            <text:p>4 LP</text:p>
          </table:table-cell>
          <table:covered-table-cell table:style-name="ce462"/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89" office:value-type="string" calcext:value-type="string" table:number-columns-spanned="2" table:number-rows-spanned="1">
            <text:p>4 LP</text:p>
          </table:table-cell>
          <table:covered-table-cell table:style-name="ce489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85" office:value-type="string" calcext:value-type="string" table:number-columns-spanned="10" table:number-rows-spanned="1">
            <text:p>Informatik Master-Vertiefung 2</text:p>
          </table:table-cell>
          <table:covered-table-cell table:number-columns-repeated="9"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1" office:value-type="string" calcext:value-type="string" table:number-columns-spanned="10" table:number-rows-spanned="1">
            <text:p>Informationssysteme</text:p>
          </table:table-cell>
          <table:covered-table-cell table:number-columns-repeated="9" table:style-name="ce211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09" office:value-type="string" calcext:value-type="string" table:number-columns-spanned="3" table:number-rows-spanned="1">
            <text:p>Datenbanksysteme</text:p>
          </table:table-cell>
          <table:covered-table-cell table:number-columns-repeated="2" table:style-name="ce209"/>
          <table:table-cell table:style-name="ce209" office:value-type="string" calcext:value-type="string" table:number-columns-spanned="4" table:number-rows-spanned="1">
            <text:p>Vertiefende Aspekte der</text:p>
          </table:table-cell>
          <table:covered-table-cell table:number-columns-repeated="3" table:style-name="ce209"/>
          <table:table-cell table:style-name="ce475"/>
          <table:table-cell table:style-name="ce477" office:value-type="string" calcext:value-type="string" table:number-columns-spanned="2" table:number-rows-spanned="1">
            <text:p>Datenbank-Praktikum</text:p>
          </table:table-cell>
          <table:covered-table-cell table:style-name="ce47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33" office:value-type="string" calcext:value-type="string" table:number-columns-spanned="3" table:number-rows-spanned="1">
            <text:p>für Master</text:p>
          </table:table-cell>
          <table:covered-table-cell table:number-columns-repeated="2" table:style-name="ce233"/>
          <table:table-cell table:style-name="ce233" office:value-type="string" calcext:value-type="string" table:number-columns-spanned="4" table:number-rows-spanned="1">
            <text:p>Informationssysteme Master</text:p>
          </table:table-cell>
          <table:covered-table-cell table:number-columns-repeated="3" table:style-name="ce233"/>
          <table:table-cell table:style-name="ce233" office:value-type="string" calcext:value-type="string" table:number-columns-spanned="3" table:number-rows-spanned="1">
            <text:p>für Master</text:p>
          </table:table-cell>
          <table:covered-table-cell table:number-columns-repeated="2" table:style-name="ce23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86" office:value-type="string" calcext:value-type="string" table:number-columns-spanned="2" table:number-rows-spanned="1">
            <text:p>4 LP</text:p>
          </table:table-cell>
          <table:covered-table-cell table:style-name="ce486"/>
          <table:table-cell table:style-name="ce488" office:value-type="string" calcext:value-type="string" table:number-columns-spanned="2" table:number-rows-spanned="1">
            <text:p>+</text:p>
          </table:table-cell>
          <table:covered-table-cell table:style-name="ce488"/>
          <table:table-cell table:style-name="ce488" office:value-type="string" calcext:value-type="string" table:number-columns-spanned="2" table:number-rows-spanned="1">
            <text:p>3 LP</text:p>
          </table:table-cell>
          <table:covered-table-cell table:style-name="ce488"/>
          <table:table-cell table:style-name="ce488" office:value-type="string" calcext:value-type="string" table:number-columns-spanned="2" table:number-rows-spanned="1">
            <text:p>+</text:p>
          </table:table-cell>
          <table:covered-table-cell table:style-name="ce488"/>
          <table:table-cell table:style-name="ce495" office:value-type="string" calcext:value-type="string" table:number-columns-spanned="2" table:number-rows-spanned="1">
            <text:p>6 LP</text:p>
          </table:table-cell>
          <table:covered-table-cell table:style-name="ce49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3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office:value-type="float" office:value="20" calcext:value-type="float" table:number-columns-spanned="1" table:number-rows-spanned="13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13" office:value-type="string" calcext:value-type="string" table:number-columns-spanned="6" table:number-rows-spanned="1">
            <text:p>Controlling</text:p>
          </table:table-cell>
          <table:covered-table-cell table:number-columns-repeated="5" table:style-name="ce21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13" office:value-type="string" calcext:value-type="string" table:number-columns-spanned="3" table:number-rows-spanned="1">
            <text:p>Strategisches Controlling</text:p>
          </table:table-cell>
          <table:covered-table-cell table:number-columns-repeated="2" table:style-name="ce213"/>
          <table:table-cell table:style-name="ce213" office:value-type="string" calcext:value-type="string" table:number-columns-spanned="3" table:number-rows-spanned="1">
            <text:p>Controlling Vorlesung I</text:p>
          </table:table-cell>
          <table:covered-table-cell table:number-columns-repeated="2" table:style-name="ce21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14" office:value-type="string" calcext:value-type="string" table:number-columns-spanned="3" table:number-rows-spanned="1">
            <text:p>Übungen zu Controlling</text:p>
          </table:table-cell>
          <table:covered-table-cell table:number-columns-repeated="2" table:style-name="ce214"/>
          <table:table-cell table:style-name="ce214" office:value-type="string" calcext:value-type="string" table:number-columns-spanned="3" table:number-rows-spanned="1">
            <text:p>Operatives Controlling</text:p>
          </table:table-cell>
          <table:covered-table-cell table:number-columns-repeated="2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84" office:value-type="string" calcext:value-type="string" table:number-columns-spanned="2" table:number-rows-spanned="1">
            <text:p>5 LP</text:p>
          </table:table-cell>
          <table:covered-table-cell table:style-name="ce484"/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89" office:value-type="string" calcext:value-type="string" table:number-columns-spanned="2" table:number-rows-spanned="1">
            <text:p>5 LP</text:p>
          </table:table-cell>
          <table:covered-table-cell table:style-name="ce48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90" table:number-columns-spanned="3" table:number-rows-spanned="1"/>
          <table:covered-table-cell table:number-columns-repeated="2" table:style-name="ce490"/>
          <table:table-cell table:style-name="ce245" table:number-columns-spanned="3" table:number-rows-spanned="1"/>
          <table:covered-table-cell table:number-columns-repeated="2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86" office:value-type="string" calcext:value-type="string" table:number-columns-spanned="2" table:number-rows-spanned="1">
            <text:p>5 LP</text:p>
          </table:table-cell>
          <table:covered-table-cell table:style-name="ce486"/>
          <table:table-cell table:style-name="ce488" office:value-type="string" calcext:value-type="string" table:number-columns-spanned="2" table:number-rows-spanned="1">
            <text:p>+</text:p>
          </table:table-cell>
          <table:covered-table-cell table:style-name="ce488"/>
          <table:table-cell table:style-name="ce495" office:value-type="string" calcext:value-type="string" table:number-columns-spanned="2" table:number-rows-spanned="1">
            <text:p>5 LP</text:p>
          </table:table-cell>
          <table:covered-table-cell table:style-name="ce49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0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20" calcext:value-type="float" table:number-columns-spanned="1" table:number-rows-spanned="10">
            <text:p>20</text:p>
          </table:table-cell>
          <table:table-cell table:number-columns-repeated="1006"/>
        </table:table-row>
        <table:table-row table:style-name="ro17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491" table:number-columns-repeated="2"/>
          <table:table-cell table:style-name="ce496" office:value-type="string" calcext:value-type="string" table:number-columns-spanned="2" table:number-rows-spanned="1">
            <text:p>Wissenschaftliches</text:p>
          </table:table-cell>
          <table:covered-table-cell table:style-name="ce49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4 LP</text:p>
          </table:table-cell>
          <table:covered-table-cell table:style-name="ce173"/>
          <table:table-cell table:style-name="ce492" table:number-columns-repeated="2"/>
          <table:table-cell table:style-name="ce435" office:value-type="string" calcext:value-type="string" table:number-columns-spanned="2" table:number-rows-spanned="1">
            <text:p>Arbeiten - Seminar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/>
          <table:table-cell table:style-name="ce167" table:number-columns-repeated="2"/>
          <table:table-cell table:style-name="ce492"/>
          <table:table-cell table:style-name="ce141"/>
          <table:table-cell table:style-name="ce213" office:value-type="string" calcext:value-type="string" table:number-columns-spanned="2" table:number-rows-spanned="1">
            <text:p>Seminar Controlling</text:p>
          </table:table-cell>
          <table:covered-table-cell table:style-name="ce21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11" office:value-type="string" calcext:value-type="string" table:number-columns-spanned="2" table:number-rows-spanned="1">
            <text:p>Mathemat. Stochastik</text:p>
          </table:table-cell>
          <table:covered-table-cell table:style-name="ce211"/>
          <table:table-cell table:style-name="ce165"/>
          <table:table-cell table:style-name="ce147"/>
          <table:table-cell table:style-name="ce167" table:number-columns-repeated="2"/>
          <table:table-cell table:style-name="ce493"/>
          <table:table-cell table:style-name="ce494"/>
          <table:table-cell table:style-name="ce213" office:value-type="string" calcext:value-type="string" table:number-columns-spanned="2" table:number-rows-spanned="1">
            <text:p>Seminar Informationsman.</text:p>
          </table:table-cell>
          <table:covered-table-cell table:style-name="ce21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3" office:value-type="string" calcext:value-type="string" table:number-columns-spanned="2" table:number-rows-spanned="1">
            <text:p>5 LP</text:p>
          </table:table-cell>
          <table:covered-table-cell table:style-name="ce173"/>
          <table:table-cell table:style-name="ce165"/>
          <table:table-cell table:style-name="ce147"/>
          <table:table-cell table:number-columns-repeated="2"/>
          <table:table-cell table:style-name="ce165"/>
          <table:table-cell/>
          <table:table-cell table:style-name="ce214" office:value-type="string" calcext:value-type="string" table:number-columns-spanned="2" table:number-rows-spanned="1">
            <text:p>8 LP</text:p>
          </table:table-cell>
          <table:covered-table-cell table:style-name="ce214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87" table:number-columns-spanned="2" table:number-rows-spanned="3"/>
          <table:covered-table-cell table:style-name="ce48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497" table:number-columns-spanned="2" table:number-rows-spanned="1"/>
          <table:covered-table-cell table:style-name="ce49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covered-table-cell table:number-columns-repeated="2" table:style-name="ce48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covered-table-cell table:number-columns-repeated="2" table:style-name="ce48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3 LP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eit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07" office:value-type="string" calcext:value-type="string" table:number-columns-spanned="2" table:number-rows-spanned="1">
            <text:p>Masterarbeit</text:p>
          </table:table-cell>
          <table:covered-table-cell table:style-name="ce407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3" office:value-type="string" calcext:value-type="string" table:number-columns-spanned="2" table:number-rows-spanned="1">
            <text:p>Medizin. Informatik</text:p>
          </table:table-cell>
          <table:covered-table-cell table:style-name="ce21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213" office:value-type="string" calcext:value-type="string" table:number-columns-spanned="2" table:number-rows-spanned="1">
            <text:p>30 LP</text:p>
          </table:table-cell>
          <table:covered-table-cell table:style-name="ce21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1]+[.G61]+[.K61]+[.O61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448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2"/>
          <table:table-cell table:style-name="ce159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83" office:value-type="string" calcext:value-type="string">
            <text:p>Spezifische Pflichtmodule für den Schwerpunkt Medizin und Gesundheit</text:p>
          </table:table-cell>
          <table:table-cell table:style-name="ce404" table:number-columns-repeated="9"/>
          <table:table-cell table:style-name="ce431"/>
          <table:table-cell table:number-columns-repeated="1013"/>
        </table:table-row>
        <table:table-row table:style-name="ro4">
          <table:table-cell table:style-name="ce402" office:value-type="string" calcext:value-type="string">
            <text:p>Allgemeine Pflichtmodule für den Schwerpunkt Medizin und Gesundheit</text:p>
          </table:table-cell>
          <table:table-cell table:style-name="ce405" table:number-columns-repeated="9"/>
          <table:table-cell table:style-name="ce232"/>
          <table:table-cell table:number-columns-repeated="1013"/>
        </table:table-row>
        <table:table-row table:style-name="ro4">
          <table:table-cell table:style-name="ce468" office:value-type="string" calcext:value-type="string">
            <text:p>Beispiel für den Schwerpunkt Medizin und Gesundheit</text:p>
          </table:table-cell>
          <table:table-cell table:style-name="ce454" table:number-columns-repeated="9"/>
          <table:table-cell table:style-name="ce461"/>
          <table:table-cell table:number-columns-repeated="1013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Master_Medizin_Gesundheit.$A$2:.$R$62"/>
        </table:named-expressions>
      </table:table>
      <table:table table:name="Bsp Bachelor_alt" table:style-name="ta13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16">
          <table:table-cell table:style-name="ce449" office:value-type="string" calcext:value-type="string" table:number-columns-spanned="26" table:number-rows-spanned="1">
            <text:p>Beispiel 1</text:p>
          </table:table-cell>
          <table:covered-table-cell table:number-columns-repeated="25" table:style-name="ce449"/>
          <table:table-cell table:number-columns-repeated="998"/>
        </table:table-row>
        <table:table-row table:style-name="ro4">
          <table:table-cell table:style-name="ce134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8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208"/>
          <table:table-cell table:style-name="ce156" office:value-type="string" calcext:value-type="string">
            <text:p><text:s text:c="22"/>Semester 1</text:p>
          </table:table-cell>
          <table:table-cell table:style-name="ce156"/>
          <table:table-cell table:style-name="ce183"/>
          <table:table-cell table:style-name="ce144"/>
          <table:table-cell table:style-name="ce498" office:value-type="string" calcext:value-type="string" table:number-columns-spanned="2" table:number-rows-spanned="1">
            <text:p><text:s text:c="12"/>Semester 2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0"/>Semester 3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1"/>Semester 4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2"/>Semester 5</text:p>
          </table:table-cell>
          <table:covered-table-cell table:style-name="ce498"/>
          <table:table-cell table:style-name="ce192"/>
          <table:table-cell table:style-name="ce163"/>
          <table:table-cell table:style-name="ce498" office:value-type="string" calcext:value-type="string" table:number-columns-spanned="2" table:number-rows-spanned="1">
            <text:p><text:s text:c="12"/>Semester 6</text:p>
          </table:table-cell>
          <table:covered-table-cell table:style-name="ce498"/>
          <table:table-cell table:style-name="ce163"/>
          <table:table-cell table:style-name="ce448"/>
          <table:table-cell table:number-columns-repeated="998"/>
        </table:table-row>
        <table:table-row table:style-name="ro4">
          <table:table-cell table:style-name="ce136"/>
          <table:table-cell table:style-name="ce145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8"/>
        </table:table-row>
        <table:table-row table:style-name="ro4">
          <table:table-cell table:style-name="ce135"/>
          <table:table-cell table:style-name="ce481"/>
          <table:table-cell table:style-name="ce164" table:number-columns-repeated="2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92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392" office:value-type="string" calcext:value-type="string">
            <text:p><text:s text:c="9"/>Grundlagen WI</text:p>
          </table:table-cell>
          <table:table-cell table:style-name="ce397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erkzeuge der WI</text:p>
          </table:table-cell>
          <table:covered-table-cell table:style-name="ce245"/>
          <table:table-cell table:style-name="ce165"/>
          <table:table-cell table:style-name="ce147"/>
          <table:table-cell table:style-name="ce392" office:value-type="string" calcext:value-type="string">
            <text:p>Betr. Informationssysteme</text:p>
          </table:table-cell>
          <table:table-cell table:style-name="ce397"/>
          <table:table-cell table:style-name="ce165"/>
          <table:table-cell table:style-name="ce147"/>
          <table:table-cell table:style-name="ce499" office:value-type="string" calcext:value-type="string" table:number-columns-spanned="2" table:number-rows-spanned="1">
            <text:p><text:s text:c="7"/>strat. Informationsm.</text:p>
          </table:table-cell>
          <table:covered-table-cell table:style-name="ce499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Projektarbeit</text:p>
          </table:table-cell>
          <table:covered-table-cell table:number-columns-repeated="5" table:style-name="ce245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Wirtschafts-</text:p>
          </table:table-cell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7]+[.G7]+[.K7]+[.K11]+[.O7]+[.O11]+[.T7]+[.S11]+[.W7]" office:value-type="float" office:value="40" calcext:value-type="float">
            <text:p>4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technik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entw.Praktikum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Datenbanksysteme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2" table:number-rows-spanned="1">
            <text:p>Programmieren 1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rogrammieren 2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etriebssysteme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e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 table:formula="of:=[.C15]+[.G15]+[.K15]+[.K18]+[.O15]+[.O19]+[.S18]+[.C18]" office:value-type="float" office:value="38" calcext:value-type="float">
            <text:p>38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2" table:number-rows-spanned="1">
            <text:p>AuD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Verteilte Systeme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e II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Administration</text:p>
          </table:table-cell>
          <table:covered-table-cell table:style-name="ce251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6" table:number-rows-spanned="1">
            <text:p>Grundlagen der VWL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9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1 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2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4 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Wiwi</text:p>
          </table:table-cell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Controlling und Unter-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Finanzwirtschaft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Organisation und Personal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nehmensrechnung</text:p>
          </table:table-cell>
          <table:covered-table-cell table:style-name="ce251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 table:formula="of:=[.D23]+[.G23]+[.K29]+[.G29]+[.C29]+[.O26]+[.S25]+[.W25]+[.S30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2" table:number-rows-spanned="1">
            <text:p>Grundlagen BWL 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Grundlagen BWL 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Grundlagen BWL III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3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Volkswirtschaftslehre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7" office:value-type="float" office:value="5" calcext:value-type="float">
            <text:p>5</text:p>
          </table:table-cell>
          <table:table-cell table:style-name="ce181" office:value-type="string" calcext:value-type="string">
            <text:p>Credit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8">
            <text:p>Grundlagen/ Profes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5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Mathematik 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Mathematik 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Recht</text:p>
          </table:table-cell>
          <table:covered-table-cell table:number-columns-repeated="5"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34]+[.K38]+[.S38]+[.G38]+[.G34]+[.L34]+[.O34]+[.O38]+[.T34]+[.W34]+[.W38]" office:value-type="float" office:value="47" calcext:value-type="float">
            <text:p>47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Mathematik I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Logik für Informatiker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.-Soziologie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7" calcext:value-type="float">
            <text:p>7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4">
            <text:p>Bachelorarb.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achelorarbeit</text:p>
          </table:table-cell>
          <table:covered-table-cell table:style-name="ce245"/>
          <table:table-cell table:style-name="ce165"/>
          <table:table-cell table:style-name="ce183" table:formula="of:=[.W42]" office:value-type="float" office:value="12" calcext:value-type="float">
            <text:p>12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4" office:value-type="float" office:value="12" calcext:value-type="float">
            <text:p>12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C7]+[.C15]+[.C19]+[.D23]+[.C29]+[.C34]" office:value-type="float" office:value="21" calcext:value-type="float" table:number-columns-spanned="2" table:number-rows-spanned="1">
            <text:p>21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G15]+[.G23]+[.G29]+[.G34]+[.G38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7]+[.K11]+[.K15]+[.K18]+[.K29]+[.L34]+[.K38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7]+[.O11]+[.O15]+[.O19]+[.O26]+[.O34]+[.O38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S11]+[.T7]+[.S18]+[.S25]+[.S30]+[.T34]+[.S38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W7]+[.W25]+[.W34]+[.W38]+[.W42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83" table:formula="of:=SUM([.Z8:.Z44])" office:value-type="float" office:value="180" calcext:value-type="float">
            <text:p>18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8"/>
        </table:table-row>
        <table:table-row table:style-name="ro4" table:number-rows-repeated="7">
          <table:table-cell table:number-columns-repeated="1024"/>
        </table:table-row>
        <table:table-row table:style-name="ro16">
          <table:table-cell table:style-name="ce449" office:value-type="string" calcext:value-type="string" table:number-columns-spanned="26" table:number-rows-spanned="1">
            <text:p>Beispiel 2</text:p>
          </table:table-cell>
          <table:covered-table-cell table:number-columns-repeated="25" table:style-name="ce449"/>
          <table:table-cell table:number-columns-repeated="998"/>
        </table:table-row>
        <table:table-row table:style-name="ro4">
          <table:table-cell table:style-name="ce134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8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208"/>
          <table:table-cell table:style-name="ce156" office:value-type="string" calcext:value-type="string">
            <text:p><text:s text:c="22"/>Semester 1</text:p>
          </table:table-cell>
          <table:table-cell table:style-name="ce156"/>
          <table:table-cell table:style-name="ce183"/>
          <table:table-cell table:style-name="ce144"/>
          <table:table-cell table:style-name="ce498" office:value-type="string" calcext:value-type="string" table:number-columns-spanned="2" table:number-rows-spanned="1">
            <text:p><text:s text:c="12"/>Semester 2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0"/>Semester 3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1"/>Semester 4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2"/>Semester 5</text:p>
          </table:table-cell>
          <table:covered-table-cell table:style-name="ce498"/>
          <table:table-cell table:style-name="ce192"/>
          <table:table-cell table:style-name="ce163"/>
          <table:table-cell table:style-name="ce498" office:value-type="string" calcext:value-type="string" table:number-columns-spanned="2" table:number-rows-spanned="1">
            <text:p><text:s text:c="12"/>Semester 6</text:p>
          </table:table-cell>
          <table:covered-table-cell table:style-name="ce498"/>
          <table:table-cell table:style-name="ce163"/>
          <table:table-cell table:style-name="ce448"/>
          <table:table-cell table:number-columns-repeated="998"/>
        </table:table-row>
        <table:table-row table:style-name="ro4">
          <table:table-cell table:style-name="ce136"/>
          <table:table-cell table:style-name="ce145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8"/>
        </table:table-row>
        <table:table-row table:style-name="ro4">
          <table:table-cell table:style-name="ce135"/>
          <table:table-cell table:style-name="ce481"/>
          <table:table-cell table:style-name="ce164" table:number-columns-repeated="2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92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392" office:value-type="string" calcext:value-type="string">
            <text:p><text:s text:c="9"/>Grundlagen WI</text:p>
          </table:table-cell>
          <table:table-cell table:style-name="ce397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erkzeuge der WI</text:p>
          </table:table-cell>
          <table:covered-table-cell table:style-name="ce245"/>
          <table:table-cell table:style-name="ce165"/>
          <table:table-cell table:style-name="ce147"/>
          <table:table-cell table:style-name="ce392" office:value-type="string" calcext:value-type="string">
            <text:p>Betr. Informationssysteme</text:p>
          </table:table-cell>
          <table:table-cell table:style-name="ce397"/>
          <table:table-cell table:style-name="ce165"/>
          <table:table-cell table:style-name="ce147"/>
          <table:table-cell table:style-name="ce499" office:value-type="string" calcext:value-type="string" table:number-columns-spanned="2" table:number-rows-spanned="1">
            <text:p><text:s text:c="7"/>strat. Informationsm.</text:p>
          </table:table-cell>
          <table:covered-table-cell table:style-name="ce499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Projektarbeit</text:p>
          </table:table-cell>
          <table:covered-table-cell table:number-columns-repeated="5" table:style-name="ce245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Wirtschafts-</text:p>
          </table:table-cell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61]+[.G61]+[.K61]+[.K65]+[.O61]+[.O65]+[.T61]+[.S65]+[.W61]" office:value-type="float" office:value="40" calcext:value-type="float">
            <text:p>4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technik 1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entw.Praktikum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Datenbanksysteme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2" table:number-rows-spanned="1">
            <text:p>Programmieren 1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rogrammieren 2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etriebssysteme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e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 table:formula="of:=[.C69]+[.G69]+[.K69]+[.K72]+[.O69]+[.O72]+[.S72]+[.C72]" office:value-type="float" office:value="38" calcext:value-type="float">
            <text:p>38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2" table:number-rows-spanned="1">
            <text:p>AuD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Datensicherheit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architektur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e II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78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6" table:number-rows-spanned="1">
            <text:p>Grundlagen der VWL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9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1 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2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4 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Wiwi</text:p>
          </table:table-cell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Marketing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Volkswirtschaftslehre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Produktion und Logistik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 table:formula="of:=[.D76]+[.G76]+[.K82]+[.G82]+[.C82]+[.O78]+[.S78]+[.W78]+[.S84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2" table:number-rows-spanned="1">
            <text:p>Grundlagen BWL 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Grundlagen BWL 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Grundlagen BWL III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3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Controlling und Unterneh-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mensrechnung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7" office:value-type="float" office:value="5" calcext:value-type="float">
            <text:p>5</text:p>
          </table:table-cell>
          <table:table-cell table:style-name="ce181" office:value-type="string" calcext:value-type="string">
            <text:p>Credit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8">
            <text:p>Grundlagen/ Profes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Mathematik 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Mathematik 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Recht</text:p>
          </table:table-cell>
          <table:covered-table-cell table:number-columns-repeated="5"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88]+[.K92]+[.S92]+[.G92]+[.G88]+[.L88]+[.O88]+[.O92]+[.T88]+[.W88]+[.W92]" office:value-type="float" office:value="47" calcext:value-type="float">
            <text:p>47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Mathematik I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Logik für Informatiker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.-Soziologie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7" calcext:value-type="float">
            <text:p>7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4">
            <text:p>Bachelorarb.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achelorarbeit</text:p>
          </table:table-cell>
          <table:covered-table-cell table:style-name="ce245"/>
          <table:table-cell table:style-name="ce165"/>
          <table:table-cell table:style-name="ce183" table:formula="of:=[.W96]" office:value-type="float" office:value="12" calcext:value-type="float">
            <text:p>12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4" office:value-type="float" office:value="12" calcext:value-type="float">
            <text:p>12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C61]+[.C69]+[.C72]+[.D76]+[.C82]+[.C88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61]+[.G69]+[.G76]+[.G82]+[.G88]+[.G9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61]+[.K65]+[.K69]+[.K72]+[.K82]+[.L88]+[.K9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1]+[.O65]+[.O69]+[.O72]+[.O78]+[.O88]+[.O92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S65]+[.T61]+[.S72]+[.T88]+[.S92]+[.S84]+[.S78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W61]+[.W78]+[.W88]+[.W92]+[.W96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83" table:formula="of:=SUM([.Z62:.Z98])" office:value-type="float" office:value="180" calcext:value-type="float">
            <text:p>18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8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sp. Master_alt" table:style-name="ta1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16">
          <table:table-cell table:style-name="ce449" office:value-type="string" calcext:value-type="string" table:number-columns-spanned="18" table:number-rows-spanned="1">
            <text:p>Beispiel 1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 table:number-columns-repeated="2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 table:number-columns-repeated="2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 table:number-columns-repeated="2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9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7]+[.G7]+[.H11]+[.K11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6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H27]+[.K27]+[.D19]+[.G19]" office:value-type="float" office:value="24" calcext:value-type="float" table:number-columns-spanned="1" table:number-rows-spanned="16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Kommunikation und Multimediale Systeme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3" office:value-type="string" calcext:value-type="string" table:number-columns-spanned="2" table:number-rows-spanned="1">
            <text:p>Ubiquitous Computing</text:p>
          </table:table-cell>
          <table:covered-table-cell table:style-name="ce413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Advanced Networking II</text:p>
          </table:table-cell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2" office:value-type="string" calcext:value-type="string" table:number-columns-spanned="2" table:number-rows-spanned="1">
            <text:p>Advanced Networking I</text:p>
          </table:table-cell>
          <table:covered-table-cell table:style-name="ce412"/>
          <table:table-cell table:style-name="ce423"/>
          <table:table-cell table:style-name="ce428"/>
          <table:table-cell table:style-name="ce433"/>
          <table:table-cell table:style-name="ce180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3"/>
          <table:table-cell table:style-name="ce419" office:value-type="float" office:value="8" calcext:value-type="float">
            <text:p>8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Programmierung und Reaktive Systeme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 office:value-type="string" calcext:value-type="string" table:number-columns-spanned="2" table:number-rows-spanned="1">
            <text:p>Computeralgebra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Prozessalgebra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168"/>
          <table:table-cell table:style-name="ce445"/>
          <table:table-cell table:style-name="ce427"/>
          <table:table-cell table:style-name="ce485" office:value-type="string" calcext:value-type="string" table:number-columns-spanned="2" table:number-rows-spanned="1">
            <text:p>Semantik von Program-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2"/>
          <table:table-cell table:style-name="ce428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miersprachen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20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5]+[.G35]+[.H46]+[.K46]+[.C43]" office:value-type="float" office:value="25" calcext:value-type="float" table:number-columns-spanned="1" table:number-rows-spanned="20">
            <text:p>25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Controlling und Unternehmensrechnung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3" office:value-type="string" calcext:value-type="string" table:number-columns-spanned="2" table:number-rows-spanned="1">
            <text:p>Controlling I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Controlling III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2" office:value-type="string" calcext:value-type="string" table:number-columns-spanned="2" table:number-rows-spanned="1">
            <text:p>Controlling II</text:p>
          </table:table-cell>
          <table:covered-table-cell table:style-name="ce412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Übung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3"/>
          <table:table-cell table:style-name="ce419" office:value-type="float" office:value="6" calcext:value-type="float">
            <text:p>6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51" office:value-type="string" calcext:value-type="string" table:number-columns-spanned="2" table:number-rows-spanned="1">
            <text:p>Ergänzung:</text:p>
          </table:table-cell>
          <table:covered-table-cell table:style-name="ce251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1" office:value-type="string" calcext:value-type="string" table:number-columns-spanned="2" table:number-rows-spanned="1">
            <text:p>Finanzwissenschaft 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1" office:value-type="string" calcext:value-type="string" table:number-columns-spanned="2" table:number-rows-spanned="1">
            <text:p>Industrieökonomik</text:p>
          </table:table-cell>
          <table:covered-table-cell table:style-name="ce251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Finanzwirtschaf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3" office:value-type="string" calcext:value-type="string" table:number-columns-spanned="2" table:number-rows-spanned="1">
            <text:p>Portfolioman. + Übung </text:p>
          </table:table-cell>
          <table:covered-table-cell table:style-name="ce413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Risikomanagement</text:p>
          </table:table-cell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2" office:value-type="string" calcext:value-type="string" table:number-columns-spanned="2" table:number-rows-spanned="1">
            <text:p>Intern. Finanzman. </text:p>
          </table:table-cell>
          <table:covered-table-cell table:style-name="ce412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<text:s/>+ Übung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6" calcext:value-type="float">
            <text:p>6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1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6]+[.H52]+[.K52]+[.C57]" office:value-type="float" office:value="17" calcext:value-type="float" table:number-columns-spanned="1" table:number-rows-spanned="11">
            <text:p>17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59"/>
          <table:table-cell table:style-name="ce453" office:value-type="string" calcext:value-type="string">
            <text:p>Wissenschaftliches Arbeiten</text:p>
          </table:table-cell>
          <table:table-cell table:style-name="ce453" table:number-columns-repeated="3"/>
          <table:table-cell table:style-name="ce458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in</text:p>
          </table:table-cell>
          <table:covered-table-cell table:style-name="ce245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den Wirtschafts-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wissenschaften: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Mathem. Statistik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Recht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Recht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4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137" table:formula="of:=[.O63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45" office:value-type="string" calcext:value-type="string" table:number-columns-spanned="2" table:number-rows-spanned="1">
            <text:p>Masterarbeit</text:p>
          </table:table-cell>
          <table:covered-table-cell table:style-name="ce245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174" office:value-type="float" office:value="30" calcext:value-type="float">
            <text:p>30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448" office:value-type="string" calcext:value-type="string">
            <text:p>Summe LP</text:p>
          </table:table-cell>
          <table:table-cell table:style-name="ce163"/>
          <table:table-cell table:style-name="ce172" table:formula="of:=[.D7]+[.D35]+[.C57]+[.C43]+[.D19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H52]+[.H11]+[.G19]+[.H27]+[.G35]+[.H46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11]+[.K52]+[.K27]+[.K56]+[.K46]" office:value-type="float" office:value="25" calcext:value-type="float" table:number-columns-spanned="2" table:number-rows-spanned="1">
            <text:p>25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3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6]+[.G66]+[.K66]+[.O66]" office:value-type="float" office:value="116" calcext:value-type="float">
            <text:p>116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 table:number-rows-repeated="4">
          <table:table-cell table:number-columns-repeated="1024"/>
        </table:table-row>
        <table:table-row table:style-name="ro16">
          <table:table-cell table:style-name="ce449" office:value-type="string" calcext:value-type="string" table:number-columns-spanned="18" table:number-rows-spanned="1">
            <text:p>Beispiel 2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 table:number-columns-repeated="2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 table:number-columns-repeated="2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 table:number-columns-repeated="2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9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78]+[.G78]+[.H82]+[.K82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6" table:number-rows-spanned="1">
            <text:p>Wirtschaftsinformatik 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500" office:value-type="string" calcext:value-type="string" table:number-columns-spanned="1" table:number-rows-spanned="11">
            <text:p>Informatik</text:p>
          </table:table-cell>
          <table:table-cell table:style-name="ce147"/>
          <table:table-cell table:style-name="ce164" table:number-columns-repeated="2"/>
          <table:table-cell table:style-name="ce185"/>
          <table:table-cell table:style-name="ce164" table:number-columns-repeated="3"/>
          <table:table-cell table:style-name="ce185"/>
          <table:table-cell table:style-name="ce164" table:number-columns-repeated="3"/>
          <table:table-cell table:style-name="ce185"/>
          <table:table-cell table:style-name="ce164" table:number-columns-repeated="3"/>
          <table:table-cell table:style-name="ce185"/>
          <table:table-cell table:style-name="ce225" table:formula="of:=[.H91]+[.K91]+[.C94]" office:value-type="float" office:value="24" calcext:value-type="float" table:number-columns-spanned="1" table:number-rows-spanned="11">
            <text:p>24</text:p>
          </table:table-cell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45" office:value-type="string" calcext:value-type="string" table:number-columns-spanned="2" table:number-rows-spanned="1">
            <text:p>Informatik </text:p>
          </table:table-cell>
          <table:covered-table-cell table:style-name="ce245"/>
          <table:table-cell table:style-name="ce188"/>
          <table:table-cell table:style-name="ce175"/>
          <table:table-cell table:style-name="ce245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1" office:value-type="string" calcext:value-type="string" table:number-columns-spanned="2" table:number-rows-spanned="1">
            <text:p>Master-Vertiefung 1</text:p>
          </table:table-cell>
          <table:covered-table-cell table:style-name="ce251"/>
          <table:table-cell table:style-name="ce188"/>
          <table:table-cell table:style-name="ce175"/>
          <table:table-cell table:style-name="ce257" office:value-type="string" calcext:value-type="string" table:number-columns-spanned="6" table:number-rows-spanned="1">
            <text:p>Verteilte Systeme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1" office:value-type="string" calcext:value-type="string" table:number-columns-spanned="2" table:number-rows-spanned="1">
            <text:p>Rechnerstrukturen und </text:p>
          </table:table-cell>
          <table:covered-table-cell table:style-name="ce251"/>
          <table:table-cell table:style-name="ce188"/>
          <table:table-cell table:style-name="ce175"/>
          <table:table-cell table:style-name="ce413" office:value-type="string" calcext:value-type="string" table:number-columns-spanned="2" table:number-rows-spanned="1">
            <text:p>Anwendungen verteilter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Networking and 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7" office:value-type="string" calcext:value-type="string" table:number-columns-spanned="2" table:number-rows-spanned="1">
            <text:p>Eingebettete Systeme</text:p>
          </table:table-cell>
          <table:covered-table-cell table:style-name="ce257"/>
          <table:table-cell table:style-name="ce188"/>
          <table:table-cell table:style-name="ce175"/>
          <table:table-cell table:style-name="ce413" office:value-type="string" calcext:value-type="string" table:number-columns-spanned="2" table:number-rows-spanned="1">
            <text:p>Systeme</text:p>
          </table:table-cell>
          <table:covered-table-cell table:style-name="ce413"/>
          <table:table-cell table:style-name="ce445"/>
          <table:table-cell table:style-name="ce427"/>
          <table:table-cell table:style-name="ce485" office:value-type="string" calcext:value-type="string" table:number-columns-spanned="2" table:number-rows-spanned="1">
            <text:p>Multimedia Lab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45" office:value-type="string" calcext:value-type="string" table:number-columns-spanned="2" table:number-rows-spanned="1">
            <text:p>Advanced Computer</text:p>
          </table:table-cell>
          <table:covered-table-cell table:style-name="ce245"/>
          <table:table-cell table:style-name="ce502"/>
          <table:table-cell table:style-name="ce179"/>
          <table:table-cell table:style-name="ce174"/>
          <table:table-cell table:style-name="ce433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Multimedia Networking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1" office:value-type="string" calcext:value-type="string" table:number-columns-spanned="2" table:number-rows-spanned="1">
            <text:p>Architectures</text:p>
          </table:table-cell>
          <table:covered-table-cell table:style-name="ce251"/>
          <table:table-cell table:style-name="ce502"/>
          <table:table-cell table:style-name="ce179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1" office:value-type="string" calcext:value-type="string" table:number-columns-spanned="2" table:number-rows-spanned="1">
            <text:p>Rechnersystembusse</text:p>
          </table:table-cell>
          <table:covered-table-cell table:style-name="ce251"/>
          <table:table-cell table:style-name="ce502"/>
          <table:table-cell table:style-name="ce179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7" office:value-type="string" calcext:value-type="string" table:number-columns-spanned="2" table:number-rows-spanned="1">
            <text:p>Schaltungstest</text:p>
          </table:table-cell>
          <table:covered-table-cell table:style-name="ce257"/>
          <table:table-cell table:style-name="ce502"/>
          <table:table-cell table:style-name="ce179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2" office:value-type="float" office:value="12" calcext:value-type="float">
            <text:p>12</text:p>
          </table:table-cell>
          <table:table-cell table:style-name="ce255" office:value-type="string" calcext:value-type="string">
            <text:p>LP</text:p>
          </table:table-cell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99"/>
          <table:table-cell table:style-name="ce501" table:number-columns-repeated="2"/>
          <table:table-cell table:style-name="ce503"/>
          <table:table-cell table:style-name="ce501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500" office:value-type="string" calcext:value-type="string" table:number-columns-spanned="1" table:number-rows-spanned="24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504" table:formula="of:=[.D102]+[.G102]+[.H117]+[.K117]+[.G110]" office:value-type="float" office:value="25" calcext:value-type="float" table:number-columns-spanned="1" table:number-rows-spanned="24">
            <text:p>25</text:p>
          </table:table-cell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7" office:value-type="string" calcext:value-type="string" table:number-columns-spanned="6" table:number-rows-spanned="1">
            <text:p>Volkswirtschaftslehre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413" office:value-type="string" calcext:value-type="string" table:number-columns-spanned="2" table:number-rows-spanned="1">
            <text:p>Industrieökonomik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Verkehrsökonomik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413" office:value-type="string" calcext:value-type="string" table:number-columns-spanned="2" table:number-rows-spanned="1">
            <text:p>Finanzwissenschaft</text:p>
          </table:table-cell>
          <table:covered-table-cell table:style-name="ce413"/>
          <table:table-cell table:style-name="ce445"/>
          <table:table-cell table:style-name="ce427"/>
          <table:table-cell table:style-name="ce485" office:value-type="string" calcext:value-type="string" table:number-columns-spanned="2" table:number-rows-spanned="1">
            <text:p>Industrieökonomik Übung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412" table:number-columns-spanned="2" table:number-rows-spanned="1"/>
          <table:covered-table-cell table:style-name="ce412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Finanzwissenschaft Üb.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Ergänzung: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Distributionsmanagement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Ausgewählte Themen des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Marketing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Produktion und Logistik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13" office:value-type="string" calcext:value-type="string" table:number-columns-spanned="2" table:number-rows-spanned="1">
            <text:p>Nachhaltigkeit in P&amp;L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Supply Chain Managem.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13" office:value-type="string" calcext:value-type="string" table:number-columns-spanned="2" table:number-rows-spanned="1">
            <text:p>Simulation u. Optim. in </text:p>
          </table:table-cell>
          <table:covered-table-cell table:style-name="ce413"/>
          <table:table-cell table:style-name="ce445"/>
          <table:table-cell table:style-name="ce427"/>
          <table:table-cell table:style-name="ce485" office:value-type="string" calcext:value-type="string" table:number-columns-spanned="2" table:number-rows-spanned="1">
            <text:p>Anlagenmanagement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12" office:value-type="string" calcext:value-type="string" table:number-columns-spanned="2" table:number-rows-spanned="1">
            <text:p>P&amp;L + Übung</text:p>
          </table:table-cell>
          <table:covered-table-cell table:style-name="ce412"/>
          <table:table-cell table:style-name="ce423"/>
          <table:table-cell table:style-name="ce428" table:number-columns-repeated="2"/>
          <table: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504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0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C122]+[.C128]+[.K122]+[.K125]" office:value-type="float" office:value="21" calcext:value-type="float" table:number-columns-spanned="1" table:number-rows-spanned="10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ssenschaftl. Arbeiten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6" table:number-columns-repeated="2"/>
          <table:table-cell table:style-name="ce186"/>
          <table:table-cell table:style-name="ce176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in</text:p>
          </table:table-cell>
          <table:covered-table-cell table:style-name="ce245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/>
          <table:table-cell table:style-name="ce245" office:value-type="string" calcext:value-type="string" table:number-columns-spanned="2" table:number-rows-spanned="1">
            <text:p>Recht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den Wirtschafts-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wissenschaften: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Einführung in die Optim.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4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137" table:formula="of:=[.O132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45" office:value-type="string" calcext:value-type="string" table:number-columns-spanned="2" table:number-rows-spanned="1">
            <text:p>Masterarbeit</text:p>
          </table:table-cell>
          <table:covered-table-cell table:style-name="ce245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174" office:value-type="float" office:value="30" calcext:value-type="float">
            <text:p>30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448" office:value-type="string" calcext:value-type="string">
            <text:p>Summe LP</text:p>
          </table:table-cell>
          <table:table-cell table:style-name="ce163"/>
          <table:table-cell table:style-name="ce172" table:formula="of:=[.C128]+[.C122]+[.D102]+[.D78]+[.C94]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H117]+[.G110]+[.G102]+[.H91]+[.H82]+[.G78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82]+[.K122]+[.K91]+[.K117]+[.K125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13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135]+[.G135]+[.K135]+[.O13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 table:number-rows-repeated="10484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iwi+Grundlagen+Profess.für B+M" table:style-name="ta15" table:print-ranges="'Wiwi+Grundlagen+Profess.für B+M'.A1:'Wiwi+Grundlagen+Profess.für B+M'.Z45 'Wiwi+Grundlagen+Profess.für B+M'.A48:'Wiwi+Grundlagen+Profess.für B+M'.S9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16">
          <table:table-cell table:style-name="ce449" office:value-type="string" calcext:value-type="string" table:number-columns-spanned="26" table:number-rows-spanned="1">
            <text:p>Modulübersicht für Wiwi-Anteile im Bachelor-Studium, Version vom 04.12.06</text:p>
          </table:table-cell>
          <table:covered-table-cell table:number-columns-repeated="25" table:style-name="ce449"/>
          <table:table-cell table:number-columns-repeated="998"/>
        </table:table-row>
        <table:table-row table:style-name="ro4">
          <table:table-cell table:style-name="ce134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8"/>
        </table:table-row>
        <table:table-row table:style-name="ro4">
          <table:table-cell table:style-name="ce448" office:value-type="string" calcext:value-type="string">
            <text:p>Bereich</text:p>
          </table:table-cell>
          <table:table-cell table:style-name="ce208"/>
          <table:table-cell table:style-name="ce156" office:value-type="string" calcext:value-type="string">
            <text:p><text:s text:c="22"/>Semester 1</text:p>
          </table:table-cell>
          <table:table-cell table:style-name="ce156"/>
          <table:table-cell table:style-name="ce183"/>
          <table:table-cell table:style-name="ce144"/>
          <table:table-cell table:style-name="ce498" office:value-type="string" calcext:value-type="string" table:number-columns-spanned="2" table:number-rows-spanned="1">
            <text:p><text:s text:c="12"/>Semester 2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0"/>Semester 3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1"/>Semester 4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2"/>Semester 5</text:p>
          </table:table-cell>
          <table:covered-table-cell table:style-name="ce498"/>
          <table:table-cell table:style-name="ce192"/>
          <table:table-cell table:style-name="ce163"/>
          <table:table-cell table:style-name="ce498" office:value-type="string" calcext:value-type="string" table:number-columns-spanned="2" table:number-rows-spanned="1">
            <text:p><text:s text:c="12"/>Semester 6</text:p>
          </table:table-cell>
          <table:covered-table-cell table:style-name="ce498"/>
          <table:table-cell table:style-name="ce163"/>
          <table:table-cell table:style-name="ce448"/>
          <table:table-cell table:number-columns-repeated="998"/>
        </table:table-row>
        <table:table-row table:style-name="ro4">
          <table:table-cell table:style-name="ce136"/>
          <table:table-cell table:style-name="ce145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8"/>
        </table:table-row>
        <table:table-row table:style-name="ro4">
          <table:table-cell table:style-name="ce135"/>
          <table:table-cell table:style-name="ce481"/>
          <table:table-cell table:style-name="ce164" table:number-columns-repeated="2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92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6" table:number-rows-spanned="1">
            <text:p>Grundlagen der Wirtschaftsinformatik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Wirtschafts-</text:p>
          </table:table-cell>
          <table:table-cell table:style-name="ce197"/>
          <table:table-cell table:style-name="ce249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83" table:formula="of:=[.C7]+[.G7]+[.K7]+[.K11]+[.O7]+[.O11]+[.T7]+[.S11]+[.W7]" office:value-type="float" office:value="4" calcext:value-type="float">
            <text:p>4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 table:formula="of:=[.C15]+[.G15]+[.K15]+[.K19]+[.O15]+[.O19]+[.S19]+[.C18]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29"/>
          <table:table-cell table:style-name="ce23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6" table:number-rows-spanned="1">
            <text:p>Grundlagen der Volkswirtschaftslehre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9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1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2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4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Wiwi</text:p>
          </table:table-cell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 table:formula="of:=[.D23]+[.G23]+[.O24]+[.K28]+[.D27]+[.G27]+[.S24]+[.S28]+[.W24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6" table:number-rows-spanned="1">
            <text:p>Grundlagen der Betriebswirtschaftslehre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etriebliches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9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Rechnungswesen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3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8">
            <text:p>Grundlagen/ Profes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Recht</text:p>
          </table:table-cell>
          <table:covered-table-cell table:number-columns-repeated="5"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32]+[.K36]+[.S36]+[.G36]+[.G32]+[.L32]+[.O32]+[.O36]+[.T32]+[.W32]+[.W36]" office:value-type="float" office:value="20" calcext:value-type="float">
            <text:p>20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.-Soziologie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4">
            <text:p>Bachelorarb.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83" table:formula="of:=[.W40]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29" table:number-columns-repeated="2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C7]+[.C15]+[.C19]+[.D23]+[.G27]+[.D27]" office:value-type="float" office:value="14" calcext:value-type="float" table:number-columns-spanned="2" table:number-rows-spanned="1">
            <text:p>14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G15]+[.G23]+[.G28]+[.G32]+[.G36]" office:value-type="float" office:value="8" calcext:value-type="float" table:number-columns-spanned="2" table:number-rows-spanned="1">
            <text:p>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7]+[.K11]+[.K15]+[.K19]+[.K28]+[.L32]+[.K36]" office:value-type="float" office:value="9" calcext:value-type="float" table:number-columns-spanned="2" table:number-rows-spanned="1">
            <text:p>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7]+[.O11]+[.O15]+[.O19]+[.O24]+[.O32]+[.O36]" office:value-type="float" office:value="9" calcext:value-type="float" table:number-columns-spanned="2" table:number-rows-spanned="1">
            <text:p>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S11]+[.T7]+[.S19]+[.S24]+[.S28]+[.T32]+[.S36]" office:value-type="float" office:value="14" calcext:value-type="float" table:number-columns-spanned="2" table:number-rows-spanned="1">
            <text:p>14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W7]+[.W24]+[.W32]+[.W36]+[.W40]" office:value-type="float" office:value="13" calcext:value-type="float" table:number-columns-spanned="2" table:number-rows-spanned="1">
            <text:p>13</text:p>
          </table:table-cell>
          <table:covered-table-cell table:style-name="ce172"/>
          <table:table-cell table:style-name="ce192"/>
          <table:table-cell table:style-name="ce183" table:formula="of:=SUM([.Z8:.Z42])" office:value-type="float" office:value="67" calcext:value-type="float">
            <text:p>67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16">
          <table:table-cell table:style-name="ce449" office:value-type="string" calcext:value-type="string" table:number-columns-spanned="18" table:number-rows-spanned="1">
            <text:p>Modulübersicht für Wiwi-Anteile im Master-Studium, Version vom 04.12.06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4"/>
          <table:table-cell table:style-name="ce143"/>
          <table:table-cell table:style-name="ce182"/>
          <table:table-cell table:number-columns-repeated="1005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63"/>
          <table:table-cell table:style-name="ce208"/>
          <table:table-cell table:style-name="ce192"/>
          <table:table-cell table:number-columns-repeated="1005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4"/>
          <table:table-cell table:style-name="ce145"/>
          <table:table-cell table:style-name="ce193"/>
          <table:table-cell table:number-columns-repeated="1005"/>
        </table:table-row>
        <table:table-row table:style-name="ro7">
          <table:table-cell table:style-name="ce138" office:value-type="string" calcext:value-type="string" table:number-columns-spanned="1" table:number-rows-spanned="9">
            <text:p>Wirtschafts-informatik</text:p>
          </table:table-cell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4"/>
          <table:table-cell table:style-name="ce505" table:number-columns-spanned="1" table:number-rows-spanned="9"/>
          <table:table-cell table:style-name="ce182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covered-table-cell table:style-name="ce505"/>
          <table:table-cell table:style-name="ce193"/>
          <table:table-cell table:number-columns-repeated="1005"/>
        </table:table-row>
        <table:table-row table:style-name="ro4">
          <table:table-cell table:style-name="ce137" office:value-type="string" calcext:value-type="string" table:number-columns-spanned="1" table:number-rows-spanned="9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table-cell table:style-name="ce505" table:number-columns-spanned="1" table:number-rows-spanned="9"/>
          <table:table-cell table:style-name="ce182"/>
          <table:table-cell table:number-columns-repeated="1005"/>
        </table:table-row>
        <table:table-row table:style-name="ro4">
          <table:covered-table-cell table:style-name="ce137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covered-table-cell table:style-name="ce505"/>
          <table:table-cell table:style-name="ce193"/>
          <table:table-cell table:number-columns-repeated="1005"/>
        </table:table-row>
        <table:table-row table:style-name="ro4">
          <table:table-cell table:style-name="ce225" office:value-type="string" calcext:value-type="string" table:number-columns-spanned="1" table:number-rows-spanned="12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table-cell table:style-name="ce225" table:formula="of:=[.D72]+[.C77]+[.G72]+[.H79]+[.K79]" office:value-type="float" office:value="25" calcext:value-type="float" table:number-columns-spanned="2" table:number-rows-spanned="12">
            <text:p>25</text:p>
          </table:table-cell>
          <table:covered-table-cell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51" office:value-type="string" calcext:value-type="string" table:number-columns-spanned="2" table:number-rows-spanned="1">
            <text:p>Ergänzung</text:p>
          </table:table-cell>
          <table:covered-table-cell table:style-name="ce251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4"/>
          <table:covered-table-cell table:number-columns-repeated="2" table:style-name="ce225"/>
          <table:table-cell table:number-columns-repeated="1005"/>
        </table:table-row>
        <table:table-row table:style-name="ro7">
          <table:table-cell table:style-name="ce138" office:value-type="string" calcext:value-type="string" table:number-columns-spanned="1" table:number-rows-spanned="8">
            <text:p>mathem. 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table-cell table:style-name="ce505" table:number-columns-spanned="1" table:number-rows-spanned="8"/>
          <table:table-cell table:style-name="ce508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59"/>
          <table:table-cell table:style-name="ce453" office:value-type="string" calcext:value-type="string">
            <text:p>Wissenschaftliches Arbeiten - Seminar</text:p>
          </table:table-cell>
          <table:table-cell table:style-name="ce453" table:number-columns-repeated="3"/>
          <table:table-cell table:style-name="ce458"/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in</text:p>
          </table:table-cell>
          <table:covered-table-cell table:style-name="ce245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4"/>
          <table:covered-table-cell table:style-name="ce505"/>
          <table:table-cell table:style-name="ce399" table:formula="of:=[.H84]+[.K84]+[.K88]+[.C88]" office:value-type="float" office:value="17" calcext:value-type="float">
            <text:p>17</text:p>
          </table:table-cell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den Wirtschafts-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wissenschaften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Recht</text:p>
          </table:table-cell>
          <table:covered-table-cell table:style-name="ce245"/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4"/>
          <table:covered-table-cell table:style-name="ce505"/>
          <table:table-cell table:style-name="ce509"/>
          <table:table-cell table:number-columns-repeated="1005"/>
        </table:table-row>
        <table:table-row table:style-name="ro4">
          <table:table-cell table:style-name="ce137" office:value-type="string" calcext:value-type="string" table:number-columns-spanned="1" table:number-rows-spanned="4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4"/>
          <table:table-cell table:style-name="ce506" table:number-columns-spanned="1" table:number-rows-spanned="4"/>
          <table:table-cell table:style-name="ce399"/>
          <table:table-cell table:number-columns-repeated="1005"/>
        </table:table-row>
        <table:table-row table:style-name="ro4">
          <table:covered-table-cell table:style-name="ce137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45" office:value-type="string" calcext:value-type="string" table:number-columns-spanned="2" table:number-rows-spanned="1">
            <text:p>Masterarbeit</text:p>
          </table:table-cell>
          <table:covered-table-cell table:style-name="ce245"/>
          <table:table-cell table:style-name="ce147"/>
          <table:covered-table-cell table:style-name="ce506"/>
          <table:table-cell table:style-name="ce399" table:formula="of:=[.O92]" office:value-type="float" office:value="30" calcext:value-type="float">
            <text:p>30</text:p>
          </table:table-cell>
          <table:table-cell table:number-columns-repeated="1005"/>
        </table:table-row>
        <table:table-row table:style-name="ro4">
          <table:covered-table-cell table:style-name="ce137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174" office:value-type="float" office:value="30" calcext:value-type="float">
            <text:p>30</text:p>
          </table:table-cell>
          <table:table-cell table:style-name="ce180" office:value-type="string" calcext:value-type="string">
            <text:p>LP</text:p>
          </table:table-cell>
          <table:table-cell table:style-name="ce147"/>
          <table:covered-table-cell table:style-name="ce506"/>
          <table:table-cell table:style-name="ce399"/>
          <table:table-cell table:number-columns-repeated="1005"/>
        </table:table-row>
        <table:table-row table:style-name="ro4">
          <table:covered-table-cell table:style-name="ce137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4"/>
          <table:covered-table-cell table:style-name="ce506"/>
          <table:table-cell table:style-name="ce509"/>
          <table:table-cell table:number-columns-repeated="1005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4"/>
          <table:table-cell table:style-name="ce507"/>
          <table:table-cell table:style-name="ce399"/>
          <table:table-cell table:number-columns-repeated="1005"/>
        </table:table-row>
        <table:table-row table:style-name="ro4">
          <table:table-cell table:style-name="ce448" office:value-type="string" calcext:value-type="string">
            <text:p>Summe LP</text:p>
          </table:table-cell>
          <table:table-cell table:style-name="ce163"/>
          <table:table-cell table:style-name="ce172" table:formula="of:=[.D54]+[.D63]+[.D72]+[.C88]+[.C77]" office:value-type="float" office:value="15" calcext:value-type="float" table:number-columns-spanned="2" table:number-rows-spanned="1">
            <text:p>15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54]+[.H84]+[.H58]+[.G63]+[.H67]+[.G72]+[.H79]" office:value-type="float" office:value="14" calcext:value-type="float" table:number-columns-spanned="2" table:number-rows-spanned="1">
            <text:p>14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58]+[.K84]+[.K67]+[.K79]+[.K76]+[.K88]" office:value-type="float" office:value="13" calcext:value-type="float" table:number-columns-spanned="2" table:number-rows-spanned="1">
            <text:p>13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9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63"/>
          <table:table-cell table:style-name="ce507"/>
          <table:table-cell table:style-name="ce399" table:formula="of:=[.C95]+[.G95]+[.K95]+[.O95]" office:value-type="float" office:value="72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4"/>
          <table:table-cell table:style-name="ce506"/>
          <table:table-cell table:style-name="ce509"/>
          <table:table-cell table:number-columns-repeated="1005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FG_2011_WS_Theo.$A$1" table:expression="([$'Wiwi+Grundlagen+Profess.für B+M'.$A$1:.$Z$45]~[$'Wiwi+Grundlagen+Profess.für B+M'.$A$48:.$S$96])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DM </number:text>
    </number:number-style>
    <number:number-style style:name="N109P1" style:volatile="true">
      <number:text>-</number:text>
      <number:number number:decimal-places="2" number:min-integer-digits="1" number:grouping="true"/>
      <number:text> DM </number:text>
    </number:number-style>
    <number:number-style style:name="N109P2" style:volatile="true">
      <number:text> -</number:text>
      <number:number number:decimal-places="0" number:min-integer-digits="0"/>
      <number:text> DM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.00.0000</text:date>, <text:time style:data-style-name="N2" text:time-value="00:03:48.7863805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achelor_21_" style:display-name="PageStyle_Bachelor!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helor_20_2008_21_" style:display-name="PageStyle_Bachelor 2008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helor_20_2008_21__21_" style:display-name="PageStyle_Bachelor 2008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1_" style:display-name="PageStyle_Master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G_5f_2011" style:display-name="PageStyle_FG_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2008_21__21_" style:display-name="PageStyle_Master 2008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" style:display-name="PageStyle_Mast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ster_20_E-Services" style:display-name="PageStyle_Master E-Servic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Finance" style:display-name="PageStyle_Master Financ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Information_5f_Engineering" style:display-name="PageStyle_Master Information_Engineering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Logistik" style:display-name="PageStyle_Master Logistik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5f_Medizin_5f_Gesundheit" style:display-name="PageStyle_Master_Medizin_Gesundhei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sp_20_Bachelor_5f_alt" style:display-name="PageStyle_Bsp Bachelor_al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Bsp._20_Master_5f_alt" style:display-name="PageStyle_Bsp. Master_al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Wiwi_2b_Grundlagen_2b_Profess.für_20_B_2b_M" style:display-name="PageStyle_Wiwi+Grundlagen+Profess.für B+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</meta:initial-creator>
    <meta:creation-date>2006-07-10T17:03:21</meta:creation-date>
    <dc:date>2015-09-24T00:14:32.684659552</dc:date>
    <meta:print-date>2010-07-14T16:14:02</meta:print-date>
    <meta:editing-cycles>29</meta:editing-cycles>
    <meta:editing-duration>PT8H26M57S</meta:editing-duration>
    <meta:generator>LibreOffice/4.3.3.2$Linux_X86_64 LibreOffice_project/430m0$Build-2</meta:generator>
    <dc:creator>Johannes Starosta</dc:creator>
    <meta:document-statistic meta:table-count="16" meta:cell-count="2085" meta:object-count="0"/>
  </office:meta>
</office:document-meta>
</file>